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25.7cm" table:align="margins"/>
    </style:style>
    <style:style style:name="Table1.A" style:family="table-column">
      <style:table-column-properties style:column-width="1.588cm" style:rel-column-width="4048*"/>
    </style:style>
    <style:style style:name="Table1.B" style:family="table-column">
      <style:table-column-properties style:column-width="8.692cm" style:rel-column-width="22165*"/>
    </style:style>
    <style:style style:name="Table1.C" style:family="table-column">
      <style:table-column-properties style:column-width="2.526cm" style:rel-column-width="6441*"/>
    </style:style>
    <style:style style:name="Table1.D" style:family="table-column">
      <style:table-column-properties style:column-width="12.894cm" style:rel-column-width="32881*"/>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3" style:family="table-row">
      <style:table-row-properties style:min-row-height="0.741cm"/>
    </style:style>
    <style:style style:name="Table3" style:family="table">
      <style:table-properties style:width="25.7cm" table:align="margins"/>
    </style:style>
    <style:style style:name="Table3.A" style:family="table-column">
      <style:table-column-properties style:column-width="1.586cm" style:rel-column-width="4043*"/>
    </style:style>
    <style:style style:name="Table3.B" style:family="table-column">
      <style:table-column-properties style:column-width="8.692cm" style:rel-column-width="22165*"/>
    </style:style>
    <style:style style:name="Table3.C" style:family="table-column">
      <style:table-column-properties style:column-width="2.633cm" style:rel-column-width="6715*"/>
    </style:style>
    <style:style style:name="Table3.D" style:family="table-column">
      <style:table-column-properties style:column-width="10.396cm" style:rel-column-width="26510*"/>
    </style:style>
    <style:style style:name="Table3.E" style:family="table-column">
      <style:table-column-properties style:column-width="2.394cm" style:rel-column-width="6102*"/>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Table_20_Heading">
      <style:text-properties style:text-underline-style="solid" style:text-underline-width="auto" style:text-underline-color="font-color"/>
    </style:style>
    <style:style style:name="P3" style:family="paragraph" style:parent-style-name="Table_20_Heading">
      <style:text-properties style:text-underline-style="solid" style:text-underline-width="auto" style:text-underline-color="font-color" officeooo:paragraph-rsid="006949b4"/>
    </style:style>
    <style:style style:name="P4" style:family="paragraph" style:parent-style-name="Table_20_Heading">
      <style:paragraph-properties fo:text-align="justify" style:justify-single-word="false"/>
      <style:text-properties style:text-underline-style="solid" style:text-underline-width="auto" style:text-underline-color="font-color" officeooo:rsid="006abda4" officeooo:paragraph-rsid="006abda4"/>
    </style:style>
    <style:style style:name="P5" style:family="paragraph" style:parent-style-name="Table_20_Heading">
      <style:paragraph-properties fo:text-align="justify" style:justify-single-word="false"/>
      <style:text-properties style:text-underline-style="solid" style:text-underline-width="auto" style:text-underline-color="font-color"/>
    </style:style>
    <style:style style:name="P6" style:family="paragraph" style:parent-style-name="Table_20_Heading">
      <style:paragraph-properties fo:text-align="justify" style:justify-single-word="false"/>
      <style:text-properties style:text-underline-style="solid" style:text-underline-width="auto" style:text-underline-color="font-color" officeooo:paragraph-rsid="006949b4" fo:background-color="transparent"/>
    </style:style>
    <style:style style:name="P7" style:family="paragraph" style:parent-style-name="Table_20_Heading">
      <style:paragraph-properties fo:text-align="center" style:justify-single-word="false"/>
      <style:text-properties style:text-underline-style="solid" style:text-underline-width="auto" style:text-underline-color="font-color" officeooo:paragraph-rsid="006949b4" fo:background-color="transparent"/>
    </style:style>
    <style:style style:name="P8" style:family="paragraph" style:parent-style-name="Table_20_Contents">
      <style:text-properties officeooo:rsid="000c43a6" officeooo:paragraph-rsid="000c43a6"/>
    </style:style>
    <style:style style:name="P9" style:family="paragraph" style:parent-style-name="Table_20_Contents">
      <style:paragraph-properties fo:text-align="justify" style:justify-single-word="false"/>
      <style:text-properties officeooo:rsid="000c43a6" officeooo:paragraph-rsid="000c43a6"/>
    </style:style>
    <style:style style:name="P10" style:family="paragraph" style:parent-style-name="Table_20_Contents">
      <style:paragraph-properties fo:text-align="justify" style:justify-single-word="false"/>
      <style:text-properties officeooo:rsid="005e8770" officeooo:paragraph-rsid="005e8770"/>
    </style:style>
    <style:style style:name="P11" style:family="paragraph" style:parent-style-name="Table_20_Contents">
      <style:text-properties officeooo:rsid="0061c9cc" officeooo:paragraph-rsid="0061c9cc"/>
    </style:style>
    <style:style style:name="P12" style:family="paragraph" style:parent-style-name="Table_20_Contents">
      <style:text-properties officeooo:rsid="000ff05c" officeooo:paragraph-rsid="0013f5f0"/>
    </style:style>
    <style:style style:name="P13" style:family="paragraph" style:parent-style-name="Table_20_Contents">
      <style:text-properties officeooo:rsid="000c43a6" officeooo:paragraph-rsid="006949b4" fo:background-color="transparent"/>
    </style:style>
    <style:style style:name="P14" style:family="paragraph" style:parent-style-name="Table_20_Contents">
      <style:paragraph-properties fo:text-align="justify" style:justify-single-word="false"/>
      <style:text-properties officeooo:rsid="000e4cfb" officeooo:paragraph-rsid="000e4cfb" fo:background-color="transparent"/>
    </style:style>
    <style:style style:name="P15" style:family="paragraph" style:parent-style-name="Table_20_Contents">
      <style:paragraph-properties fo:text-align="justify" style:justify-single-word="false"/>
      <style:text-properties officeooo:rsid="000e4cfb" officeooo:paragraph-rsid="00aa3797" fo:background-color="transparent"/>
    </style:style>
    <style:style style:name="P16" style:family="paragraph" style:parent-style-name="Table_20_Contents">
      <style:paragraph-properties fo:text-align="justify" style:justify-single-word="false"/>
      <style:text-properties officeooo:rsid="000e4cfb" officeooo:paragraph-rsid="00a39400" fo:background-color="transparent"/>
    </style:style>
    <style:style style:name="P17" style:family="paragraph" style:parent-style-name="Table_20_Contents">
      <style:paragraph-properties fo:text-align="justify" style:justify-single-word="false"/>
      <style:text-properties officeooo:rsid="000e4cfb" officeooo:paragraph-rsid="00d18730" fo:background-color="transparent"/>
    </style:style>
    <style:style style:name="P18" style:family="paragraph" style:parent-style-name="Table_20_Contents">
      <style:paragraph-properties fo:text-align="justify" style:justify-single-word="false"/>
      <style:text-properties officeooo:rsid="000e4cfb" officeooo:paragraph-rsid="00f52fbb" fo:background-color="transparent"/>
    </style:style>
    <style:style style:name="P19" style:family="paragraph" style:parent-style-name="Table_20_Contents">
      <style:paragraph-properties fo:text-align="justify" style:justify-single-word="false"/>
      <style:text-properties officeooo:rsid="000e4cfb" officeooo:paragraph-rsid="01258875" fo:background-color="transparent"/>
    </style:style>
    <style:style style:name="P20" style:family="paragraph" style:parent-style-name="Table_20_Contents">
      <style:paragraph-properties fo:text-align="center" style:justify-single-word="false"/>
      <style:text-properties officeooo:rsid="00885567" officeooo:paragraph-rsid="00885567" fo:background-color="transparent"/>
    </style:style>
    <style:style style:name="P21" style:family="paragraph" style:parent-style-name="Table_20_Contents">
      <style:paragraph-properties fo:text-align="justify" style:justify-single-word="false"/>
      <style:text-properties officeooo:rsid="00aa3797" officeooo:paragraph-rsid="00aa3797" fo:background-color="transparent"/>
    </style:style>
    <style:style style:name="P22" style:family="paragraph" style:parent-style-name="Table_20_Contents">
      <style:paragraph-properties fo:text-align="justify" style:justify-single-word="false"/>
      <style:text-properties officeooo:rsid="00aa3797" officeooo:paragraph-rsid="00b71ba7" fo:background-color="transparent"/>
    </style:style>
    <style:style style:name="P23" style:family="paragraph" style:parent-style-name="Table_20_Contents">
      <style:paragraph-properties fo:text-align="justify" style:justify-single-word="false"/>
      <style:text-properties officeooo:rsid="00aa3797" officeooo:paragraph-rsid="00d970d2" fo:background-color="transparent"/>
    </style:style>
    <style:style style:name="P24" style:family="paragraph" style:parent-style-name="Table_20_Contents">
      <style:paragraph-properties fo:text-align="center" style:justify-single-word="false"/>
      <style:text-properties officeooo:rsid="00afb3e6" officeooo:paragraph-rsid="00afb3e6" fo:background-color="transparent"/>
    </style:style>
    <style:style style:name="P25" style:family="paragraph" style:parent-style-name="Table_20_Contents">
      <style:paragraph-properties fo:text-align="center" style:justify-single-word="false"/>
      <style:text-properties officeooo:rsid="00ca3445" officeooo:paragraph-rsid="00ca3445" fo:background-color="transparent"/>
    </style:style>
    <style:style style:name="P26" style:family="paragraph" style:parent-style-name="Table_20_Contents">
      <style:paragraph-properties fo:text-align="center" style:justify-single-word="false"/>
      <style:text-properties officeooo:rsid="008f679a" officeooo:paragraph-rsid="008f679a" fo:background-color="transparent"/>
    </style:style>
    <style:style style:name="P27" style:family="paragraph" style:parent-style-name="Table_20_Contents">
      <style:paragraph-properties fo:text-align="center" style:justify-single-word="false"/>
      <style:text-properties officeooo:rsid="00b71ba7" officeooo:paragraph-rsid="00b71ba7" fo:background-color="transparent"/>
    </style:style>
    <style:style style:name="P28" style:family="paragraph" style:parent-style-name="Table_20_Contents">
      <style:paragraph-properties fo:text-align="center" style:justify-single-word="false"/>
      <style:text-properties officeooo:rsid="00d59279" officeooo:paragraph-rsid="00d59279" fo:background-color="transparent"/>
    </style:style>
    <style:style style:name="P29" style:family="paragraph" style:parent-style-name="Table_20_Contents">
      <style:paragraph-properties fo:text-align="center" style:justify-single-word="false"/>
      <style:text-properties officeooo:rsid="00d5f045" officeooo:paragraph-rsid="00d5f045" fo:background-color="transparent"/>
    </style:style>
    <style:style style:name="P30" style:family="paragraph" style:parent-style-name="Table_20_Contents">
      <style:paragraph-properties fo:text-align="center" style:justify-single-word="false"/>
      <style:text-properties officeooo:rsid="00d68d86" officeooo:paragraph-rsid="00d68d86" fo:background-color="transparent"/>
    </style:style>
    <style:style style:name="P31" style:family="paragraph" style:parent-style-name="Table_20_Contents">
      <style:paragraph-properties fo:text-align="center" style:justify-single-word="false"/>
      <style:text-properties officeooo:rsid="00d970d2" officeooo:paragraph-rsid="00d970d2" fo:background-color="transparent"/>
    </style:style>
    <style:style style:name="P32" style:family="paragraph" style:parent-style-name="Table_20_Contents">
      <style:paragraph-properties fo:text-align="justify" style:justify-single-word="false"/>
      <style:text-properties officeooo:rsid="00d8877b" officeooo:paragraph-rsid="00d8877b" fo:background-color="transparent"/>
    </style:style>
    <style:style style:name="P33" style:family="paragraph" style:parent-style-name="Table_20_Contents">
      <style:paragraph-properties fo:text-align="center" style:justify-single-word="false"/>
      <style:text-properties officeooo:rsid="00d8877b" officeooo:paragraph-rsid="00d8877b" fo:background-color="transparent"/>
    </style:style>
    <style:style style:name="P34" style:family="paragraph" style:parent-style-name="Table_20_Contents">
      <style:paragraph-properties fo:text-align="justify" style:justify-single-word="false"/>
      <style:text-properties officeooo:rsid="00de5bf6" officeooo:paragraph-rsid="00de5bf6" fo:background-color="transparent"/>
    </style:style>
    <style:style style:name="P35" style:family="paragraph" style:parent-style-name="Table_20_Contents">
      <style:paragraph-properties fo:text-align="center" style:justify-single-word="false"/>
      <style:text-properties officeooo:rsid="00640a30" officeooo:paragraph-rsid="006949b4" fo:background-color="transparent"/>
    </style:style>
    <style:style style:name="P36" style:family="paragraph" style:parent-style-name="Table_20_Contents">
      <style:paragraph-properties fo:text-align="center" style:justify-single-word="false"/>
      <style:text-properties officeooo:rsid="0114e3c7" officeooo:paragraph-rsid="0114e3c7" fo:background-color="transparent"/>
    </style:style>
    <style:style style:name="P37" style:family="paragraph" style:parent-style-name="Table_20_Contents">
      <style:paragraph-properties fo:text-align="justify" style:justify-single-word="false"/>
      <style:text-properties officeooo:rsid="01067ba8" officeooo:paragraph-rsid="01067ba8" fo:background-color="transparent"/>
    </style:style>
    <style:style style:name="P38" style:family="paragraph" style:parent-style-name="Table_20_Contents">
      <style:paragraph-properties fo:text-align="justify" style:justify-single-word="false"/>
      <style:text-properties officeooo:rsid="01067ba8" officeooo:paragraph-rsid="01261db9" fo:background-color="transparent"/>
    </style:style>
    <style:style style:name="P39" style:family="paragraph" style:parent-style-name="Table_20_Contents">
      <style:paragraph-properties fo:text-align="center" style:justify-single-word="false"/>
      <style:text-properties officeooo:rsid="0123ee06" officeooo:paragraph-rsid="0123ee06" fo:background-color="transparent"/>
    </style:style>
    <style:style style:name="P40" style:family="paragraph" style:parent-style-name="Table_20_Contents">
      <style:paragraph-properties fo:text-align="center" style:justify-single-word="false"/>
      <style:text-properties officeooo:rsid="0129c13a" officeooo:paragraph-rsid="0129c13a" fo:background-color="transparent"/>
    </style:style>
    <style:style style:name="P41" style:family="paragraph" style:parent-style-name="Table_20_Contents">
      <style:paragraph-properties fo:text-align="center" style:justify-single-word="false"/>
      <style:text-properties officeooo:rsid="012b8090" officeooo:paragraph-rsid="012b8090" fo:background-color="transparent"/>
    </style:style>
    <style:style style:name="P42" style:family="paragraph" style:parent-style-name="Table_20_Contents">
      <style:paragraph-properties fo:text-align="center" style:justify-single-word="false"/>
      <style:text-properties officeooo:rsid="012dae2c" officeooo:paragraph-rsid="012dae2c" fo:background-color="transparent"/>
    </style:style>
    <style:style style:name="P43" style:family="paragraph" style:parent-style-name="Table_20_Contents">
      <style:paragraph-properties fo:text-align="center" style:justify-single-word="false"/>
      <style:text-properties officeooo:rsid="0133bd7f" officeooo:paragraph-rsid="0133bd7f" fo:background-color="transparent"/>
    </style:style>
    <style:style style:name="P44" style:family="paragraph" style:parent-style-name="Table_20_Contents">
      <style:paragraph-properties fo:text-align="center" style:justify-single-word="false"/>
      <style:text-properties officeooo:rsid="013b6d49" officeooo:paragraph-rsid="013b6d49" fo:background-color="transparent"/>
    </style:style>
    <style:style style:name="P45" style:family="paragraph" style:parent-style-name="Table_20_Contents">
      <style:paragraph-properties fo:text-align="center" style:justify-single-word="false"/>
      <style:text-properties officeooo:rsid="013f7256" officeooo:paragraph-rsid="013f7256" fo:background-color="transparent"/>
    </style:style>
    <style:style style:name="P46" style:family="paragraph" style:parent-style-name="Table_20_Contents">
      <style:text-properties officeooo:rsid="0160d9a3" officeooo:paragraph-rsid="0160d9a3" fo:background-color="transparent"/>
    </style:style>
    <style:style style:name="P47" style:family="paragraph" style:parent-style-name="Table_20_Contents">
      <style:text-properties officeooo:rsid="01490bea" officeooo:paragraph-rsid="01490bea"/>
    </style:style>
    <style:style style:name="P48" style:family="paragraph" style:parent-style-name="Table_20_Contents">
      <style:paragraph-properties fo:text-align="justify" style:justify-single-word="false"/>
      <style:text-properties style:use-window-font-color="true" officeooo:rsid="000e4cfb" officeooo:paragraph-rsid="00d8b6de" fo:background-color="transparent"/>
    </style:style>
    <style:style style:name="P49" style:family="paragraph" style:parent-style-name="Table_20_Contents">
      <style:paragraph-properties fo:text-align="center" style:justify-single-word="false"/>
      <style:text-properties style:use-window-font-color="true" officeooo:rsid="00eebcbb" officeooo:paragraph-rsid="00eebcbb" fo:background-color="transparent"/>
    </style:style>
    <style:style style:name="P50" style:family="paragraph" style:parent-style-name="Table_20_Contents">
      <style:text-properties style:use-window-font-color="true" officeooo:rsid="0160d9a3" officeooo:paragraph-rsid="0160d9a3" fo:background-color="transparent"/>
    </style:style>
    <style:style style:name="P51" style:family="paragraph" style:parent-style-name="Table_20_Contents">
      <style:text-properties officeooo:rsid="007c8055" officeooo:paragraph-rsid="0013f5f0"/>
    </style:style>
    <style:style style:name="P52" style:family="paragraph" style:parent-style-name="Text_20_body">
      <style:paragraph-properties fo:text-align="justify" style:justify-single-word="false"/>
      <style:text-properties style:text-line-through-style="none" style:text-line-through-type="none" officeooo:rsid="001b3b27" officeooo:paragraph-rsid="00839b40"/>
    </style:style>
    <style:style style:name="P53" style:family="paragraph" style:parent-style-name="Standard">
      <style:paragraph-properties fo:text-align="justify" style:justify-single-word="false"/>
      <style:text-properties style:text-line-through-style="none" style:text-line-through-type="none" officeooo:rsid="00821391" officeooo:paragraph-rsid="01010123" fo:background-color="transparent"/>
    </style:style>
    <style:style style:name="P54" style:family="paragraph" style:parent-style-name="Standard">
      <style:paragraph-properties fo:text-align="justify" style:justify-single-word="false"/>
      <style:text-properties officeooo:rsid="000ff05c" officeooo:paragraph-rsid="0013f5f0"/>
    </style:style>
    <style:style style:name="P55" style:family="paragraph" style:parent-style-name="Standard">
      <style:paragraph-properties fo:text-align="justify" style:justify-single-word="false"/>
      <style:text-properties officeooo:rsid="0061c9cc" officeooo:paragraph-rsid="0061c9cc"/>
    </style:style>
    <style:style style:name="P56" style:family="paragraph" style:parent-style-name="Standard">
      <style:paragraph-properties fo:text-align="justify" style:justify-single-word="false"/>
      <style:text-properties officeooo:rsid="00635efa" officeooo:paragraph-rsid="00635efa"/>
    </style:style>
    <style:style style:name="P57" style:family="paragraph" style:parent-style-name="Standard">
      <style:paragraph-properties fo:text-align="justify" style:justify-single-word="false"/>
      <style:text-properties officeooo:rsid="006949b4" officeooo:paragraph-rsid="006949b4"/>
    </style:style>
    <style:style style:name="P58" style:family="paragraph" style:parent-style-name="Standard">
      <style:paragraph-properties fo:text-align="justify" style:justify-single-word="false"/>
      <style:text-properties officeooo:rsid="006e34cc" officeooo:paragraph-rsid="006e34cc"/>
    </style:style>
    <style:style style:name="P59" style:family="paragraph" style:parent-style-name="Standard">
      <style:paragraph-properties fo:text-align="justify" style:justify-single-word="false"/>
      <style:text-properties officeooo:rsid="00773fb3" officeooo:paragraph-rsid="00773fb3"/>
    </style:style>
    <style:style style:name="P60" style:family="paragraph" style:parent-style-name="Standard">
      <style:paragraph-properties fo:text-align="justify" style:justify-single-word="false"/>
      <style:text-properties officeooo:rsid="01490bea" officeooo:paragraph-rsid="01490bea"/>
    </style:style>
    <style:style style:name="P61" style:family="paragraph" style:parent-style-name="Standard">
      <style:paragraph-properties fo:text-align="justify" style:justify-single-word="false"/>
      <style:text-properties style:use-window-font-color="true" fo:font-weight="bold" officeooo:rsid="000ff05c" officeooo:paragraph-rsid="00d8b6de" fo:background-color="transparent" style:font-weight-asian="bold" style:font-weight-complex="bold"/>
    </style:style>
    <style:style style:name="P62" style:family="paragraph" style:parent-style-name="Standard">
      <style:paragraph-properties fo:text-align="justify" style:justify-single-word="false"/>
      <style:text-properties style:use-window-font-color="true" fo:font-weight="bold" officeooo:rsid="000ff05c" officeooo:paragraph-rsid="00d8877b" fo:background-color="transparent" style:font-weight-asian="bold" style:font-weight-complex="bold"/>
    </style:style>
    <style:style style:name="P63" style:family="paragraph" style:parent-style-name="Standard">
      <style:text-properties style:use-window-font-color="true" fo:font-weight="bold" officeooo:rsid="000c43a6" officeooo:paragraph-rsid="01570d1c" fo:background-color="transparent" style:font-weight-asian="bold" style:font-weight-complex="bold"/>
    </style:style>
    <style:style style:name="P64" style:family="paragraph" style:parent-style-name="Standard">
      <style:paragraph-properties fo:text-align="justify" style:justify-single-word="false"/>
      <style:text-properties style:use-window-font-color="true" officeooo:rsid="000ff05c" officeooo:paragraph-rsid="00d8b6de" fo:background-color="transparent"/>
    </style:style>
    <style:style style:name="P65" style:family="paragraph" style:parent-style-name="Standard">
      <style:paragraph-properties fo:text-align="justify" style:justify-single-word="false"/>
      <style:text-properties fo:font-weight="bold" officeooo:rsid="000ff05c" officeooo:paragraph-rsid="00cdb5d6" fo:background-color="transparent" style:font-weight-asian="bold" style:font-weight-complex="bold"/>
    </style:style>
    <style:style style:name="P66" style:family="paragraph" style:parent-style-name="Standard">
      <style:paragraph-properties fo:text-align="justify" style:justify-single-word="false"/>
      <style:text-properties fo:font-weight="bold" officeooo:rsid="000ff05c" officeooo:paragraph-rsid="00d00acf" fo:background-color="transparent" style:font-weight-asian="bold" style:font-weight-complex="bold"/>
    </style:style>
    <style:style style:name="P67" style:family="paragraph" style:parent-style-name="Standard">
      <style:text-properties fo:background-color="transparent"/>
    </style:style>
    <style:style style:name="P68" style:family="paragraph" style:parent-style-name="Standard">
      <style:paragraph-properties fo:text-align="justify" style:justify-single-word="false"/>
      <style:text-properties officeooo:rsid="000ff05c" officeooo:paragraph-rsid="00854f5b" fo:background-color="transparent"/>
    </style:style>
    <style:style style:name="P69" style:family="paragraph" style:parent-style-name="Standard">
      <style:paragraph-properties fo:text-align="justify" style:justify-single-word="false"/>
      <style:text-properties officeooo:rsid="000ff05c" officeooo:paragraph-rsid="00873851" fo:background-color="transparent"/>
    </style:style>
    <style:style style:name="P70" style:family="paragraph" style:parent-style-name="Standard">
      <style:paragraph-properties fo:text-align="justify" style:justify-single-word="false"/>
      <style:text-properties officeooo:rsid="000ff05c" officeooo:paragraph-rsid="008f67ea" fo:background-color="transparent"/>
    </style:style>
    <style:style style:name="P71" style:family="paragraph" style:parent-style-name="Standard">
      <style:paragraph-properties fo:text-align="justify" style:justify-single-word="false"/>
      <style:text-properties officeooo:rsid="000ff05c" officeooo:paragraph-rsid="00d8b6de" fo:background-color="transparent"/>
    </style:style>
    <style:style style:name="P72" style:family="paragraph" style:parent-style-name="Standard">
      <style:paragraph-properties fo:text-align="justify" style:justify-single-word="false"/>
      <style:text-properties officeooo:rsid="000ff05c" officeooo:paragraph-rsid="00d970d2" fo:background-color="transparent"/>
    </style:style>
    <style:style style:name="P73" style:family="paragraph" style:parent-style-name="Standard">
      <style:paragraph-properties fo:text-align="justify" style:justify-single-word="false"/>
      <style:text-properties officeooo:rsid="000ff05c" officeooo:paragraph-rsid="00d8877b" fo:background-color="transparent"/>
    </style:style>
    <style:style style:name="P74" style:family="paragraph" style:parent-style-name="Standard">
      <style:paragraph-properties fo:text-align="justify" style:justify-single-word="false"/>
      <style:text-properties officeooo:rsid="000ff05c" officeooo:paragraph-rsid="01010123" fo:background-color="transparent"/>
    </style:style>
    <style:style style:name="P75" style:family="paragraph" style:parent-style-name="Standard">
      <style:paragraph-properties fo:text-align="justify" style:justify-single-word="false"/>
      <style:text-properties officeooo:rsid="000ff05c" officeooo:paragraph-rsid="011bfaa1" fo:background-color="transparent"/>
    </style:style>
    <style:style style:name="P76" style:family="paragraph" style:parent-style-name="Standard">
      <style:paragraph-properties fo:text-align="justify" style:justify-single-word="false"/>
      <style:text-properties officeooo:rsid="000ff05c" officeooo:paragraph-rsid="012e4b9d" fo:background-color="transparent"/>
    </style:style>
    <style:style style:name="P77" style:family="paragraph" style:parent-style-name="Standard">
      <style:paragraph-properties fo:text-align="justify" style:justify-single-word="false"/>
      <style:text-properties officeooo:rsid="00885567" officeooo:paragraph-rsid="00885567" fo:background-color="transparent"/>
    </style:style>
    <style:style style:name="P78" style:family="paragraph" style:parent-style-name="Standard">
      <style:paragraph-properties fo:text-align="justify" style:justify-single-word="false"/>
      <style:text-properties officeooo:rsid="00aa3797" officeooo:paragraph-rsid="00aa3797" fo:background-color="transparent"/>
    </style:style>
    <style:style style:name="P79" style:family="paragraph" style:parent-style-name="Standard">
      <style:paragraph-properties fo:text-align="justify" style:justify-single-word="false"/>
      <style:text-properties officeooo:rsid="00aa3797" officeooo:paragraph-rsid="0115bb80" fo:background-color="transparent"/>
    </style:style>
    <style:style style:name="P80" style:family="paragraph" style:parent-style-name="Standard">
      <style:paragraph-properties fo:text-align="justify" style:justify-single-word="false"/>
      <style:text-properties officeooo:rsid="008a1463" officeooo:paragraph-rsid="008a1463" fo:background-color="transparent"/>
    </style:style>
    <style:style style:name="P81" style:family="paragraph" style:parent-style-name="Standard">
      <style:paragraph-properties fo:text-align="justify" style:justify-single-word="false"/>
      <style:text-properties officeooo:rsid="00b28136" officeooo:paragraph-rsid="00ce5db3" fo:background-color="transparent"/>
    </style:style>
    <style:style style:name="P82" style:family="paragraph" style:parent-style-name="Standard">
      <style:paragraph-properties fo:text-align="justify" style:justify-single-word="false"/>
      <style:text-properties officeooo:rsid="00d12795" officeooo:paragraph-rsid="00d12795" fo:background-color="transparent"/>
    </style:style>
    <style:style style:name="P83" style:family="paragraph" style:parent-style-name="Standard">
      <style:paragraph-properties fo:text-align="justify" style:justify-single-word="false"/>
      <style:text-properties officeooo:rsid="00951885" officeooo:paragraph-rsid="00951885" fo:background-color="transparent"/>
    </style:style>
    <style:style style:name="P84" style:family="paragraph" style:parent-style-name="Standard">
      <style:paragraph-properties fo:text-align="justify" style:justify-single-word="false"/>
      <style:text-properties officeooo:rsid="00d8877b" officeooo:paragraph-rsid="00d8877b" fo:background-color="transparent"/>
    </style:style>
    <style:style style:name="P85" style:family="paragraph" style:parent-style-name="Standard">
      <style:paragraph-properties fo:text-align="justify" style:justify-single-word="false"/>
      <style:text-properties officeooo:rsid="00975961" officeooo:paragraph-rsid="00975961" fo:background-color="transparent"/>
    </style:style>
    <style:style style:name="P86" style:family="paragraph" style:parent-style-name="Standard">
      <style:paragraph-properties fo:text-align="justify" style:justify-single-word="false"/>
      <style:text-properties officeooo:rsid="009e4f33" officeooo:paragraph-rsid="009e4f33" fo:background-color="transparent"/>
    </style:style>
    <style:style style:name="P87" style:family="paragraph" style:parent-style-name="Standard">
      <style:paragraph-properties fo:text-align="justify" style:justify-single-word="false"/>
      <style:text-properties officeooo:rsid="01258875" officeooo:paragraph-rsid="01258875" fo:background-color="transparent"/>
    </style:style>
    <style:style style:name="P88" style:family="paragraph" style:parent-style-name="Standard">
      <style:paragraph-properties fo:text-align="justify" style:justify-single-word="false"/>
      <style:text-properties officeooo:rsid="01261db9" officeooo:paragraph-rsid="01261db9" fo:background-color="transparent"/>
    </style:style>
    <style:style style:name="P89" style:family="paragraph" style:parent-style-name="Table_20_Contents">
      <style:paragraph-properties fo:margin-left="1.251cm" fo:margin-right="0cm" fo:text-align="justify" style:justify-single-word="false" fo:text-indent="0cm" style:auto-text-indent="false"/>
      <style:text-properties fo:font-style="italic" fo:font-weight="normal" officeooo:rsid="0135400a" officeooo:paragraph-rsid="0135400a" fo:background-color="transparent" style:font-style-asian="italic" style:font-weight-asian="normal" style:font-style-complex="italic" style:font-weight-complex="normal"/>
    </style:style>
    <style:style style:name="P90" style:family="paragraph" style:parent-style-name="Table_20_Contents">
      <style:paragraph-properties fo:margin-left="1.251cm" fo:margin-right="0cm" fo:text-align="justify" style:justify-single-word="false" fo:text-indent="0cm" style:auto-text-indent="false"/>
      <style:text-properties fo:font-style="italic" officeooo:rsid="00e21200" officeooo:paragraph-rsid="00e21200" fo:background-color="transparent" style:font-style-asian="italic" style:font-style-complex="italic"/>
    </style:style>
    <style:style style:name="P91" style:family="paragraph" style:parent-style-name="Table_20_Contents">
      <style:paragraph-properties fo:margin-left="1.251cm" fo:margin-right="0cm" fo:text-align="justify" style:justify-single-word="false" fo:text-indent="0cm" style:auto-text-indent="false"/>
      <style:text-properties officeooo:rsid="00e21200" officeooo:paragraph-rsid="00e21200" fo:background-color="transparent"/>
    </style:style>
    <style:style style:name="P92" style:family="paragraph" style:parent-style-name="Text_20_body">
      <style:paragraph-properties fo:break-before="page"/>
      <style:text-properties officeooo:paragraph-rsid="006949b4"/>
    </style:style>
    <style:style style:name="P93" style:family="paragraph" style:parent-style-name="Title">
      <style:text-properties officeooo:rsid="015d1940" officeooo:paragraph-rsid="015d1940"/>
    </style:style>
    <style:style style:name="P94" style:family="paragraph" style:parent-style-name="Subtitle">
      <style:text-properties officeooo:paragraph-rsid="015d1940"/>
    </style:style>
    <style:style style:name="P95" style:family="paragraph" style:parent-style-name="Standard">
      <style:paragraph-properties fo:text-align="justify" style:justify-single-word="false"/>
      <style:text-properties style:text-line-through-style="none" style:text-line-through-type="none" officeooo:rsid="00470785" officeooo:paragraph-rsid="000e19e3" fo:background-color="#fff200"/>
    </style:style>
    <style:style style:name="P96" style:family="paragraph" style:parent-style-name="Text_20_body" style:list-style-name="L5">
      <style:paragraph-properties fo:text-align="justify" style:justify-single-word="false"/>
      <style:text-properties style:text-line-through-style="none" style:text-line-through-type="none" officeooo:rsid="00821391" officeooo:paragraph-rsid="00821391"/>
    </style:style>
    <style:style style:name="P97" style:family="paragraph" style:parent-style-name="Text_20_body" style:list-style-name="L6">
      <style:paragraph-properties fo:text-align="justify" style:justify-single-word="false"/>
      <style:text-properties style:text-line-through-style="none" style:text-line-through-type="none" officeooo:rsid="001b3b27" officeooo:paragraph-rsid="001b3b27"/>
    </style:style>
    <style:style style:name="P98" style:family="paragraph" style:parent-style-name="Text_20_body" style:list-style-name="L7">
      <style:text-properties style:text-line-through-style="none" style:text-line-through-type="none" fo:font-weight="bold" officeooo:rsid="007ebe86" officeooo:paragraph-rsid="007ebe86" style:font-weight-asian="bold" style:font-weight-complex="bold"/>
    </style:style>
    <style:style style:name="P99" style:family="paragraph" style:parent-style-name="Text_20_body" style:list-style-name="L7">
      <style:text-properties style:text-line-through-style="none" style:text-line-through-type="none" officeooo:rsid="007ebe86" officeooo:paragraph-rsid="007ebe86"/>
    </style:style>
    <style:style style:name="P100" style:family="paragraph" style:parent-style-name="Text_20_body" style:list-style-name="L7">
      <style:text-properties style:text-line-through-style="none" style:text-line-through-type="none" officeooo:rsid="007ebe86" officeooo:paragraph-rsid="01178934"/>
    </style:style>
    <style:style style:name="P101" style:family="paragraph" style:parent-style-name="Text_20_body" style:list-style-name="L7">
      <style:text-properties style:text-line-through-style="none" style:text-line-through-type="none" officeooo:rsid="007ebe86" officeooo:paragraph-rsid="0104abef"/>
    </style:style>
    <style:style style:name="P102" style:family="paragraph" style:parent-style-name="Text_20_body" style:list-style-name="L7">
      <style:paragraph-properties fo:text-align="justify" style:justify-single-word="false"/>
      <style:text-properties style:text-line-through-style="none" style:text-line-through-type="none" fo:font-weight="normal" officeooo:rsid="007ebe86" officeooo:paragraph-rsid="0104abef" style:font-weight-asian="normal" style:font-weight-complex="normal"/>
    </style:style>
    <style:style style:name="P103" style:family="paragraph" style:parent-style-name="Table_20_Contents" style:list-style-name="L1">
      <style:paragraph-properties fo:text-align="justify" style:justify-single-word="false"/>
      <style:text-properties style:text-line-through-style="none" style:text-line-through-type="none" officeooo:rsid="0164cbe9" officeooo:paragraph-rsid="0164cbe9" fo:background-color="#fff200"/>
    </style:style>
    <style:style style:name="P104" style:family="paragraph" style:parent-style-name="Table_20_Contents">
      <style:text-properties style:text-line-through-style="none" style:text-line-through-type="none" officeooo:rsid="000e19e3" officeooo:paragraph-rsid="000e19e3" fo:background-color="#fff200"/>
    </style:style>
    <style:style style:name="P105" style:family="paragraph" style:parent-style-name="Table_20_Contents">
      <style:text-properties style:text-line-through-style="none" style:text-line-through-type="none" officeooo:rsid="000c43a6" officeooo:paragraph-rsid="000c43a6" fo:background-color="#fff200"/>
    </style:style>
    <style:style style:name="P106" style:family="paragraph" style:parent-style-name="Table_20_Contents" style:list-style-name="L2">
      <style:paragraph-properties fo:text-align="justify" style:justify-single-word="false"/>
      <style:text-properties officeooo:rsid="006e34cc" officeooo:paragraph-rsid="006e34cc"/>
    </style:style>
    <style:style style:name="P107" style:family="paragraph" style:parent-style-name="Table_20_Contents" style:list-style-name="L2">
      <style:paragraph-properties fo:text-align="justify" style:justify-single-word="false"/>
      <style:text-properties officeooo:rsid="006f9a15" officeooo:paragraph-rsid="006f9a15"/>
    </style:style>
    <style:style style:name="P108" style:family="paragraph" style:parent-style-name="Table_20_Contents" style:list-style-name="L2">
      <style:paragraph-properties fo:text-align="justify" style:justify-single-word="false"/>
      <style:text-properties officeooo:rsid="00726536" officeooo:paragraph-rsid="00726536"/>
    </style:style>
    <style:style style:name="P109" style:family="paragraph" style:parent-style-name="Table_20_Contents" style:list-style-name="L3">
      <style:paragraph-properties fo:text-align="justify" style:justify-single-word="false"/>
      <style:text-properties officeooo:rsid="00752f6d" officeooo:paragraph-rsid="00752f6d"/>
    </style:style>
    <style:style style:name="P110" style:family="paragraph" style:parent-style-name="Table_20_Contents" style:list-style-name="L3">
      <style:paragraph-properties fo:text-align="justify" style:justify-single-word="false"/>
      <style:text-properties officeooo:rsid="0061c9cc" officeooo:paragraph-rsid="0061c9cc"/>
    </style:style>
    <style:style style:name="P111" style:family="paragraph" style:parent-style-name="Table_20_Contents" style:list-style-name="L3">
      <style:paragraph-properties fo:text-align="justify" style:justify-single-word="false"/>
      <style:text-properties officeooo:rsid="00635efa" officeooo:paragraph-rsid="00635efa"/>
    </style:style>
    <style:style style:name="P112" style:family="paragraph" style:parent-style-name="Table_20_Contents" style:list-style-name="L2">
      <style:paragraph-properties fo:text-align="justify" style:justify-single-word="false"/>
      <style:text-properties officeooo:rsid="0077e74d" officeooo:paragraph-rsid="0077e74d"/>
    </style:style>
    <style:style style:name="P113" style:family="paragraph" style:parent-style-name="Table_20_Contents" style:list-style-name="L2">
      <style:paragraph-properties fo:text-align="justify" style:justify-single-word="false"/>
      <style:text-properties officeooo:rsid="0079c216" officeooo:paragraph-rsid="0079c216"/>
    </style:style>
    <style:style style:name="P114" style:family="paragraph" style:parent-style-name="Table_20_Contents" style:list-style-name="L2">
      <style:paragraph-properties fo:text-align="justify" style:justify-single-word="false"/>
      <style:text-properties officeooo:rsid="007abfec" officeooo:paragraph-rsid="007abfec"/>
    </style:style>
    <style:style style:name="P115" style:family="paragraph" style:parent-style-name="Table_20_Contents" style:list-style-name="L2">
      <style:paragraph-properties fo:text-align="justify" style:justify-single-word="false"/>
      <style:text-properties officeooo:rsid="0010c6a3" officeooo:paragraph-rsid="0013f5f0"/>
    </style:style>
    <style:style style:name="P116" style:family="paragraph" style:parent-style-name="Table_20_Contents" style:list-style-name="L2">
      <style:paragraph-properties fo:text-align="justify" style:justify-single-word="false"/>
      <style:text-properties officeooo:rsid="007d404a" officeooo:paragraph-rsid="007d404a"/>
    </style:style>
    <style:style style:name="P117" style:family="paragraph" style:parent-style-name="Table_20_Contents" style:list-style-name="L4">
      <style:paragraph-properties fo:text-align="justify" style:justify-single-word="false"/>
      <style:text-properties officeooo:rsid="007d404a" officeooo:paragraph-rsid="007d404a"/>
    </style:style>
    <style:style style:name="P118" style:family="paragraph" style:parent-style-name="Table_20_Contents" style:list-style-name="L4">
      <style:paragraph-properties fo:text-align="justify" style:justify-single-word="false"/>
      <style:text-properties officeooo:rsid="007d404a" officeooo:paragraph-rsid="00a7e3bd"/>
    </style:style>
    <style:style style:name="P119" style:family="paragraph" style:parent-style-name="Table_20_Contents" style:list-style-name="L2">
      <style:paragraph-properties fo:text-align="justify" style:justify-single-word="false"/>
      <style:text-properties officeooo:rsid="01499d4a" officeooo:paragraph-rsid="01499d4a"/>
    </style:style>
    <style:style style:name="P120" style:family="paragraph" style:parent-style-name="Table_20_Contents" style:list-style-name="L8">
      <style:paragraph-properties fo:text-align="justify" style:justify-single-word="false"/>
      <style:text-properties officeooo:rsid="00854f5b" officeooo:paragraph-rsid="00854f5b" fo:background-color="transparent"/>
    </style:style>
    <style:style style:name="P121" style:family="paragraph" style:parent-style-name="Table_20_Contents" style:list-style-name="L8">
      <style:paragraph-properties fo:text-align="justify" style:justify-single-word="false"/>
      <style:text-properties officeooo:rsid="00854f5b" officeooo:paragraph-rsid="008a1463" fo:background-color="transparent"/>
    </style:style>
    <style:style style:name="P122" style:family="paragraph" style:parent-style-name="Table_20_Contents" style:list-style-name="L8">
      <style:paragraph-properties fo:text-align="justify" style:justify-single-word="false"/>
      <style:text-properties officeooo:rsid="00854f5b" officeooo:paragraph-rsid="00944009" fo:background-color="transparent"/>
    </style:style>
    <style:style style:name="P123" style:family="paragraph" style:parent-style-name="Table_20_Contents" style:list-style-name="L8">
      <style:paragraph-properties fo:text-align="justify" style:justify-single-word="false"/>
      <style:text-properties officeooo:rsid="00854f5b" officeooo:paragraph-rsid="00975961" fo:background-color="transparent"/>
    </style:style>
    <style:style style:name="P124" style:family="paragraph" style:parent-style-name="Table_20_Contents" style:list-style-name="L8">
      <style:paragraph-properties fo:text-align="justify" style:justify-single-word="false"/>
      <style:text-properties officeooo:rsid="00854f5b" officeooo:paragraph-rsid="009d30ae" fo:background-color="transparent"/>
    </style:style>
    <style:style style:name="P125" style:family="paragraph" style:parent-style-name="Table_20_Contents" style:list-style-name="L8">
      <style:paragraph-properties fo:text-align="justify" style:justify-single-word="false"/>
      <style:text-properties officeooo:rsid="00854f5b" officeooo:paragraph-rsid="00a035c4" fo:background-color="transparent"/>
    </style:style>
    <style:style style:name="P126" style:family="paragraph" style:parent-style-name="Table_20_Contents" style:list-style-name="L8">
      <style:paragraph-properties fo:text-align="justify" style:justify-single-word="false"/>
      <style:text-properties officeooo:rsid="0015c5e4" officeooo:paragraph-rsid="00854f5b" fo:background-color="transparent"/>
    </style:style>
    <style:style style:name="P127" style:family="paragraph" style:parent-style-name="Table_20_Contents" style:list-style-name="L8">
      <style:paragraph-properties fo:text-align="justify" style:justify-single-word="false"/>
      <style:text-properties officeooo:rsid="0015c5e4" officeooo:paragraph-rsid="0015c5e4" fo:background-color="transparent"/>
    </style:style>
    <style:style style:name="P128" style:family="paragraph" style:parent-style-name="Table_20_Contents" style:list-style-name="L8">
      <style:paragraph-properties fo:text-align="justify" style:justify-single-word="false"/>
      <style:text-properties officeooo:rsid="0015c5e4" officeooo:paragraph-rsid="008a1463" fo:background-color="transparent"/>
    </style:style>
    <style:style style:name="P129" style:family="paragraph" style:parent-style-name="Table_20_Contents" style:list-style-name="L8">
      <style:paragraph-properties fo:text-align="justify" style:justify-single-word="false"/>
      <style:text-properties officeooo:rsid="0015c5e4" officeooo:paragraph-rsid="00944009" fo:background-color="transparent"/>
    </style:style>
    <style:style style:name="P130" style:family="paragraph" style:parent-style-name="Table_20_Contents" style:list-style-name="L8">
      <style:paragraph-properties fo:text-align="justify" style:justify-single-word="false"/>
      <style:text-properties officeooo:rsid="0015c5e4" officeooo:paragraph-rsid="00975961" fo:background-color="transparent"/>
    </style:style>
    <style:style style:name="P131" style:family="paragraph" style:parent-style-name="Table_20_Contents" style:list-style-name="L8">
      <style:paragraph-properties fo:text-align="justify" style:justify-single-word="false"/>
      <style:text-properties officeooo:rsid="0015c5e4" officeooo:paragraph-rsid="009d30ae" fo:background-color="transparent"/>
    </style:style>
    <style:style style:name="P132" style:family="paragraph" style:parent-style-name="Table_20_Contents" style:list-style-name="L8">
      <style:paragraph-properties fo:text-align="justify" style:justify-single-word="false"/>
      <style:text-properties officeooo:rsid="0015c5e4" officeooo:paragraph-rsid="00a035c4" fo:background-color="transparent"/>
    </style:style>
    <style:style style:name="P133" style:family="paragraph" style:parent-style-name="Table_20_Contents" style:list-style-name="L8">
      <style:paragraph-properties fo:text-align="justify" style:justify-single-word="false"/>
      <style:text-properties officeooo:rsid="001a382e" officeooo:paragraph-rsid="001a382e" fo:background-color="transparent"/>
    </style:style>
    <style:style style:name="P134" style:family="paragraph" style:parent-style-name="Table_20_Contents" style:list-style-name="L8">
      <style:paragraph-properties fo:text-align="justify" style:justify-single-word="false"/>
      <style:text-properties officeooo:rsid="001a382e" officeooo:paragraph-rsid="008a1463" fo:background-color="transparent"/>
    </style:style>
    <style:style style:name="P135" style:family="paragraph" style:parent-style-name="Table_20_Contents" style:list-style-name="L8">
      <style:paragraph-properties fo:text-align="justify" style:justify-single-word="false"/>
      <style:text-properties officeooo:rsid="001a382e" officeooo:paragraph-rsid="00944009" fo:background-color="transparent"/>
    </style:style>
    <style:style style:name="P136" style:family="paragraph" style:parent-style-name="Table_20_Contents" style:list-style-name="L8">
      <style:paragraph-properties fo:text-align="justify" style:justify-single-word="false"/>
      <style:text-properties officeooo:rsid="001a382e" officeooo:paragraph-rsid="00975961" fo:background-color="transparent"/>
    </style:style>
    <style:style style:name="P137" style:family="paragraph" style:parent-style-name="Table_20_Contents" style:list-style-name="L8">
      <style:paragraph-properties fo:text-align="justify" style:justify-single-word="false"/>
      <style:text-properties officeooo:rsid="001a382e" officeooo:paragraph-rsid="009d30ae" fo:background-color="transparent"/>
    </style:style>
    <style:style style:name="P138" style:family="paragraph" style:parent-style-name="Table_20_Contents" style:list-style-name="L8">
      <style:paragraph-properties fo:text-align="justify" style:justify-single-word="false"/>
      <style:text-properties officeooo:rsid="001a382e" officeooo:paragraph-rsid="00a035c4" fo:background-color="transparent"/>
    </style:style>
    <style:style style:name="P139" style:family="paragraph" style:parent-style-name="Table_20_Contents" style:list-style-name="L8">
      <style:paragraph-properties fo:text-align="justify" style:justify-single-word="false"/>
      <style:text-properties officeooo:rsid="001a623e" officeooo:paragraph-rsid="001a623e" fo:background-color="transparent"/>
    </style:style>
    <style:style style:name="P140" style:family="paragraph" style:parent-style-name="Table_20_Contents" style:list-style-name="L8">
      <style:paragraph-properties fo:text-align="justify" style:justify-single-word="false"/>
      <style:text-properties officeooo:rsid="001a623e" officeooo:paragraph-rsid="008a1463" fo:background-color="transparent"/>
    </style:style>
    <style:style style:name="P141" style:family="paragraph" style:parent-style-name="Table_20_Contents" style:list-style-name="L8">
      <style:paragraph-properties fo:text-align="justify" style:justify-single-word="false"/>
      <style:text-properties officeooo:rsid="001a623e" officeooo:paragraph-rsid="00944009" fo:background-color="transparent"/>
    </style:style>
    <style:style style:name="P142" style:family="paragraph" style:parent-style-name="Table_20_Contents" style:list-style-name="L8">
      <style:paragraph-properties fo:text-align="justify" style:justify-single-word="false"/>
      <style:text-properties officeooo:rsid="001a623e" officeooo:paragraph-rsid="00975961" fo:background-color="transparent"/>
    </style:style>
    <style:style style:name="P143" style:family="paragraph" style:parent-style-name="Table_20_Contents" style:list-style-name="L8">
      <style:paragraph-properties fo:text-align="justify" style:justify-single-word="false"/>
      <style:text-properties officeooo:rsid="001a623e" officeooo:paragraph-rsid="009d30ae" fo:background-color="transparent"/>
    </style:style>
    <style:style style:name="P144" style:family="paragraph" style:parent-style-name="Table_20_Contents" style:list-style-name="L8">
      <style:paragraph-properties fo:text-align="justify" style:justify-single-word="false"/>
      <style:text-properties officeooo:rsid="001a623e" officeooo:paragraph-rsid="00a035c4" fo:background-color="transparent"/>
    </style:style>
    <style:style style:name="P145" style:family="paragraph" style:parent-style-name="Table_20_Contents" style:list-style-name="L8">
      <style:paragraph-properties fo:text-align="justify" style:justify-single-word="false"/>
      <style:text-properties officeooo:rsid="001ab510" officeooo:paragraph-rsid="001ab510" fo:background-color="transparent"/>
    </style:style>
    <style:style style:name="P146" style:family="paragraph" style:parent-style-name="Table_20_Contents" style:list-style-name="L8">
      <style:paragraph-properties fo:text-align="justify" style:justify-single-word="false"/>
      <style:text-properties officeooo:rsid="001ab510" officeooo:paragraph-rsid="008a1463" fo:background-color="transparent"/>
    </style:style>
    <style:style style:name="P147" style:family="paragraph" style:parent-style-name="Table_20_Contents" style:list-style-name="L8">
      <style:paragraph-properties fo:text-align="justify" style:justify-single-word="false"/>
      <style:text-properties officeooo:rsid="001ab510" officeooo:paragraph-rsid="00944009" fo:background-color="transparent"/>
    </style:style>
    <style:style style:name="P148" style:family="paragraph" style:parent-style-name="Table_20_Contents" style:list-style-name="L8">
      <style:paragraph-properties fo:text-align="justify" style:justify-single-word="false"/>
      <style:text-properties officeooo:rsid="001ab510" officeooo:paragraph-rsid="00975961" fo:background-color="transparent"/>
    </style:style>
    <style:style style:name="P149" style:family="paragraph" style:parent-style-name="Table_20_Contents" style:list-style-name="L8">
      <style:paragraph-properties fo:text-align="justify" style:justify-single-word="false"/>
      <style:text-properties officeooo:rsid="001ab510" officeooo:paragraph-rsid="009d30ae" fo:background-color="transparent"/>
    </style:style>
    <style:style style:name="P150" style:family="paragraph" style:parent-style-name="Table_20_Contents" style:list-style-name="L8">
      <style:paragraph-properties fo:text-align="justify" style:justify-single-word="false"/>
      <style:text-properties officeooo:rsid="001ab510" officeooo:paragraph-rsid="00a035c4" fo:background-color="transparent"/>
    </style:style>
    <style:style style:name="P151" style:family="paragraph" style:parent-style-name="Table_20_Contents" style:list-style-name="L8">
      <style:paragraph-properties fo:text-align="justify" style:justify-single-word="false"/>
      <style:text-properties officeooo:paragraph-rsid="00885567" fo:background-color="transparent"/>
    </style:style>
    <style:style style:name="P152" style:family="paragraph" style:parent-style-name="Table_20_Contents" style:list-style-name="L8">
      <style:paragraph-properties fo:text-align="justify" style:justify-single-word="false"/>
      <style:text-properties officeooo:paragraph-rsid="008a1463" fo:background-color="transparent"/>
    </style:style>
    <style:style style:name="P153" style:family="paragraph" style:parent-style-name="Table_20_Contents" style:list-style-name="L8">
      <style:paragraph-properties fo:text-align="justify" style:justify-single-word="false"/>
      <style:text-properties officeooo:paragraph-rsid="00df9d12" fo:background-color="transparent"/>
    </style:style>
    <style:style style:name="P154" style:family="paragraph" style:parent-style-name="Table_20_Contents" style:list-style-name="L8">
      <style:paragraph-properties fo:text-align="justify" style:justify-single-word="false"/>
      <style:text-properties officeooo:paragraph-rsid="00944009" fo:background-color="transparent"/>
    </style:style>
    <style:style style:name="P155" style:family="paragraph" style:parent-style-name="Table_20_Contents" style:list-style-name="L8">
      <style:paragraph-properties fo:text-align="justify" style:justify-single-word="false"/>
      <style:text-properties officeooo:paragraph-rsid="00975961" fo:background-color="transparent"/>
    </style:style>
    <style:style style:name="P156" style:family="paragraph" style:parent-style-name="Table_20_Contents" style:list-style-name="L8">
      <style:paragraph-properties fo:text-align="justify" style:justify-single-word="false"/>
      <style:text-properties officeooo:paragraph-rsid="010ab0a3" fo:background-color="transparent"/>
    </style:style>
    <style:style style:name="P157" style:family="paragraph" style:parent-style-name="Table_20_Contents" style:list-style-name="L8">
      <style:paragraph-properties fo:text-align="justify" style:justify-single-word="false"/>
      <style:text-properties officeooo:paragraph-rsid="009d30ae" fo:background-color="transparent"/>
    </style:style>
    <style:style style:name="P158" style:family="paragraph" style:parent-style-name="Table_20_Contents" style:list-style-name="L8">
      <style:paragraph-properties fo:text-align="justify" style:justify-single-word="false"/>
      <style:text-properties officeooo:paragraph-rsid="011e2dc8" fo:background-color="transparent"/>
    </style:style>
    <style:style style:name="P159" style:family="paragraph" style:parent-style-name="Table_20_Contents" style:list-style-name="L8">
      <style:paragraph-properties fo:text-align="justify" style:justify-single-word="false"/>
      <style:text-properties officeooo:paragraph-rsid="00e13c11" fo:background-color="transparent"/>
    </style:style>
    <style:style style:name="P160" style:family="paragraph" style:parent-style-name="Table_20_Contents" style:list-style-name="L8">
      <style:paragraph-properties fo:text-align="justify" style:justify-single-word="false"/>
      <style:text-properties officeooo:paragraph-rsid="00a035c4" fo:background-color="transparent"/>
    </style:style>
    <style:style style:name="P161" style:family="paragraph" style:parent-style-name="Table_20_Contents" style:list-style-name="L8">
      <style:paragraph-properties fo:text-align="justify" style:justify-single-word="false"/>
      <style:text-properties officeooo:rsid="00885567" officeooo:paragraph-rsid="00885567" fo:background-color="transparent"/>
    </style:style>
    <style:style style:name="P162" style:family="paragraph" style:parent-style-name="Table_20_Contents" style:list-style-name="L8">
      <style:paragraph-properties fo:text-align="justify" style:justify-single-word="false"/>
      <style:text-properties officeooo:rsid="00885567" officeooo:paragraph-rsid="008dfc59" fo:background-color="transparent"/>
    </style:style>
    <style:style style:name="P163" style:family="paragraph" style:parent-style-name="Table_20_Contents" style:list-style-name="L8">
      <style:paragraph-properties fo:text-align="justify" style:justify-single-word="false"/>
      <style:text-properties officeooo:rsid="00885567" officeooo:paragraph-rsid="008a1463" fo:background-color="transparent"/>
    </style:style>
    <style:style style:name="P164" style:family="paragraph" style:parent-style-name="Table_20_Contents" style:list-style-name="L8">
      <style:paragraph-properties fo:text-align="justify" style:justify-single-word="false"/>
      <style:text-properties officeooo:rsid="00885567" officeooo:paragraph-rsid="00944009" fo:background-color="transparent"/>
    </style:style>
    <style:style style:name="P165" style:family="paragraph" style:parent-style-name="Table_20_Contents" style:list-style-name="L8">
      <style:paragraph-properties fo:text-align="justify" style:justify-single-word="false"/>
      <style:text-properties officeooo:rsid="00885567" officeooo:paragraph-rsid="00975961" fo:background-color="transparent"/>
    </style:style>
    <style:style style:name="P166" style:family="paragraph" style:parent-style-name="Table_20_Contents" style:list-style-name="L8">
      <style:paragraph-properties fo:text-align="justify" style:justify-single-word="false"/>
      <style:text-properties officeooo:rsid="00885567" officeooo:paragraph-rsid="009d30ae" fo:background-color="transparent"/>
    </style:style>
    <style:style style:name="P167" style:family="paragraph" style:parent-style-name="Table_20_Contents" style:list-style-name="L8">
      <style:paragraph-properties fo:text-align="justify" style:justify-single-word="false"/>
      <style:text-properties officeooo:rsid="00885567" officeooo:paragraph-rsid="00a0752d" fo:background-color="transparent"/>
    </style:style>
    <style:style style:name="P168" style:family="paragraph" style:parent-style-name="Table_20_Contents" style:list-style-name="L8">
      <style:paragraph-properties fo:text-align="justify" style:justify-single-word="false"/>
      <style:text-properties officeooo:rsid="00885567" officeooo:paragraph-rsid="00a035c4" fo:background-color="transparent"/>
    </style:style>
    <style:style style:name="P169" style:family="paragraph" style:parent-style-name="Table_20_Contents" style:list-style-name="L8">
      <style:paragraph-properties fo:text-align="justify" style:justify-single-word="false"/>
      <style:text-properties officeooo:rsid="00ad9013" officeooo:paragraph-rsid="00ad9013" fo:background-color="transparent"/>
    </style:style>
    <style:style style:name="P170" style:family="paragraph" style:parent-style-name="Table_20_Contents" style:list-style-name="L8">
      <style:paragraph-properties fo:text-align="justify" style:justify-single-word="false"/>
      <style:text-properties officeooo:rsid="00ad9013" officeooo:paragraph-rsid="00ec9e2d" fo:background-color="transparent"/>
    </style:style>
    <style:style style:name="P171" style:family="paragraph" style:parent-style-name="Table_20_Contents" style:list-style-name="L8">
      <style:paragraph-properties fo:text-align="justify" style:justify-single-word="false"/>
      <style:text-properties officeooo:rsid="00ad9013" officeooo:paragraph-rsid="00b03893" fo:background-color="transparent"/>
    </style:style>
    <style:style style:name="P172" style:family="paragraph" style:parent-style-name="Table_20_Contents" style:list-style-name="L8">
      <style:paragraph-properties fo:text-align="justify" style:justify-single-word="false"/>
      <style:text-properties officeooo:rsid="00ad9013" officeooo:paragraph-rsid="00b41079" fo:background-color="transparent"/>
    </style:style>
    <style:style style:name="P173" style:family="paragraph" style:parent-style-name="Table_20_Contents" style:list-style-name="L8">
      <style:paragraph-properties fo:text-align="justify" style:justify-single-word="false"/>
      <style:text-properties officeooo:rsid="00ad9013" officeooo:paragraph-rsid="00eb731a" fo:background-color="transparent"/>
    </style:style>
    <style:style style:name="P174" style:family="paragraph" style:parent-style-name="Table_20_Contents" style:list-style-name="L8">
      <style:paragraph-properties fo:text-align="justify" style:justify-single-word="false"/>
      <style:text-properties officeooo:rsid="00ad9013" officeooo:paragraph-rsid="00d34964" fo:background-color="transparent"/>
    </style:style>
    <style:style style:name="P175" style:family="paragraph" style:parent-style-name="Table_20_Contents" style:list-style-name="L8">
      <style:paragraph-properties fo:text-align="justify" style:justify-single-word="false"/>
      <style:text-properties officeooo:rsid="00ad9013" officeooo:paragraph-rsid="00e9948f" fo:background-color="transparent"/>
    </style:style>
    <style:style style:name="P176" style:family="paragraph" style:parent-style-name="Table_20_Contents" style:list-style-name="L8">
      <style:paragraph-properties fo:text-align="justify" style:justify-single-word="false"/>
      <style:text-properties officeooo:rsid="00ad9013" officeooo:paragraph-rsid="00f0b1dd" fo:background-color="transparent"/>
    </style:style>
    <style:style style:name="P177" style:family="paragraph" style:parent-style-name="Table_20_Contents" style:list-style-name="L8">
      <style:paragraph-properties fo:text-align="justify" style:justify-single-word="false"/>
      <style:text-properties officeooo:rsid="00ad9013" officeooo:paragraph-rsid="00f28f45" fo:background-color="transparent"/>
    </style:style>
    <style:style style:name="P178" style:family="paragraph" style:parent-style-name="Table_20_Contents" style:list-style-name="L8">
      <style:paragraph-properties fo:text-align="justify" style:justify-single-word="false"/>
      <style:text-properties officeooo:rsid="00ad9013" officeooo:paragraph-rsid="00f52fbb" fo:background-color="transparent"/>
    </style:style>
    <style:style style:name="P179" style:family="paragraph" style:parent-style-name="Table_20_Contents" style:list-style-name="L8">
      <style:paragraph-properties fo:text-align="justify" style:justify-single-word="false"/>
      <style:text-properties officeooo:rsid="00ad9013" officeooo:paragraph-rsid="0109d397" fo:background-color="transparent"/>
    </style:style>
    <style:style style:name="P180" style:family="paragraph" style:parent-style-name="Table_20_Contents" style:list-style-name="L8">
      <style:paragraph-properties fo:text-align="justify" style:justify-single-word="false"/>
      <style:text-properties officeooo:rsid="00ad9013" officeooo:paragraph-rsid="010b99c7" fo:background-color="transparent"/>
    </style:style>
    <style:style style:name="P181" style:family="paragraph" style:parent-style-name="Table_20_Contents" style:list-style-name="L8">
      <style:paragraph-properties fo:text-align="justify" style:justify-single-word="false"/>
      <style:text-properties officeooo:rsid="00ad9013" officeooo:paragraph-rsid="0115bb80" fo:background-color="transparent"/>
    </style:style>
    <style:style style:name="P182" style:family="paragraph" style:parent-style-name="Table_20_Contents" style:list-style-name="L8">
      <style:paragraph-properties fo:text-align="justify" style:justify-single-word="false"/>
      <style:text-properties officeooo:rsid="00ad9013" officeooo:paragraph-rsid="011e2dc8" fo:background-color="transparent"/>
    </style:style>
    <style:style style:name="P183" style:family="paragraph" style:parent-style-name="Table_20_Contents" style:list-style-name="L8">
      <style:paragraph-properties fo:text-align="justify" style:justify-single-word="false"/>
      <style:text-properties officeooo:rsid="00ad9013" officeooo:paragraph-rsid="01212485" fo:background-color="transparent"/>
    </style:style>
    <style:style style:name="P184" style:family="paragraph" style:parent-style-name="Table_20_Contents" style:list-style-name="L8">
      <style:paragraph-properties fo:text-align="justify" style:justify-single-word="false"/>
      <style:text-properties officeooo:rsid="00ad9013" officeooo:paragraph-rsid="012b8090" fo:background-color="transparent"/>
    </style:style>
    <style:style style:name="P185" style:family="paragraph" style:parent-style-name="Table_20_Contents" style:list-style-name="L8">
      <style:paragraph-properties fo:text-align="justify" style:justify-single-word="false"/>
      <style:text-properties officeooo:rsid="00ad9013" officeooo:paragraph-rsid="013f7256" fo:background-color="transparent"/>
    </style:style>
    <style:style style:name="P186" style:family="paragraph" style:parent-style-name="Table_20_Contents" style:list-style-name="L9">
      <style:paragraph-properties fo:text-align="justify" style:justify-single-word="false"/>
      <style:text-properties officeooo:rsid="00ad9013" officeooo:paragraph-rsid="00b03893" fo:background-color="transparent"/>
    </style:style>
    <style:style style:name="P187" style:family="paragraph" style:parent-style-name="Table_20_Contents" style:list-style-name="L9">
      <style:paragraph-properties fo:text-align="justify" style:justify-single-word="false"/>
      <style:text-properties officeooo:rsid="00ad9013" officeooo:paragraph-rsid="00eb731a" fo:background-color="transparent"/>
    </style:style>
    <style:style style:name="P188" style:family="paragraph" style:parent-style-name="Table_20_Contents" style:list-style-name="L9">
      <style:paragraph-properties fo:text-align="justify" style:justify-single-word="false"/>
      <style:text-properties officeooo:rsid="00ad9013" officeooo:paragraph-rsid="01261db9" fo:background-color="transparent"/>
    </style:style>
    <style:style style:name="P189" style:family="paragraph" style:parent-style-name="Table_20_Contents" style:list-style-name="L9">
      <style:paragraph-properties fo:text-align="justify" style:justify-single-word="false"/>
      <style:text-properties officeooo:rsid="00ad9013" officeooo:paragraph-rsid="012633e4" fo:background-color="transparent"/>
    </style:style>
    <style:style style:name="P190" style:family="paragraph" style:parent-style-name="Table_20_Contents" style:list-style-name="L8">
      <style:paragraph-properties fo:text-align="justify" style:justify-single-word="false"/>
      <style:text-properties officeooo:rsid="00ae1fb8" officeooo:paragraph-rsid="00ae1fb8" fo:background-color="transparent"/>
    </style:style>
    <style:style style:name="P191" style:family="paragraph" style:parent-style-name="Table_20_Contents" style:list-style-name="L8">
      <style:paragraph-properties fo:text-align="justify" style:justify-single-word="false"/>
      <style:text-properties officeooo:rsid="00ae1fb8" officeooo:paragraph-rsid="00b41079" fo:background-color="transparent"/>
    </style:style>
    <style:style style:name="P192" style:family="paragraph" style:parent-style-name="Table_20_Contents" style:list-style-name="L8">
      <style:paragraph-properties fo:text-align="justify" style:justify-single-word="false"/>
      <style:text-properties officeooo:rsid="00ae1fb8" officeooo:paragraph-rsid="00f0b1dd" fo:background-color="transparent"/>
    </style:style>
    <style:style style:name="P193" style:family="paragraph" style:parent-style-name="Table_20_Contents" style:list-style-name="L8">
      <style:paragraph-properties fo:text-align="justify" style:justify-single-word="false"/>
      <style:text-properties officeooo:rsid="00ae1fb8" officeooo:paragraph-rsid="010b99c7" fo:background-color="transparent"/>
    </style:style>
    <style:style style:name="P194" style:family="paragraph" style:parent-style-name="Table_20_Contents" style:list-style-name="L8">
      <style:paragraph-properties fo:text-align="justify" style:justify-single-word="false"/>
      <style:text-properties officeooo:rsid="00ae1fb8" officeooo:paragraph-rsid="011e2dc8" fo:background-color="transparent"/>
    </style:style>
    <style:style style:name="P195" style:family="paragraph" style:parent-style-name="Table_20_Contents" style:list-style-name="L8">
      <style:paragraph-properties fo:text-align="justify" style:justify-single-word="false"/>
      <style:text-properties officeooo:rsid="00ae1fb8" officeooo:paragraph-rsid="0121a06b" fo:background-color="transparent"/>
    </style:style>
    <style:style style:name="P196" style:family="paragraph" style:parent-style-name="Table_20_Contents" style:list-style-name="L8">
      <style:paragraph-properties fo:text-align="justify" style:justify-single-word="false"/>
      <style:text-properties officeooo:rsid="00ae22d7" officeooo:paragraph-rsid="00ae22d7" fo:background-color="transparent"/>
    </style:style>
    <style:style style:name="P197" style:family="paragraph" style:parent-style-name="Table_20_Contents" style:list-style-name="L8">
      <style:paragraph-properties fo:text-align="justify" style:justify-single-word="false"/>
      <style:text-properties officeooo:rsid="00ae22d7" officeooo:paragraph-rsid="00b41079" fo:background-color="transparent"/>
    </style:style>
    <style:style style:name="P198" style:family="paragraph" style:parent-style-name="Table_20_Contents" style:list-style-name="L8">
      <style:paragraph-properties fo:text-align="justify" style:justify-single-word="false"/>
      <style:text-properties officeooo:rsid="00ae22d7" officeooo:paragraph-rsid="00f0b1dd" fo:background-color="transparent"/>
    </style:style>
    <style:style style:name="P199" style:family="paragraph" style:parent-style-name="Table_20_Contents" style:list-style-name="L8">
      <style:paragraph-properties fo:text-align="justify" style:justify-single-word="false"/>
      <style:text-properties officeooo:rsid="00ae22d7" officeooo:paragraph-rsid="010b99c7" fo:background-color="transparent"/>
    </style:style>
    <style:style style:name="P200" style:family="paragraph" style:parent-style-name="Table_20_Contents" style:list-style-name="L8">
      <style:paragraph-properties fo:text-align="justify" style:justify-single-word="false"/>
      <style:text-properties officeooo:rsid="00ae22d7" officeooo:paragraph-rsid="011e2dc8" fo:background-color="transparent"/>
    </style:style>
    <style:style style:name="P201" style:family="paragraph" style:parent-style-name="Table_20_Contents" style:list-style-name="L8">
      <style:paragraph-properties fo:text-align="justify" style:justify-single-word="false"/>
      <style:text-properties officeooo:rsid="00ae22d7" officeooo:paragraph-rsid="0121a06b" fo:background-color="transparent"/>
    </style:style>
    <style:style style:name="P202" style:family="paragraph" style:parent-style-name="Table_20_Contents" style:list-style-name="L8">
      <style:paragraph-properties fo:text-align="justify" style:justify-single-word="false"/>
      <style:text-properties officeooo:rsid="00af6be8" officeooo:paragraph-rsid="00af6be8" fo:background-color="transparent"/>
    </style:style>
    <style:style style:name="P203" style:family="paragraph" style:parent-style-name="Table_20_Contents" style:list-style-name="L8">
      <style:paragraph-properties fo:text-align="justify" style:justify-single-word="false"/>
      <style:text-properties officeooo:rsid="00af6be8" officeooo:paragraph-rsid="00b41079" fo:background-color="transparent"/>
    </style:style>
    <style:style style:name="P204" style:family="paragraph" style:parent-style-name="Table_20_Contents" style:list-style-name="L8">
      <style:paragraph-properties fo:text-align="justify" style:justify-single-word="false"/>
      <style:text-properties officeooo:rsid="00af6be8" officeooo:paragraph-rsid="00b558c0" fo:background-color="transparent"/>
    </style:style>
    <style:style style:name="P205" style:family="paragraph" style:parent-style-name="Table_20_Contents" style:list-style-name="L8">
      <style:paragraph-properties fo:text-align="justify" style:justify-single-word="false"/>
      <style:text-properties officeooo:rsid="00af6be8" officeooo:paragraph-rsid="00f0b1dd" fo:background-color="transparent"/>
    </style:style>
    <style:style style:name="P206" style:family="paragraph" style:parent-style-name="Table_20_Contents" style:list-style-name="L8">
      <style:paragraph-properties fo:text-align="justify" style:justify-single-word="false"/>
      <style:text-properties officeooo:rsid="00af6be8" officeooo:paragraph-rsid="00f35df7" fo:background-color="transparent"/>
    </style:style>
    <style:style style:name="P207" style:family="paragraph" style:parent-style-name="Table_20_Contents" style:list-style-name="L8">
      <style:paragraph-properties fo:text-align="justify" style:justify-single-word="false"/>
      <style:text-properties officeooo:rsid="00af6be8" officeooo:paragraph-rsid="010b99c7" fo:background-color="transparent"/>
    </style:style>
    <style:style style:name="P208" style:family="paragraph" style:parent-style-name="Table_20_Contents" style:list-style-name="L8">
      <style:paragraph-properties fo:text-align="justify" style:justify-single-word="false"/>
      <style:text-properties officeooo:rsid="00af6be8" officeooo:paragraph-rsid="011e2dc8" fo:background-color="transparent"/>
    </style:style>
    <style:style style:name="P209" style:family="paragraph" style:parent-style-name="Table_20_Contents" style:list-style-name="L8">
      <style:paragraph-properties fo:text-align="justify" style:justify-single-word="false"/>
      <style:text-properties officeooo:rsid="00af6be8" officeooo:paragraph-rsid="011fec80" fo:background-color="transparent"/>
    </style:style>
    <style:style style:name="P210" style:family="paragraph" style:parent-style-name="Table_20_Contents" style:list-style-name="L8">
      <style:paragraph-properties fo:text-align="justify" style:justify-single-word="false"/>
      <style:text-properties officeooo:rsid="00af6be8" officeooo:paragraph-rsid="0155236f" fo:background-color="transparent"/>
    </style:style>
    <style:style style:name="P211" style:family="paragraph" style:parent-style-name="Table_20_Contents" style:list-style-name="L8">
      <style:paragraph-properties fo:text-align="justify" style:justify-single-word="false"/>
      <style:text-properties officeooo:rsid="00af6be8" officeooo:paragraph-rsid="01212485" fo:background-color="transparent"/>
    </style:style>
    <style:style style:name="P212" style:family="paragraph" style:parent-style-name="Table_20_Contents" style:list-style-name="L8">
      <style:paragraph-properties fo:text-align="justify" style:justify-single-word="false"/>
      <style:text-properties officeooo:rsid="00af6be8" officeooo:paragraph-rsid="0121a06b" fo:background-color="transparent"/>
    </style:style>
    <style:style style:name="P213" style:family="paragraph" style:parent-style-name="Table_20_Contents" style:list-style-name="L8">
      <style:paragraph-properties fo:text-align="justify" style:justify-single-word="false"/>
      <style:text-properties officeooo:rsid="00af6be8" officeooo:paragraph-rsid="0122b3a6" fo:background-color="transparent"/>
    </style:style>
    <style:style style:name="P214" style:family="paragraph" style:parent-style-name="Table_20_Contents" style:list-style-name="L8">
      <style:paragraph-properties fo:text-align="justify" style:justify-single-word="false"/>
      <style:text-properties officeooo:rsid="00af6be8" officeooo:paragraph-rsid="0123ee06" fo:background-color="transparent"/>
    </style:style>
    <style:style style:name="P215" style:family="paragraph" style:parent-style-name="Table_20_Contents" style:list-style-name="L8">
      <style:paragraph-properties fo:text-align="justify" style:justify-single-word="false"/>
      <style:text-properties officeooo:rsid="00af6be8" officeooo:paragraph-rsid="012b8090" fo:background-color="transparent"/>
    </style:style>
    <style:style style:name="P216" style:family="paragraph" style:parent-style-name="Table_20_Contents" style:list-style-name="L8">
      <style:paragraph-properties fo:text-align="justify" style:justify-single-word="false"/>
      <style:text-properties officeooo:rsid="00b0c59a" officeooo:paragraph-rsid="00b0c59a" fo:background-color="transparent"/>
    </style:style>
    <style:style style:name="P217" style:family="paragraph" style:parent-style-name="Table_20_Contents" style:list-style-name="L8">
      <style:paragraph-properties fo:text-align="justify" style:justify-single-word="false"/>
      <style:text-properties officeooo:rsid="00b0c59a" officeooo:paragraph-rsid="00d68d86" fo:background-color="transparent"/>
    </style:style>
    <style:style style:name="P218" style:family="paragraph" style:parent-style-name="Table_20_Contents" style:list-style-name="L8">
      <style:paragraph-properties fo:text-align="justify" style:justify-single-word="false"/>
      <style:text-properties officeooo:rsid="00b0c59a" officeooo:paragraph-rsid="00e9948f" fo:background-color="transparent"/>
    </style:style>
    <style:style style:name="P219" style:family="paragraph" style:parent-style-name="Table_20_Contents" style:list-style-name="L8">
      <style:paragraph-properties fo:text-align="justify" style:justify-single-word="false"/>
      <style:text-properties officeooo:rsid="00b0c59a" officeooo:paragraph-rsid="00f52fbb" fo:background-color="transparent"/>
    </style:style>
    <style:style style:name="P220" style:family="paragraph" style:parent-style-name="Table_20_Contents" style:list-style-name="L8">
      <style:paragraph-properties fo:text-align="justify" style:justify-single-word="false"/>
      <style:text-properties officeooo:rsid="00b0c59a" officeooo:paragraph-rsid="01399e7b" fo:background-color="transparent"/>
    </style:style>
    <style:style style:name="P221" style:family="paragraph" style:parent-style-name="Table_20_Contents" style:list-style-name="L9">
      <style:paragraph-properties fo:text-align="justify" style:justify-single-word="false"/>
      <style:text-properties officeooo:rsid="00b0c59a" officeooo:paragraph-rsid="00b0c59a" fo:background-color="transparent"/>
    </style:style>
    <style:style style:name="P222" style:family="paragraph" style:parent-style-name="Table_20_Contents" style:list-style-name="L9">
      <style:paragraph-properties fo:text-align="justify" style:justify-single-word="false"/>
      <style:text-properties officeooo:rsid="00b0c59a" officeooo:paragraph-rsid="01261db9" fo:background-color="transparent"/>
    </style:style>
    <style:style style:name="P223" style:family="paragraph" style:parent-style-name="Table_20_Contents" style:list-style-name="L8">
      <style:paragraph-properties fo:text-align="justify" style:justify-single-word="false"/>
      <style:text-properties officeooo:rsid="00b1c511" officeooo:paragraph-rsid="00b1c511" fo:background-color="transparent"/>
    </style:style>
    <style:style style:name="P224" style:family="paragraph" style:parent-style-name="Table_20_Contents" style:list-style-name="L8">
      <style:paragraph-properties fo:text-align="justify" style:justify-single-word="false"/>
      <style:text-properties officeooo:rsid="00b1c511" officeooo:paragraph-rsid="00d68d86" fo:background-color="transparent"/>
    </style:style>
    <style:style style:name="P225" style:family="paragraph" style:parent-style-name="Table_20_Contents" style:list-style-name="L8">
      <style:paragraph-properties fo:text-align="justify" style:justify-single-word="false"/>
      <style:text-properties officeooo:rsid="00b1c511" officeooo:paragraph-rsid="00f52fbb" fo:background-color="transparent"/>
    </style:style>
    <style:style style:name="P226" style:family="paragraph" style:parent-style-name="Table_20_Contents" style:list-style-name="L8">
      <style:paragraph-properties fo:text-align="justify" style:justify-single-word="false"/>
      <style:text-properties officeooo:rsid="00b1c511" officeooo:paragraph-rsid="01399e7b" fo:background-color="transparent"/>
    </style:style>
    <style:style style:name="P227" style:family="paragraph" style:parent-style-name="Table_20_Contents" style:list-style-name="L9">
      <style:paragraph-properties fo:text-align="justify" style:justify-single-word="false"/>
      <style:text-properties officeooo:rsid="00b1c511" officeooo:paragraph-rsid="00b1c511" fo:background-color="transparent"/>
    </style:style>
    <style:style style:name="P228" style:family="paragraph" style:parent-style-name="Table_20_Contents" style:list-style-name="L9">
      <style:paragraph-properties fo:text-align="justify" style:justify-single-word="false"/>
      <style:text-properties officeooo:rsid="00b1c511" officeooo:paragraph-rsid="01261db9" fo:background-color="transparent"/>
    </style:style>
    <style:style style:name="P229" style:family="paragraph" style:parent-style-name="Table_20_Contents" style:list-style-name="L8">
      <style:paragraph-properties fo:text-align="justify" style:justify-single-word="false"/>
      <style:text-properties officeooo:rsid="00c21e7b" officeooo:paragraph-rsid="00c21e7b" fo:background-color="transparent"/>
    </style:style>
    <style:style style:name="P230" style:family="paragraph" style:parent-style-name="Table_20_Contents" style:list-style-name="L8">
      <style:paragraph-properties fo:text-align="justify" style:justify-single-word="false"/>
      <style:text-properties officeooo:rsid="00c21e7b" officeooo:paragraph-rsid="00d68d86" fo:background-color="transparent"/>
    </style:style>
    <style:style style:name="P231" style:family="paragraph" style:parent-style-name="Table_20_Contents" style:list-style-name="L8">
      <style:paragraph-properties fo:text-align="justify" style:justify-single-word="false"/>
      <style:text-properties officeooo:rsid="00c21e7b" officeooo:paragraph-rsid="00f52fbb" fo:background-color="transparent"/>
    </style:style>
    <style:style style:name="P232" style:family="paragraph" style:parent-style-name="Table_20_Contents" style:list-style-name="L8">
      <style:paragraph-properties fo:text-align="justify" style:justify-single-word="false"/>
      <style:text-properties officeooo:rsid="00c21e7b" officeooo:paragraph-rsid="0114e3c7" fo:background-color="transparent"/>
    </style:style>
    <style:style style:name="P233" style:family="paragraph" style:parent-style-name="Table_20_Contents" style:list-style-name="L8">
      <style:paragraph-properties fo:text-align="justify" style:justify-single-word="false"/>
      <style:text-properties officeooo:rsid="00c21e7b" officeooo:paragraph-rsid="01399e7b" fo:background-color="transparent"/>
    </style:style>
    <style:style style:name="P234" style:family="paragraph" style:parent-style-name="Table_20_Contents" style:list-style-name="L8">
      <style:paragraph-properties fo:text-align="justify" style:justify-single-word="false"/>
      <style:text-properties officeooo:rsid="00c21e7b" officeooo:paragraph-rsid="015970f8" fo:background-color="transparent"/>
    </style:style>
    <style:style style:name="P235" style:family="paragraph" style:parent-style-name="Table_20_Contents" style:list-style-name="L9">
      <style:paragraph-properties fo:text-align="justify" style:justify-single-word="false"/>
      <style:text-properties officeooo:rsid="00c21e7b" officeooo:paragraph-rsid="00d18730" fo:background-color="transparent"/>
    </style:style>
    <style:style style:name="P236" style:family="paragraph" style:parent-style-name="Table_20_Contents" style:list-style-name="L9">
      <style:paragraph-properties fo:text-align="justify" style:justify-single-word="false"/>
      <style:text-properties officeooo:rsid="00c21e7b" officeooo:paragraph-rsid="01261db9" fo:background-color="transparent"/>
    </style:style>
    <style:style style:name="P237" style:family="paragraph" style:parent-style-name="Table_20_Contents" style:list-style-name="L9">
      <style:paragraph-properties fo:text-align="justify" style:justify-single-word="false"/>
      <style:text-properties officeooo:rsid="00c21e7b" officeooo:paragraph-rsid="01290a2e" fo:background-color="transparent"/>
    </style:style>
    <style:style style:name="P238" style:family="paragraph" style:parent-style-name="Table_20_Contents" style:list-style-name="L8">
      <style:paragraph-properties fo:text-align="justify" style:justify-single-word="false"/>
      <style:text-properties officeooo:rsid="00c764a0" officeooo:paragraph-rsid="00af6be8" fo:background-color="transparent"/>
    </style:style>
    <style:style style:name="P239" style:family="paragraph" style:parent-style-name="Table_20_Contents" style:list-style-name="L8">
      <style:paragraph-properties fo:text-align="justify" style:justify-single-word="false"/>
      <style:text-properties officeooo:rsid="008da8d3" officeooo:paragraph-rsid="008dfc59" fo:background-color="transparent"/>
    </style:style>
    <style:style style:name="P240" style:family="paragraph" style:parent-style-name="Table_20_Contents" style:list-style-name="L8">
      <style:paragraph-properties fo:text-align="justify" style:justify-single-word="false"/>
      <style:text-properties officeooo:rsid="008da8d3" officeooo:paragraph-rsid="00944009" fo:background-color="transparent"/>
    </style:style>
    <style:style style:name="P241" style:family="paragraph" style:parent-style-name="Table_20_Contents" style:list-style-name="L8">
      <style:paragraph-properties fo:text-align="justify" style:justify-single-word="false"/>
      <style:text-properties officeooo:rsid="008da8d3" officeooo:paragraph-rsid="00975961" fo:background-color="transparent"/>
    </style:style>
    <style:style style:name="P242" style:family="paragraph" style:parent-style-name="Table_20_Contents" style:list-style-name="L8">
      <style:paragraph-properties fo:text-align="justify" style:justify-single-word="false"/>
      <style:text-properties officeooo:rsid="008da8d3" officeooo:paragraph-rsid="009d30ae" fo:background-color="transparent"/>
    </style:style>
    <style:style style:name="P243" style:family="paragraph" style:parent-style-name="Table_20_Contents" style:list-style-name="L8">
      <style:paragraph-properties fo:text-align="justify" style:justify-single-word="false"/>
      <style:text-properties officeooo:rsid="008da8d3" officeooo:paragraph-rsid="00a035c4" fo:background-color="transparent"/>
    </style:style>
    <style:style style:name="P244" style:family="paragraph" style:parent-style-name="Table_20_Contents" style:list-style-name="L8">
      <style:paragraph-properties fo:text-align="justify" style:justify-single-word="false"/>
      <style:text-properties officeooo:rsid="008ecc18" officeooo:paragraph-rsid="008ecc18" fo:background-color="transparent"/>
    </style:style>
    <style:style style:name="P245" style:family="paragraph" style:parent-style-name="Table_20_Contents" style:list-style-name="L8">
      <style:paragraph-properties fo:text-align="justify" style:justify-single-word="false"/>
      <style:text-properties officeooo:rsid="008ecc18" officeooo:paragraph-rsid="00944009" fo:background-color="transparent"/>
    </style:style>
    <style:style style:name="P246" style:family="paragraph" style:parent-style-name="Table_20_Contents" style:list-style-name="L8">
      <style:paragraph-properties fo:text-align="justify" style:justify-single-word="false"/>
      <style:text-properties officeooo:rsid="008ecc18" officeooo:paragraph-rsid="009d30ae" fo:background-color="transparent"/>
    </style:style>
    <style:style style:name="P247" style:family="paragraph" style:parent-style-name="Table_20_Contents" style:list-style-name="L8">
      <style:paragraph-properties fo:text-align="justify" style:justify-single-word="false"/>
      <style:text-properties officeooo:rsid="00b601c7" officeooo:paragraph-rsid="00b601c7" fo:background-color="transparent"/>
    </style:style>
    <style:style style:name="P248" style:family="paragraph" style:parent-style-name="Table_20_Contents" style:list-style-name="L8">
      <style:paragraph-properties fo:text-align="justify" style:justify-single-word="false"/>
      <style:text-properties officeooo:rsid="00b601c7" officeooo:paragraph-rsid="00f0b1dd" fo:background-color="transparent"/>
    </style:style>
    <style:style style:name="P249" style:family="paragraph" style:parent-style-name="Table_20_Contents" style:list-style-name="L8">
      <style:paragraph-properties fo:text-align="justify" style:justify-single-word="false"/>
      <style:text-properties officeooo:rsid="00b601c7" officeooo:paragraph-rsid="011e2dc8" fo:background-color="transparent"/>
    </style:style>
    <style:style style:name="P250" style:family="paragraph" style:parent-style-name="Table_20_Contents" style:list-style-name="L8">
      <style:paragraph-properties fo:text-align="justify" style:justify-single-word="false"/>
      <style:text-properties officeooo:rsid="00b601c7" officeooo:paragraph-rsid="015467ea" fo:background-color="transparent"/>
    </style:style>
    <style:style style:name="P251" style:family="paragraph" style:parent-style-name="Table_20_Contents" style:list-style-name="L8">
      <style:paragraph-properties fo:text-align="justify" style:justify-single-word="false"/>
      <style:text-properties officeooo:rsid="00b601c7" officeooo:paragraph-rsid="0122b3a6" fo:background-color="transparent"/>
    </style:style>
    <style:style style:name="P252" style:family="paragraph" style:parent-style-name="Table_20_Contents" style:list-style-name="L8">
      <style:paragraph-properties fo:text-align="justify" style:justify-single-word="false"/>
      <style:text-properties officeooo:rsid="00df9d12" officeooo:paragraph-rsid="00df9d12" fo:background-color="transparent"/>
    </style:style>
    <style:style style:name="P253" style:family="paragraph" style:parent-style-name="Table_20_Contents" style:list-style-name="L8">
      <style:paragraph-properties fo:text-align="justify" style:justify-single-word="false"/>
      <style:text-properties officeooo:rsid="00df9d12" officeooo:paragraph-rsid="00e13c11" fo:background-color="transparent"/>
    </style:style>
    <style:style style:name="P254" style:family="paragraph" style:parent-style-name="Table_20_Contents" style:list-style-name="L10">
      <style:paragraph-properties fo:text-align="justify" style:justify-single-word="false"/>
      <style:text-properties officeooo:rsid="00e21200" officeooo:paragraph-rsid="00e21200" fo:background-color="transparent"/>
    </style:style>
    <style:style style:name="P255" style:family="paragraph" style:parent-style-name="Table_20_Contents" style:list-style-name="L11">
      <style:paragraph-properties fo:text-align="justify" style:justify-single-word="false"/>
      <style:text-properties officeooo:rsid="00e21200" officeooo:paragraph-rsid="00e21200" fo:background-color="transparent"/>
    </style:style>
    <style:style style:name="P256" style:family="paragraph" style:parent-style-name="Table_20_Contents" style:list-style-name="L8">
      <style:paragraph-properties fo:text-align="justify" style:justify-single-word="false"/>
      <style:text-properties officeooo:rsid="00ecc842" officeooo:paragraph-rsid="00ecc842" fo:background-color="transparent"/>
    </style:style>
    <style:style style:name="P257" style:family="paragraph" style:parent-style-name="Table_20_Contents" style:list-style-name="L8">
      <style:paragraph-properties fo:text-align="justify" style:justify-single-word="false"/>
      <style:text-properties officeooo:rsid="00ed2a65" officeooo:paragraph-rsid="00ed2a65" fo:background-color="transparent"/>
    </style:style>
    <style:style style:name="P258" style:family="paragraph" style:parent-style-name="Table_20_Contents" style:list-style-name="L8">
      <style:paragraph-properties fo:text-align="justify" style:justify-single-word="false"/>
      <style:text-properties officeooo:rsid="00ed2a65" officeooo:paragraph-rsid="015abdf8" fo:background-color="transparent"/>
    </style:style>
    <style:style style:name="P259" style:family="paragraph" style:parent-style-name="Table_20_Contents" style:list-style-name="L8">
      <style:paragraph-properties fo:text-align="justify" style:justify-single-word="false"/>
      <style:text-properties officeooo:rsid="00993978" officeooo:paragraph-rsid="00993978" fo:background-color="transparent"/>
    </style:style>
    <style:style style:name="P260" style:family="paragraph" style:parent-style-name="Table_20_Contents" style:list-style-name="L8">
      <style:paragraph-properties fo:text-align="justify" style:justify-single-word="false"/>
      <style:text-properties officeooo:rsid="00993978" officeooo:paragraph-rsid="009d30ae" fo:background-color="transparent"/>
    </style:style>
    <style:style style:name="P261" style:family="paragraph" style:parent-style-name="Table_20_Contents" style:list-style-name="L8">
      <style:paragraph-properties fo:text-align="justify" style:justify-single-word="false"/>
      <style:text-properties officeooo:rsid="00993978" officeooo:paragraph-rsid="009e704d" fo:background-color="transparent"/>
    </style:style>
    <style:style style:name="P262" style:family="paragraph" style:parent-style-name="Table_20_Contents" style:list-style-name="L8">
      <style:paragraph-properties fo:text-align="justify" style:justify-single-word="false"/>
      <style:text-properties officeooo:rsid="00993978" officeooo:paragraph-rsid="00a035c4" fo:background-color="transparent"/>
    </style:style>
    <style:style style:name="P263" style:family="paragraph" style:parent-style-name="Table_20_Contents" style:list-style-name="L8">
      <style:paragraph-properties fo:text-align="justify" style:justify-single-word="false"/>
      <style:text-properties officeooo:rsid="010ab0a3" officeooo:paragraph-rsid="010ab0a3" fo:background-color="transparent"/>
    </style:style>
    <style:style style:name="P264" style:family="paragraph" style:parent-style-name="Table_20_Contents" style:list-style-name="L8">
      <style:paragraph-properties fo:text-align="justify" style:justify-single-word="false"/>
      <style:text-properties officeooo:rsid="010ab0a3" officeooo:paragraph-rsid="010b99c7" fo:background-color="transparent"/>
    </style:style>
    <style:style style:name="P265" style:family="paragraph" style:parent-style-name="Table_20_Contents" style:list-style-name="L8">
      <style:paragraph-properties fo:text-align="justify" style:justify-single-word="false"/>
      <style:text-properties officeooo:rsid="010ab0a3" officeooo:paragraph-rsid="011e2dc8" fo:background-color="transparent"/>
    </style:style>
    <style:style style:name="P266" style:family="paragraph" style:parent-style-name="Table_20_Contents" style:list-style-name="L8">
      <style:paragraph-properties fo:text-align="justify" style:justify-single-word="false"/>
      <style:text-properties officeooo:rsid="010ab0a3" officeooo:paragraph-rsid="01212485" fo:background-color="transparent"/>
    </style:style>
    <style:style style:name="P267" style:family="paragraph" style:parent-style-name="Table_20_Contents" style:list-style-name="L8">
      <style:paragraph-properties fo:text-align="justify" style:justify-single-word="false"/>
      <style:text-properties officeooo:rsid="010ab0a3" officeooo:paragraph-rsid="012b8090" fo:background-color="transparent"/>
    </style:style>
    <style:style style:name="P268" style:family="paragraph" style:parent-style-name="Table_20_Contents" style:list-style-name="L12">
      <style:paragraph-properties fo:text-align="justify" style:justify-single-word="false"/>
      <style:text-properties fo:font-style="normal" fo:font-weight="normal" officeooo:rsid="00e21200" officeooo:paragraph-rsid="00e21200" fo:background-color="transparent" style:font-style-asian="normal" style:font-weight-asian="normal" style:font-style-complex="normal" style:font-weight-complex="normal"/>
    </style:style>
    <style:style style:name="P269" style:family="paragraph" style:parent-style-name="Table_20_Contents" style:list-style-name="L12">
      <style:paragraph-properties fo:text-align="justify" style:justify-single-word="false"/>
      <style:text-properties fo:font-style="normal" fo:font-weight="normal" officeooo:rsid="0135400a" officeooo:paragraph-rsid="0135400a" fo:background-color="transparent" style:font-style-asian="normal" style:font-weight-asian="normal" style:font-style-complex="normal" style:font-weight-complex="normal"/>
    </style:style>
    <style:style style:name="P270" style:family="paragraph" style:parent-style-name="Table_20_Contents" style:list-style-name="L12">
      <style:paragraph-properties fo:text-align="justify" style:justify-single-word="false"/>
      <style:text-properties fo:font-style="italic" fo:font-weight="normal" officeooo:rsid="00e9948f" officeooo:paragraph-rsid="00e9948f" fo:background-color="transparent" style:font-style-asian="italic" style:font-weight-asian="normal" style:font-style-complex="italic" style:font-weight-complex="normal"/>
    </style:style>
    <style:style style:name="P271" style:family="paragraph" style:parent-style-name="Table_20_Contents" style:list-style-name="L2">
      <style:paragraph-properties fo:text-align="justify" style:justify-single-word="false"/>
      <style:text-properties officeooo:rsid="01499d4a" officeooo:paragraph-rsid="01499d4a" fo:background-color="#fff200"/>
    </style:style>
    <style:style style:name="T1" style:family="text">
      <style:text-properties officeooo:rsid="000a2de4"/>
    </style:style>
    <style:style style:name="T2" style:family="text">
      <style:text-properties officeooo:rsid="0011a07d"/>
    </style:style>
    <style:style style:name="T3" style:family="text">
      <style:text-properties officeooo:rsid="0018d55b"/>
    </style:style>
    <style:style style:name="T4" style:family="text">
      <style:text-properties officeooo:rsid="001a623e"/>
    </style:style>
    <style:style style:name="T5" style:family="text">
      <style:text-properties officeooo:rsid="005e8770"/>
    </style:style>
    <style:style style:name="T6" style:family="text">
      <style:text-properties officeooo:rsid="006949b4"/>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6949b4" style:font-weight-asian="bold" style:font-weight-complex="bold"/>
    </style:style>
    <style:style style:name="T9" style:family="text">
      <style:text-properties officeooo:rsid="00697bb5"/>
    </style:style>
    <style:style style:name="T10" style:family="text">
      <style:text-properties officeooo:rsid="006abda4"/>
    </style:style>
    <style:style style:name="T11" style:family="text">
      <style:text-properties officeooo:rsid="006c7106"/>
    </style:style>
    <style:style style:name="T12" style:family="text">
      <style:text-properties fo:font-style="italic" style:font-style-asian="italic" style:font-style-complex="italic"/>
    </style:style>
    <style:style style:name="T13" style:family="text">
      <style:text-properties fo:font-style="italic" officeooo:rsid="00bd682b" style:font-style-asian="italic" style:font-style-complex="italic"/>
    </style:style>
    <style:style style:name="T14" style:family="text">
      <style:text-properties fo:font-style="italic" officeooo:rsid="00f7ff29" style:font-style-asian="italic" style:font-style-complex="italic"/>
    </style:style>
    <style:style style:name="T15" style:family="text">
      <style:text-properties fo:font-style="italic" officeooo:rsid="00beec3e" style:font-style-asian="italic" style:font-style-complex="italic"/>
    </style:style>
    <style:style style:name="T16" style:family="text">
      <style:text-properties fo:font-style="italic" officeooo:rsid="00821391" style:font-style-asian="italic" style:font-style-complex="italic"/>
    </style:style>
    <style:style style:name="T17" style:family="text">
      <style:text-properties fo:font-style="italic" officeooo:rsid="00975961" style:font-style-asian="italic" style:font-style-complex="italic"/>
    </style:style>
    <style:style style:name="T18" style:family="text">
      <style:text-properties fo:font-style="italic" fo:font-weight="bold" officeooo:rsid="00e351ea" style:font-style-asian="italic" style:font-weight-asian="bold" style:font-style-complex="italic" style:font-weight-complex="bold"/>
    </style:style>
    <style:style style:name="T19" style:family="text">
      <style:text-properties officeooo:rsid="00803626"/>
    </style:style>
    <style:style style:name="T20" style:family="text">
      <style:text-properties officeooo:rsid="00821391"/>
    </style:style>
    <style:style style:name="T21" style:family="text">
      <style:text-properties style:text-line-through-style="none" style:text-line-through-type="none"/>
    </style:style>
    <style:style style:name="T22" style:family="text">
      <style:text-properties style:text-line-through-style="none" style:text-line-through-type="none" officeooo:rsid="00821391"/>
    </style:style>
    <style:style style:name="T23" style:family="text">
      <style:text-properties style:text-line-through-style="none" style:text-line-through-type="none" officeooo:rsid="007ebe86"/>
    </style:style>
    <style:style style:name="T24" style:family="text">
      <style:text-properties style:text-line-through-style="none" style:text-line-through-type="none" officeooo:rsid="00803626"/>
    </style:style>
    <style:style style:name="T25" style:family="text">
      <style:text-properties style:text-line-through-style="none" style:text-line-through-type="none" officeooo:rsid="008bccaa"/>
    </style:style>
    <style:style style:name="T26" style:family="text">
      <style:text-properties style:text-line-through-style="none" style:text-line-through-type="none" officeooo:rsid="008f67ea"/>
    </style:style>
    <style:style style:name="T27" style:family="text">
      <style:text-properties style:text-line-through-style="none" style:text-line-through-type="none" officeooo:rsid="008a1463"/>
    </style:style>
    <style:style style:name="T28" style:family="text">
      <style:text-properties style:text-line-through-style="none" style:text-line-through-type="none" officeooo:rsid="00bd682b"/>
    </style:style>
    <style:style style:name="T29" style:family="text">
      <style:text-properties style:text-line-through-style="none" style:text-line-through-type="none" officeooo:rsid="00c06c63"/>
    </style:style>
    <style:style style:name="T30" style:family="text">
      <style:text-properties style:text-line-through-style="none" style:text-line-through-type="none" officeooo:rsid="00885567"/>
    </style:style>
    <style:style style:name="T31" style:family="text">
      <style:text-properties style:text-line-through-style="none" style:text-line-through-type="none" officeooo:rsid="00ce1b3a"/>
    </style:style>
    <style:style style:name="T32" style:family="text">
      <style:text-properties style:text-line-through-style="none" style:text-line-through-type="none" officeooo:rsid="00ce5db3"/>
    </style:style>
    <style:style style:name="T33" style:family="text">
      <style:text-properties style:text-line-through-style="none" style:text-line-through-type="none" officeooo:rsid="00951885"/>
    </style:style>
    <style:style style:name="T34" style:family="text">
      <style:text-properties style:text-line-through-style="none" style:text-line-through-type="none" officeooo:rsid="009e4f33"/>
    </style:style>
    <style:style style:name="T35" style:family="text">
      <style:text-properties style:text-line-through-style="none" style:text-line-through-type="none" officeooo:rsid="00975961"/>
    </style:style>
    <style:style style:name="T36" style:family="text">
      <style:text-properties style:text-line-through-style="none" style:text-line-through-type="none" officeooo:rsid="00873851"/>
    </style:style>
    <style:style style:name="T37" style:family="text">
      <style:text-properties style:text-line-through-style="none" style:text-line-through-type="none" officeooo:rsid="00cdb5d6"/>
    </style:style>
    <style:style style:name="T38" style:family="text">
      <style:text-properties style:text-line-through-style="none" style:text-line-through-type="none" officeooo:rsid="00d8b6de"/>
    </style:style>
    <style:style style:name="T39" style:family="text">
      <style:text-properties style:text-line-through-style="none" style:text-line-through-type="none" officeooo:rsid="01010123"/>
    </style:style>
    <style:style style:name="T40" style:family="text">
      <style:text-properties style:text-line-through-style="none" style:text-line-through-type="none" officeooo:rsid="0102c19e"/>
    </style:style>
    <style:style style:name="T41" style:family="text">
      <style:text-properties style:text-line-through-style="none" style:text-line-through-type="none" officeooo:rsid="01082bf5"/>
    </style:style>
    <style:style style:name="T42" style:family="text">
      <style:text-properties style:text-line-through-style="none" style:text-line-through-type="none" officeooo:rsid="01067ba8"/>
    </style:style>
    <style:style style:name="T43" style:family="text">
      <style:text-properties style:text-line-through-style="none" style:text-line-through-type="none" officeooo:rsid="0151b06a"/>
    </style:style>
    <style:style style:name="T44" style:family="text">
      <style:text-properties style:text-line-through-style="none" style:text-line-through-type="none" officeooo:rsid="0151b4ee"/>
    </style:style>
    <style:style style:name="T45" style:family="text">
      <style:text-properties officeooo:rsid="00839b40"/>
    </style:style>
    <style:style style:name="T46" style:family="text">
      <style:text-properties officeooo:rsid="0085def1"/>
    </style:style>
    <style:style style:name="T47" style:family="text">
      <style:text-properties officeooo:rsid="00873851"/>
    </style:style>
    <style:style style:name="T48" style:family="text">
      <style:text-properties officeooo:rsid="0087b365"/>
    </style:style>
    <style:style style:name="T49" style:family="text">
      <style:text-properties officeooo:rsid="0087c726"/>
    </style:style>
    <style:style style:name="T50" style:family="text">
      <style:text-properties officeooo:rsid="00885567"/>
    </style:style>
    <style:style style:name="T51" style:family="text">
      <style:text-properties officeooo:rsid="008bccaa"/>
    </style:style>
    <style:style style:name="T52" style:family="text">
      <style:text-properties officeooo:rsid="008c0198"/>
    </style:style>
    <style:style style:name="T53" style:family="text">
      <style:text-properties officeooo:rsid="008dfc59"/>
    </style:style>
    <style:style style:name="T54" style:family="text">
      <style:text-properties officeooo:rsid="00944009"/>
    </style:style>
    <style:style style:name="T55" style:family="text">
      <style:text-properties officeooo:rsid="00975961"/>
    </style:style>
    <style:style style:name="T56" style:family="text">
      <style:text-properties officeooo:rsid="009e4f33"/>
    </style:style>
    <style:style style:name="T57" style:family="text">
      <style:text-properties officeooo:rsid="009e704d"/>
    </style:style>
    <style:style style:name="T58" style:family="text">
      <style:text-properties officeooo:rsid="00a7e3bd"/>
    </style:style>
    <style:style style:name="T59" style:family="text">
      <style:text-properties officeooo:rsid="00ae1fb8"/>
    </style:style>
    <style:style style:name="T60" style:family="text">
      <style:text-properties officeooo:rsid="00afb3e6"/>
    </style:style>
    <style:style style:name="T61" style:family="text">
      <style:text-properties officeooo:rsid="00b1c511"/>
    </style:style>
    <style:style style:name="T62" style:family="text">
      <style:text-properties officeooo:rsid="00b558c0"/>
    </style:style>
    <style:style style:name="T63" style:family="text">
      <style:text-properties officeooo:rsid="00b71ba7"/>
    </style:style>
    <style:style style:name="T64" style:family="text">
      <style:text-properties officeooo:rsid="00bd682b"/>
    </style:style>
    <style:style style:name="T65" style:family="text">
      <style:text-properties officeooo:rsid="00beec3e"/>
    </style:style>
    <style:style style:name="T66" style:family="text">
      <style:text-properties officeooo:rsid="00c06c63"/>
    </style:style>
    <style:style style:name="T67" style:family="text">
      <style:text-properties officeooo:rsid="00c3de58"/>
    </style:style>
    <style:style style:name="T68" style:family="text">
      <style:text-properties officeooo:rsid="00c6621d"/>
    </style:style>
    <style:style style:name="T69" style:family="text">
      <style:text-properties officeooo:rsid="00cdb5d6"/>
    </style:style>
    <style:style style:name="T70" style:family="text">
      <style:text-properties officeooo:rsid="00ce5db3"/>
    </style:style>
    <style:style style:name="T71" style:family="text">
      <style:text-properties officeooo:rsid="00d00acf"/>
    </style:style>
    <style:style style:name="T72" style:family="text">
      <style:text-properties officeooo:rsid="00d34964"/>
    </style:style>
    <style:style style:name="T73" style:family="text">
      <style:text-properties officeooo:rsid="00d8b6de"/>
    </style:style>
    <style:style style:name="T74" style:family="text">
      <style:text-properties officeooo:rsid="00d970d2"/>
    </style:style>
    <style:style style:name="T75" style:family="text">
      <style:text-properties officeooo:rsid="00d9dcc8"/>
    </style:style>
    <style:style style:name="T76" style:family="text">
      <style:text-properties style:use-window-font-color="true" style:text-line-through-style="none" style:text-line-through-type="none" officeooo:rsid="007ebe86"/>
    </style:style>
    <style:style style:name="T77" style:family="text">
      <style:text-properties style:use-window-font-color="true" style:text-line-through-style="none" style:text-line-through-type="none" officeooo:rsid="008f67ea"/>
    </style:style>
    <style:style style:name="T78" style:family="text">
      <style:text-properties style:use-window-font-color="true" style:text-line-through-style="none" style:text-line-through-type="none" officeooo:rsid="00803626"/>
    </style:style>
    <style:style style:name="T79" style:family="text">
      <style:text-properties style:use-window-font-color="true" officeooo:rsid="00d8b6de"/>
    </style:style>
    <style:style style:name="T80" style:family="text">
      <style:text-properties officeooo:rsid="00aa3797"/>
    </style:style>
    <style:style style:name="T81" style:family="text">
      <style:text-properties officeooo:rsid="00ed2a65"/>
    </style:style>
    <style:style style:name="T82" style:family="text">
      <style:text-properties officeooo:rsid="00f312e7"/>
    </style:style>
    <style:style style:name="T83" style:family="text">
      <style:text-properties officeooo:rsid="00f7ff29"/>
    </style:style>
    <style:style style:name="T84" style:family="text">
      <style:text-properties officeooo:rsid="0101de89"/>
    </style:style>
    <style:style style:name="T85" style:family="text">
      <style:text-properties fo:font-style="normal" officeooo:rsid="00975961" style:font-style-asian="normal" style:font-style-complex="normal"/>
    </style:style>
    <style:style style:name="T86" style:family="text">
      <style:text-properties officeooo:rsid="01067ba8"/>
    </style:style>
    <style:style style:name="T87" style:family="text">
      <style:text-properties style:text-position="super 58%" officeooo:rsid="01067ba8"/>
    </style:style>
    <style:style style:name="T88" style:family="text">
      <style:text-properties style:text-position="super 58%" officeooo:rsid="010e9a5a"/>
    </style:style>
    <style:style style:name="T89" style:family="text">
      <style:text-properties style:text-position="0% 100%" officeooo:rsid="01067ba8"/>
    </style:style>
    <style:style style:name="T90" style:family="text">
      <style:text-properties officeooo:rsid="00ad9013"/>
    </style:style>
    <style:style style:name="T91" style:family="text">
      <style:text-properties officeooo:rsid="010e583c"/>
    </style:style>
    <style:style style:name="T92" style:family="text">
      <style:text-properties officeooo:rsid="010e9a5a"/>
    </style:style>
    <style:style style:name="T93" style:family="text">
      <style:text-properties officeooo:rsid="0111cfb1"/>
    </style:style>
    <style:style style:name="T94" style:family="text">
      <style:text-properties officeooo:rsid="0112f526"/>
    </style:style>
    <style:style style:name="T95" style:family="text">
      <style:text-properties officeooo:rsid="011bfaa1"/>
    </style:style>
    <style:style style:name="T96" style:family="text">
      <style:text-properties officeooo:rsid="0121a06b"/>
    </style:style>
    <style:style style:name="T97" style:family="text">
      <style:text-properties officeooo:rsid="01261db9"/>
    </style:style>
    <style:style style:name="T98" style:family="text">
      <style:text-properties officeooo:rsid="012633e4"/>
    </style:style>
    <style:style style:name="T99" style:family="text">
      <style:text-properties officeooo:rsid="01302dff"/>
    </style:style>
    <style:style style:name="T100" style:family="text">
      <style:text-properties officeooo:rsid="0130b2c2"/>
    </style:style>
    <style:style style:name="T101" style:family="text">
      <style:text-properties officeooo:rsid="013dbcc2"/>
    </style:style>
    <style:style style:name="T102" style:family="text">
      <style:text-properties officeooo:rsid="013f7256"/>
    </style:style>
    <style:style style:name="T103" style:family="text">
      <style:text-properties officeooo:rsid="0141e717"/>
    </style:style>
    <style:style style:name="T104" style:family="text">
      <style:text-properties officeooo:rsid="01426bb4"/>
    </style:style>
    <style:style style:name="T105" style:family="text">
      <style:text-properties officeooo:rsid="0143ea1d"/>
    </style:style>
    <style:style style:name="T106" style:family="text">
      <style:text-properties officeooo:rsid="014b16e8"/>
    </style:style>
    <style:style style:name="T107" style:family="text">
      <style:text-properties officeooo:rsid="0151076d"/>
    </style:style>
    <style:style style:name="T108" style:family="text">
      <style:text-properties officeooo:rsid="01542c4e"/>
    </style:style>
    <style:style style:name="T109" style:family="text">
      <style:text-properties officeooo:rsid="01570d1c"/>
    </style:style>
    <style:style style:name="T110" style:family="text">
      <style:text-properties officeooo:rsid="015aebfd"/>
    </style:style>
    <style:style style:name="T111" style:family="text">
      <style:text-properties officeooo:rsid="015f8eb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Collabora Assignment Submission Plugin</text:p>
      <text:p text:style-name="Standard"/>
      <text:p text:style-name="P94"><text:span text:style-name="T111">Manual </text:span>Functional<text:span text:style-name="T45"> </text:span>Test Script</text:p>
      <text:h text:style-name="Heading_20_2" text:outline-level="2"><text:span text:style-name="T7">Test </text:span><text:span text:style-name="T8">Setup Tasks</text:span></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text:span text:style-name="T9">Task</text:span> No</text:p>
          </table:table-cell>
          <table:table-cell table:style-name="Table1.A1" office:value-type="string">
            <text:p text:style-name="P5"><text:span text:style-name="T10">Task</text:span> <text:span text:style-name="T1">Description</text:span></text:p>
          </table:table-cell>
          <table:table-cell table:style-name="Table1.A1" office:value-type="string">
            <text:p text:style-name="P2">User</text:p>
          </table:table-cell>
          <table:table-cell table:style-name="Table1.D1" office:value-type="string">
            <text:p text:style-name="P4">Notes</text:p>
          </table:table-cell>
        </table:table-row>
        <table:table-row>
          <table:table-cell table:style-name="Table1.A2" office:value-type="string">
            <text:p text:style-name="P8">1</text:p>
          </table:table-cell>
          <table:table-cell table:style-name="Table1.A2" office:value-type="string">
            <text:p text:style-name="P9">Install Plugin <text:span text:style-name="T5">(requires mod_collabora)</text:span></text:p>
          </table:table-cell>
          <table:table-cell table:style-name="Table1.A2" office:value-type="string">
            <text:p text:style-name="P8">Admin</text:p>
          </table:table-cell>
          <table:table-cell table:style-name="Table1.D2" office:value-type="string">
            <text:p text:style-name="P10">As per <text:a xlink:type="simple" xlink:href="https://docs.moodle.org/37/en/Installing_plugins" text:style-name="Internet_20_link" text:visited-style-name="Visited_20_Internet_20_Link">https://docs.moodle.org/37/en/Installing_plugins</text:a> </text:p>
          </table:table-cell>
        </table:table-row>
        <table:table-row table:style-name="Table1.3">
          <table:table-cell table:style-name="Table1.A2" office:value-type="string">
            <text:p text:style-name="P105">2</text:p>
          </table:table-cell>
          <table:table-cell table:style-name="Table1.A2" office:value-type="string">
            <text:p text:style-name="P95">Configure Plugin</text:p>
          </table:table-cell>
          <table:table-cell table:style-name="Table1.A2" office:value-type="string">
            <text:p text:style-name="P104">Admin</text:p>
          </table:table-cell>
          <table:table-cell table:style-name="Table1.D2" office:value-type="string">
            <text:list xml:id="list2007265545" text:style-name="L2">
              <text:list-item text:start-value="1">
                <text:p text:style-name="P271">Navigate to ‘<text:span text:style-name="T12">Site administration -&gt; Plugins -&gt; Activity modules -&gt; Assignment -&gt; Submission plugins -&gt; Collaborative submissions</text:span>’ (admin/settings.php?section=assignsubmission_collabora)</text:p>
              </text:list-item>
              <text:list-item>
                <text:p text:style-name="P271">Enter the Collabora URL in the relevant text box and click ‘Save Changes’ </text:p>
              </text:list-item>
            </text:list>
          </table:table-cell>
        </table:table-row>
        <table:table-row>
          <table:table-cell table:style-name="Table1.A2" office:value-type="string">
            <text:p text:style-name="P47">3</text:p>
          </table:table-cell>
          <table:table-cell table:style-name="Table1.A2" office:value-type="string">
            <text:p text:style-name="P58">Turn off site password</text:p>
          </table:table-cell>
          <table:table-cell table:style-name="Table1.A2" office:value-type="string">
            <text:p text:style-name="P12"/>
          </table:table-cell>
          <table:table-cell table:style-name="Table1.D2" office:value-type="string">
            <text:list xml:id="list84246459738239" text:continue-numbering="true" text:style-name="L2">
              <text:list-item>
                <text:p text:style-name="P106">Navigate to ‘<text:span text:style-name="T12">Site administration -&gt; Security -&gt; Site security settings</text:span>’ (/admin/settings.php?section=sitepolicies)</text:p>
              </text:list-item>
              <text:list-item>
                <text:p text:style-name="P106">Turn off Password policy (passwordpolicy) and click ‘Save Changes’</text:p>
              </text:list-item>
            </text:list>
          </table:table-cell>
        </table:table-row>
        <table:table-row>
          <table:table-cell table:style-name="Table1.A2" office:value-type="string">
            <text:p text:style-name="P47">4</text:p>
          </table:table-cell>
          <table:table-cell table:style-name="Table1.A2" office:value-type="string">
            <text:p text:style-name="P57">Create <text:span text:style-name="T11">Editing </text:span>Teacher/Manager User </text:p>
          </table:table-cell>
          <table:table-cell table:style-name="Table1.A2" office:value-type="string">
            <text:p text:style-name="P12"/>
          </table:table-cell>
          <table:table-cell table:style-name="Table1.D2" office:value-type="string">
            <text:list xml:id="list84247512543416" text:continue-list="list84246459738239" text:style-name="L2">
              <text:list-item text:start-value="1">
                <text:p text:style-name="P107">Navigate to ‘<text:span text:style-name="T12">Site administration -&gt; Users -&gt; Accounts -&gt; Add a new user</text:span>’ (/user/editadvanced.php?id=-1)</text:p>
              </text:list-item>
              <text:list-item>
                <text:p text:style-name="P108">Create a user named with username teacher1;</text:p>
              </text:list-item>
              <text:list-item>
                <text:p text:style-name="P108">Click ‘Create User’ button to save.</text:p>
              </text:list-item>
            </text:list>
          </table:table-cell>
        </table:table-row>
        <table:table-row>
          <table:table-cell table:style-name="Table1.A2" office:value-type="string">
            <text:p text:style-name="P47">5</text:p>
          </table:table-cell>
          <table:table-cell table:style-name="Table1.A2" office:value-type="string">
            <text:p text:style-name="P55">Create Test Course, modules and users</text:p>
            <text:p text:style-name="P56">(Requires Debugging to be switched on)</text:p>
          </table:table-cell>
          <table:table-cell table:style-name="Table1.A2" office:value-type="string">
            <text:p text:style-name="P11">Admin</text:p>
          </table:table-cell>
          <table:table-cell table:style-name="Table1.D2" office:value-type="string">
            <text:list xml:id="list4239240641" text:style-name="L3">
              <text:list-item>
                <text:p text:style-name="P109">Edit <text:span text:style-name="T12">config.php</text:span> file and add a line for the generated users’ <text:s/>password e.g $CFG→tool_generator_users_password = ”Pa55word”</text:p>
              </text:list-item>
              <text:list-item>
                <text:p text:style-name="P110">Navigate to ‘<text:span text:style-name="T12">Site administration -&gt; Development -&gt; Make test course</text:span>’ (/admin/tool/generator/maketestcourse.php);</text:p>
              </text:list-item>
              <text:list-item>
                <text:p text:style-name="P110"><text:soft-page-break/>Select Course to create</text:p>
              </text:list-item>
              <text:list-item>
                <text:p text:style-name="P111">Fill in Course Details</text:p>
              </text:list-item>
              <text:list-item>
                <text:p text:style-name="P111">Click ‘Save Course’</text:p>
              </text:list-item>
            </text:list>
          </table:table-cell>
        </table:table-row>
        <table:table-row>
          <table:table-cell table:style-name="Table1.A2" office:value-type="string">
            <text:p text:style-name="P47">6</text:p>
          </table:table-cell>
          <table:table-cell table:style-name="Table1.A2" office:value-type="string">
            <text:p text:style-name="P59">Enrol Teacher into Test course</text:p>
          </table:table-cell>
          <table:table-cell table:style-name="Table1.A2" office:value-type="string">
            <text:p text:style-name="P12"/>
          </table:table-cell>
          <table:table-cell table:style-name="Table1.D2" office:value-type="string">
            <text:list xml:id="list84247576893922" text:continue-list="list84247512543416" text:style-name="L2">
              <text:list-item text:start-value="1">
                <text:p text:style-name="P112">Navigate to course;</text:p>
              </text:list-item>
              <text:list-item>
                <text:p text:style-name="P112">Select ‘Participants’</text:p>
              </text:list-item>
              <text:list-item>
                <text:p text:style-name="P113">Click ‘Enrol Users’ button</text:p>
              </text:list-item>
              <text:list-item>
                <text:p text:style-name="P114">Search for Teacher user and assign to Teacher role. <text:s/>Click ‘Enrol User’ button in pop-up.</text:p>
              </text:list-item>
            </text:list>
          </table:table-cell>
        </table:table-row>
        <table:table-row>
          <table:table-cell table:style-name="Table1.A2" office:value-type="string">
            <text:p text:style-name="P47">7</text:p>
          </table:table-cell>
          <table:table-cell table:style-name="Table1.A2" office:value-type="string">
            <text:p text:style-name="P54">Setup Group<text:span text:style-name="T6">s and Members</text:span></text:p>
          </table:table-cell>
          <table:table-cell table:style-name="Table1.A2" office:value-type="string">
            <text:p text:style-name="P51">Admin</text:p>
          </table:table-cell>
          <table:table-cell table:style-name="Table1.D2" office:value-type="string">
            <text:list xml:id="list84246042630183" text:continue-list="list84247576893922" text:style-name="L2">
              <text:list-item text:start-value="1">
                <text:p text:style-name="P115">Navigate to Course</text:p>
              </text:list-item>
              <text:list-item>
                <text:p text:style-name="P115">Turn Editing On</text:p>
              </text:list-item>
              <text:list-item>
                <text:p text:style-name="P115">Select <text:span text:style-name="T2">More→Users-&gt;</text:span>Groups</text:p>
              </text:list-item>
              <text:list-item>
                <text:p text:style-name="P116">Create 2 Groups with 2 members in each e.g</text:p>
              </text:list-item>
            </text:list>
            <text:list xml:id="list1930771972" text:style-name="L4">
              <text:list-item>
                <text:list>
                  <text:list-item>
                    <text:p text:style-name="P117">Group 1 – <text:span text:style-name="T58">Grp1User1 &amp; Grp1User2</text:span></text:p>
                  </text:list-item>
                  <text:list-item>
                    <text:p text:style-name="P118">Group 2 – <text:span text:style-name="T58">Grp2User1 &amp; Grp2User2</text:span></text:p>
                  </text:list-item>
                </text:list>
              </text:list-item>
            </text:list>
          </table:table-cell>
        </table:table-row>
        <table:table-row>
          <table:table-cell table:style-name="Table1.A2" office:value-type="string">
            <text:p text:style-name="P47">8</text:p>
          </table:table-cell>
          <table:table-cell table:style-name="Table1.A2" office:value-type="string">
            <text:p text:style-name="P60">Configure the Collabora URL</text:p>
          </table:table-cell>
          <table:table-cell table:style-name="Table1.A2" office:value-type="string">
            <text:p text:style-name="P47">Admin</text:p>
          </table:table-cell>
          <table:table-cell table:style-name="Table1.D2" office:value-type="string">
            <text:list xml:id="list84247024443529" text:continue-list="list84246042630183" text:style-name="L2">
              <text:list-item text:start-value="1">
                <text:p text:style-name="P119"/>
              </text:list-item>
            </text:list>
          </table:table-cell>
        </table:table-row>
      </table:table>
      <text:h text:style-name="Heading_20_3" text:outline-level="3">Notes: <text:span text:style-name="T45">Functional </text:span>Features</text:h>
      <text:p text:style-name="P52">The submission plugin will have the following features:</text:p>
      <text:list xml:id="list2311202664" text:style-name="L5">
        <text:list-item>
          <text:p text:style-name="P96">For the grader (Tutor) be able to view the Collabora document the submission plugin will support displaying the relevant document as a link on the individual grading screen or submissions report - the the document will be opened in read only mode</text:p>
        </text:list-item>
      </text:list>
      <text:list xml:id="list1754154219" text:style-name="L6">
        <text:list-item>
          <text:p text:style-name="P97">Once the student has confirmed submitted the document for grading when "Require learners click submit button" is enabled for the assignment it should make the document read only to all users</text:p>
        </text:list-item>
        <text:list-item>
          <text:p text:style-name="P97">If the attempt is reopened by the tutor for example then the document should become editable again for the student</text:p>
        </text:list-item>
        <text:list-item>
          <text:p text:style-name="P97">If the assignment module is configured with a cut-off date then the learner's submission document will become read only unless an extension is granted</text:p>
        </text:list-item>
      </text:list>
      <text:h text:style-name="Heading_20_3" text:outline-level="3"><text:soft-page-break/>Notes: Test Scenario<text:span text:style-name="T46">s</text:span></text:h>
      <text:list xml:id="list284429223" text:style-name="L7">
        <text:list-item>
          <text:p text:style-name="P98">Individual</text:p>
          <text:list>
            <text:list-item>
              <text:p text:style-name="P99">No Click To Submit <text:s/><text:span text:style-name="T64">+ Lock – </text:span><text:span text:style-name="T13">File upload</text:span></text:p>
            </text:list-item>
            <text:list-item>
              <text:p text:style-name="P99">Click to submit <text:span text:style-name="T64">+ Reopen – </text:span><text:span text:style-name="T13">specified text</text:span></text:p>
            </text:list-item>
            <text:list-item>
              <text:p text:style-name="P100">Click to submit <text:span text:style-name="T64">+ </text:span>Past By Date <text:span text:style-name="T19">+ </text:span>Grant Extension – <text:span text:style-name="T83">with no prior submissions - </text:span><text:span text:style-name="T14">spreadsheet</text:span></text:p>
            </text:list-item>
          </text:list>
        </text:list-item>
        <text:list-item>
          <text:p text:style-name="P98">Group</text:p>
          <text:list>
            <text:list-item>
              <text:p text:style-name="P101">No Click To Submit <text:span text:style-name="T65">+ Lock (mutiple edits) - </text:span><text:span text:style-name="T15">presentation</text:span></text:p>
            </text:list-item>
            <text:list-item>
              <text:p text:style-name="P101">Click to submit <text:span text:style-name="T20">(all group members) + Reopen – </text:span><text:span text:style-name="T16">spreadsheet</text:span></text:p>
            </text:list-item>
            <text:list-item>
              <text:p text:style-name="P102"><text:span text:style-name="T85">Click To Submit (one group member) - Past By Date + Grant Extension <text:s/>(prior submission) – </text:span><text:span text:style-name="T17">wordprocessor document</text:span></text:p>
            </text:list-item>
          </text:list>
        </text:list-item>
      </text:list>
      <text:h text:style-name="Heading_20_2" text:outline-level="2">Manual test scripts</text:h>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Test No</text:p>
          </table:table-cell>
          <table:table-cell table:style-name="Table3.A1" office:value-type="string">
            <text:p text:style-name="P6">Test <text:span text:style-name="T1">Description</text:span></text:p>
          </table:table-cell>
          <table:table-cell table:style-name="Table3.A1" office:value-type="string">
            <text:p text:style-name="P6">User</text:p>
          </table:table-cell>
          <table:table-cell table:style-name="Table3.A1" office:value-type="string">
            <text:p text:style-name="P6">Test Steps</text:p>
          </table:table-cell>
          <table:table-cell table:style-name="Table3.E1" office:value-type="string">
            <text:p text:style-name="P7">Pass/Fail</text:p>
          </table:table-cell>
        </table:table-row>
        <table:table-row>
          <table:table-cell table:style-name="Table3.A2" table:number-columns-spanned="5" office:value-type="string">
            <text:p text:style-name="P65"><text:span text:style-name="T47">Collabora Submissions – Individual - </text:span><text:span text:style-name="T23">No Click To Submit </text:span><text:span text:style-name="T28">+ Lock </text:span><text:span text:style-name="T23">(</text:span><text:span text:style-name="T30">File Upload option)</text:span></text:p>
          </table:table-cell>
          <table:covered-table-cell/>
          <table:covered-table-cell/>
          <table:covered-table-cell/>
          <table:covered-table-cell/>
        </table:table-row>
        <table:table-row>
          <table:table-cell table:style-name="Table3.A3" office:value-type="string">
            <text:p text:style-name="P46">1</text:p>
          </table:table-cell>
          <table:table-cell table:style-name="Table3.A3" office:value-type="string">
            <text:p text:style-name="P68"><text:span text:style-name="T47">Create Collabora Submissions – Individual - </text:span><text:span text:style-name="T23">No Click To Submit </text:span><text:span text:style-name="T28">+ Lock</text:span></text:p>
            <text:p text:style-name="P77"><text:span text:style-name="T23">(</text:span><text:span text:style-name="T21">File Upload option)</text:span></text:p>
          </table:table-cell>
          <table:table-cell table:style-name="Table3.A3" office:value-type="string">
            <text:p text:style-name="P14">Teacher/Manager</text:p>
          </table:table-cell>
          <table:table-cell table:style-name="Table3.A3" office:value-type="string">
            <text:list xml:id="list2398284420" text:style-name="L8">
              <text:list-item>
                <text:p text:style-name="P120">Navigate to Course</text:p>
              </text:list-item>
              <text:list-item>
                <text:p text:style-name="P120">Turn On Editing</text:p>
              </text:list-item>
              <text:list-item>
                <text:p text:style-name="P126">Click ‘Add topics’ link;</text:p>
              </text:list-item>
              <text:list-item>
                <text:p text:style-name="P127"><text:span text:style-name="T3">In new Topic </text:span>Click ‘Add an activity or resource’ <text:span text:style-name="T3">link</text:span></text:p>
              </text:list-item>
              <text:list-item>
                <text:p text:style-name="P133">Select ‘<text:span text:style-name="T4">Assignment’</text:span></text:p>
              </text:list-item>
              <text:list-item>
                <text:p text:style-name="P139">Click ‘Add’ button.</text:p>
              </text:list-item>
              <text:list-item>
                <text:p text:style-name="P145"><text:span text:style-name="T48">Fill in </text:span><text:s/>‘Assignment name’ <text:span text:style-name="T49">and ‘Description’</text:span></text:p>
              </text:list-item>
              <text:list-item>
                <text:p text:style-name="P151"><text:span text:style-name="T50">In the ‘</text:span>Submission types’ <text:span text:style-name="T50">section, enable ‘Collaborative submissions’ only</text:span></text:p>
              </text:list-item>
              <text:list-item>
                <text:p text:style-name="P161">In the ‘Submission types’ section, select ‘File Upload’ <text:s/>in the ‘Format (Collabora)’ dropdown</text:p>
              </text:list-item>
              <text:list-item>
                <text:p text:style-name="P162"><text:soft-page-break/>In the ‘Submission types’ section, <text:span text:style-name="T53">u</text:span>pload a file into the the ‘Initial file (Collabora)’ file upload field.</text:p>
              </text:list-item>
              <text:list-item>
                <text:p text:style-name="P161">Click ‘Save and return to course’ button.</text:p>
              </text:list-item>
              <text:list-item>
                <text:p text:style-name="P161">New Assignment now in the course.</text:p>
              </text:list-item>
            </text:list>
          </table:table-cell>
          <table:table-cell table:style-name="Table3.A2" office:value-type="string">
            <text:p text:style-name="P20">P</text:p>
          </table:table-cell>
        </table:table-row>
        <table:table-row>
          <table:table-cell table:style-name="Table3.A3" office:value-type="string">
            <text:p text:style-name="P46">2</text:p>
          </table:table-cell>
          <table:table-cell table:style-name="Table3.A3" office:value-type="string">
            <text:p text:style-name="P78">Submit <text:span text:style-name="T47">Collabora Submissions – Individual - </text:span><text:span text:style-name="T23">No Click To Submit </text:span><text:span text:style-name="T29">+ Lock</text:span></text:p>
          </table:table-cell>
          <table:table-cell table:style-name="Table3.A3" office:value-type="string">
            <text:p text:style-name="P21">Student (Grp1User1)</text:p>
          </table:table-cell>
          <table:table-cell table:style-name="Table3.A3" office:value-type="string">
            <text:list xml:id="list84246021055195" text:continue-list="list2398284420" text:style-name="L8">
              <text:list-item text:start-value="1">
                <text:p text:style-name="P169">Navigate to Course</text:p>
              </text:list-item>
              <text:list-item>
                <text:p text:style-name="P170">Click on ‘<text:span text:style-name="T47">Individual - </text:span><text:span text:style-name="T23">No Click To Submit </text:span><text:span text:style-name="T29">+ Lock</text:span>’ Assignment</text:p>
              </text:list-item>
              <text:list-item>
                <text:p text:style-name="P169">‘Submission status’ <text:span text:style-name="T59">should say ‘</text:span>No attempt’</text:p>
              </text:list-item>
              <text:list-item>
                <text:p text:style-name="P190">Click on ‘Add submission’ button</text:p>
              </text:list-item>
              <text:list-item>
                <text:p text:style-name="P196">Edit the <text:span text:style-name="T106">uploaded </text:span>Collabora document </text:p>
              </text:list-item>
              <text:list-item>
                <text:p text:style-name="P202">Save changes to edited file</text:p>
              </text:list-item>
              <text:list-item>
                <text:p text:style-name="P202">Click ‘Save Changes’ button</text:p>
              </text:list-item>
              <text:list-item>
                <text:p text:style-name="P202">‘Submission status’ <text:span text:style-name="T60">should now state ‘</text:span>Submitted for grading’ <text:span text:style-name="T60">and the ‘Edit submission’ button should still be available</text:span></text:p>
              </text:list-item>
            </text:list>
          </table:table-cell>
          <table:table-cell table:style-name="Table3.A2" office:value-type="string">
            <text:p text:style-name="P24">P</text:p>
          </table:table-cell>
        </table:table-row>
        <table:table-row>
          <table:table-cell table:style-name="Table3.A3" office:value-type="string">
            <text:p text:style-name="P46">3</text:p>
          </table:table-cell>
          <table:table-cell table:style-name="Table3.A3" office:value-type="string">
            <text:p text:style-name="P78">View <text:span text:style-name="T66">&amp; Lock Collabora Submissions – Individual - </text:span><text:span text:style-name="T23">No Click To Submit </text:span><text:span text:style-name="T29">+ Lock</text:span></text:p>
          </table:table-cell>
          <table:table-cell table:style-name="Table3.A3" office:value-type="string">
            <text:p text:style-name="P15">Teacher/Manager</text:p>
          </table:table-cell>
          <table:table-cell table:style-name="Table3.A3" office:value-type="string">
            <text:list xml:id="list84247263643534" text:continue-list="list84246021055195" text:style-name="L8">
              <text:list-item text:start-value="1">
                <text:p text:style-name="P171">Navigate to Course</text:p>
              </text:list-item>
              <text:list-item text:start-value="1">
                <text:p text:style-name="P170">Click on ‘<text:span text:style-name="T47">Individual - </text:span><text:span text:style-name="T23">No Click To Submit </text:span><text:span text:style-name="T29">+ Lock</text:span>’ Assignment</text:p>
              </text:list-item>
              <text:list-item>
                <text:p text:style-name="P216">Click ‘View all submissions’ button</text:p>
              </text:list-item>
              <text:list-item>
                <text:p text:style-name="P216">In the ‘Options’ section of the page under the table, select ‘Submitted’ in the ‘Filter’ dropdown field. Table <text:span text:style-name="T61">should update with student completion. <text:s/></text:span></text:p>
              </text:list-item>
              <text:list-item>
                <text:p text:style-name="P223">Clicking on the ‘magnifying glass’ icon link for the student should display the submission in the Collabora frame in read-only format only.</text:p>
              </text:list-item>
              <text:list-item>
                <text:p text:style-name="P229">Click the ‘Back’ button to return to Grading screen.</text:p>
              </text:list-item>
              <text:list-item>
                <text:p text:style-name="P229">In the ‘Edit’ column, <text:span text:style-name="T67">click ‘Edit’ and select ‘Prevent submission changes’ - ‘Status’ column should now read ‘Submitted for grading - Submission changes not allowed’</text:span></text:p>
              </text:list-item>
            </text:list>
          </table:table-cell>
          <table:table-cell table:style-name="Table3.A2" office:value-type="string">
            <text:p text:style-name="P28">P</text:p>
          </table:table-cell>
        </table:table-row>
        <table:table-row>
          <table:table-cell table:style-name="Table3.A3" office:value-type="string">
            <text:p text:style-name="P46">4</text:p>
          </table:table-cell>
          <table:table-cell table:style-name="Table3.A3" office:value-type="string">
            <text:p text:style-name="P78"><text:span text:style-name="T68">Attempt re-s</text:span>ubmit <text:span text:style-name="T47">Collabora Submissions – </text:span><text:soft-page-break/><text:span text:style-name="T47">Individual - </text:span><text:span text:style-name="T23">No Click To Submit </text:span><text:span text:style-name="T29">+ Lock</text:span></text:p>
          </table:table-cell>
          <table:table-cell table:style-name="Table3.A3" office:value-type="string">
            <text:p text:style-name="P21">Student <text:soft-page-break/>(Grp1User1)</text:p>
          </table:table-cell>
          <table:table-cell table:style-name="Table3.A3" office:value-type="string">
            <text:list xml:id="list84245601403884" text:continue-list="list84247263643534" text:style-name="L8">
              <text:list-item text:start-value="1">
                <text:p text:style-name="P169">Navigate to Course</text:p>
              </text:list-item>
              <text:list-item>
                <text:p text:style-name="P170"><text:soft-page-break/>Click on ‘<text:span text:style-name="T47">Individual - </text:span><text:span text:style-name="T23">No Click To Submit </text:span><text:span text:style-name="T29">+ Lock</text:span>’ Assignment</text:p>
              </text:list-item>
              <text:list-item>
                <text:p text:style-name="P169">‘Submission status’ <text:span text:style-name="T59">should say ‘Submitted for grading. This assignment is not accepting submissions</text:span>’</text:p>
              </text:list-item>
              <text:list-item>
                <text:p text:style-name="P238">The ‘Edit submission’ button should NOT be available</text:p>
              </text:list-item>
            </text:list>
          </table:table-cell>
          <table:table-cell table:style-name="Table3.A2" office:value-type="string">
            <text:p text:style-name="P25">P</text:p>
          </table:table-cell>
        </table:table-row>
        <table:table-row>
          <table:table-cell table:style-name="Table3.A2" table:number-columns-spanned="5" office:value-type="string">
            <text:p text:style-name="P65"><text:span text:style-name="T47">Collabora Submissions – Individual - </text:span><text:span text:style-name="T23">Click to submit <text:s/></text:span><text:span text:style-name="T31">+ Reopen </text:span><text:span text:style-name="T23">(</text:span><text:span text:style-name="T25">Specified</text:span><text:span text:style-name="T27"> text</text:span><text:span text:style-name="T25">)</text:span></text:p>
          </table:table-cell>
          <table:covered-table-cell/>
          <table:covered-table-cell/>
          <table:covered-table-cell/>
          <table:covered-table-cell/>
        </table:table-row>
        <table:table-row>
          <table:table-cell table:style-name="Table3.A3" office:value-type="string">
            <text:p text:style-name="P46">5</text:p>
          </table:table-cell>
          <table:table-cell table:style-name="Table3.A3" office:value-type="string">
            <text:p text:style-name="P69"><text:span text:style-name="T47">Create Collabora Submissions – Individual - </text:span><text:span text:style-name="T23">Click to submit </text:span><text:span text:style-name="T32">+ Reopen</text:span></text:p>
            <text:p text:style-name="P80"><text:span text:style-name="T23">(</text:span><text:span text:style-name="T25">Specified</text:span><text:span text:style-name="T21"> text</text:span><text:span text:style-name="T25">)</text:span></text:p>
          </table:table-cell>
          <table:table-cell table:style-name="Table3.A3" office:value-type="string">
            <text:p text:style-name="P16">Teacher/Manager</text:p>
          </table:table-cell>
          <table:table-cell table:style-name="Table3.A3" office:value-type="string">
            <text:list xml:id="list84247215178365" text:continue-list="list84245601403884" text:style-name="L8">
              <text:list-item text:start-value="1">
                <text:p text:style-name="P121">Navigate to Course</text:p>
              </text:list-item>
              <text:list-item>
                <text:p text:style-name="P121">Turn On Editing</text:p>
              </text:list-item>
              <text:list-item>
                <text:p text:style-name="P128">Click ‘Add topics’ link;</text:p>
              </text:list-item>
              <text:list-item>
                <text:p text:style-name="P128"><text:span text:style-name="T3">In new Topic </text:span>Click ‘Add an activity or resource’ <text:span text:style-name="T3">link</text:span></text:p>
              </text:list-item>
              <text:list-item>
                <text:p text:style-name="P134">Select ‘<text:span text:style-name="T4">Assignment’</text:span></text:p>
              </text:list-item>
              <text:list-item>
                <text:p text:style-name="P140">Click ‘Add’ button.</text:p>
              </text:list-item>
              <text:list-item>
                <text:p text:style-name="P146"><text:span text:style-name="T48">Fill in </text:span><text:s/>‘Assignment name’ <text:span text:style-name="T49">and ‘Description’</text:span></text:p>
              </text:list-item>
              <text:list-item>
                <text:p text:style-name="P152"><text:span text:style-name="T50">In the ‘</text:span>Submission types’ <text:span text:style-name="T50">section, enable ‘Collaborative submissions’ only</text:span></text:p>
              </text:list-item>
              <text:list-item>
                <text:p text:style-name="P163">In the ‘Submission types’ section, select ‘<text:span text:style-name="T51">Specified Text</text:span>’ <text:s/>in the ‘Format (Collabora)’ dropdown</text:p>
              </text:list-item>
              <text:list-item>
                <text:p text:style-name="P162">In the ‘Submission types’ section, <text:span text:style-name="T53">cut and paste some text </text:span><text:s/>into the the ‘Initial text (Collabora)’ <text:span text:style-name="T52">textarea</text:span> field</text:p>
              </text:list-item>
              <text:list-item>
                <text:p text:style-name="P239"><text:span text:style-name="T50">In the ‘Submission types’ section, <text:s/>e</text:span>nter a filename without extension in the ‘Filename without extension (Collabora)’ text box</text:p>
              </text:list-item>
              <text:list-item>
                <text:p text:style-name="P244">In the ‘Submission settings’, select ‘Yes’ in the ‘Require students to click the submit button’ dropdown field</text:p>
              </text:list-item>
              <text:list-item>
                <text:p text:style-name="P163">Click ‘Save and return to course’ button.</text:p>
              </text:list-item>
              <text:list-item>
                <text:p text:style-name="P163">New Assignment now in the course.</text:p>
              </text:list-item>
            </text:list>
          </table:table-cell>
          <table:table-cell table:style-name="Table3.A2" office:value-type="string">
            <text:p text:style-name="P26">P</text:p>
          </table:table-cell>
        </table:table-row>
        <text:soft-page-break/>
        <table:table-row>
          <table:table-cell table:style-name="Table3.A3" office:value-type="string">
            <text:p text:style-name="P46">6</text:p>
          </table:table-cell>
          <table:table-cell table:style-name="Table3.A3" office:value-type="string">
            <text:p text:style-name="P81">Submit <text:span text:style-name="T47">Collabora Submissions – Individual - </text:span><text:span text:style-name="T23">Click to submit </text:span><text:span text:style-name="T32">+ Reopen</text:span></text:p>
          </table:table-cell>
          <table:table-cell table:style-name="Table3.A3" office:value-type="string">
            <text:p text:style-name="P22">Student (Grp<text:span text:style-name="T63">2</text:span>User1)</text:p>
          </table:table-cell>
          <table:table-cell table:style-name="Table3.A3" office:value-type="string">
            <text:list xml:id="list84246634659300" text:continue-list="list84247215178365" text:style-name="L8">
              <text:list-item text:start-value="1">
                <text:p text:style-name="P172">Navigate to Course</text:p>
              </text:list-item>
              <text:list-item>
                <text:p text:style-name="P173">Click on ‘<text:span text:style-name="T37">Individual - </text:span><text:span text:style-name="T23">Click to submit </text:span><text:span text:style-name="T32">+ Reopen</text:span>’ Assignment</text:p>
              </text:list-item>
              <text:list-item>
                <text:p text:style-name="P172">‘Submission status’ <text:span text:style-name="T59">should say ‘</text:span>No attempt’</text:p>
              </text:list-item>
              <text:list-item>
                <text:p text:style-name="P191">Click on ‘Add submission’ button</text:p>
              </text:list-item>
              <text:list-item>
                <text:p text:style-name="P197">Edit the Collabora document – should start the <text:span text:style-name="T62">initial </text:span>text <text:span text:style-name="T62">as set</text:span></text:p>
              </text:list-item>
              <text:list-item>
                <text:p text:style-name="P203">Save changes to edited file</text:p>
              </text:list-item>
              <text:list-item>
                <text:p text:style-name="P203">Click ‘Save Changes’ button</text:p>
              </text:list-item>
              <text:list-item>
                <text:p text:style-name="P204">‘Submission status’ <text:span text:style-name="T62">should now read</text:span> ‘Draft (not submitted)’</text:p>
              </text:list-item>
              <text:list-item>
                <text:p text:style-name="P247">Click ‘Submit assignment’ button</text:p>
              </text:list-item>
              <text:list-item>
                <text:p text:style-name="P247">Click ‘Yes’ <text:s/>to continue submission for grading</text:p>
              </text:list-item>
              <text:list-item>
                <text:p text:style-name="P204">‘Submission status’ <text:span text:style-name="T60">should now state ‘</text:span>Submitted for grading’ <text:span text:style-name="T60">and the ‘Edit submission’ button should NOT <text:s/>be available</text:span></text:p>
              </text:list-item>
            </text:list>
          </table:table-cell>
          <table:table-cell table:style-name="Table3.A2" office:value-type="string">
            <text:p text:style-name="P27">P</text:p>
          </table:table-cell>
        </table:table-row>
        <table:table-row>
          <table:table-cell table:style-name="Table3.A3" office:value-type="string">
            <text:p text:style-name="P46">7</text:p>
          </table:table-cell>
          <table:table-cell table:style-name="Table3.A3" office:value-type="string">
            <text:p text:style-name="P81">View <text:span text:style-name="T69">&amp; Reopen Collabora Submissions – Individual - </text:span><text:span text:style-name="T23">Click to submit </text:span><text:span text:style-name="T32">+ Reopen</text:span></text:p>
          </table:table-cell>
          <table:table-cell table:style-name="Table3.A3" office:value-type="string">
            <text:p text:style-name="P15">Teacher/Manager</text:p>
          </table:table-cell>
          <table:table-cell table:style-name="Table3.A3" office:value-type="string">
            <text:list xml:id="list1896155888" text:style-name="L9">
              <text:list-item>
                <text:p text:style-name="P186">Navigate to Course</text:p>
              </text:list-item>
              <text:list-item>
                <text:p text:style-name="P187">Click on ‘<text:span text:style-name="T69">Individual - </text:span><text:span text:style-name="T23">Click to submit </text:span><text:span text:style-name="T32">+ Reopen</text:span>’ Assignment</text:p>
              </text:list-item>
              <text:list-item>
                <text:p text:style-name="P221">Click ‘View all submissions’ button</text:p>
              </text:list-item>
              <text:list-item>
                <text:p text:style-name="P221">In the ‘Options’ section of the page under the table, select ‘Submitted’ in the ‘Filter’ dropdown field. Table <text:span text:style-name="T61">should update with student completion. <text:s/></text:span></text:p>
              </text:list-item>
              <text:list-item>
                <text:p text:style-name="P227">Clicking on the ‘magnifying glass’ icon link for the student should display the submission in the Collabora frame in read-only format only.</text:p>
              </text:list-item>
              <text:list-item>
                <text:p text:style-name="P235">Click the ‘Back’ button to return to Grading screen.</text:p>
              </text:list-item>
              <text:list-item>
                <text:p text:style-name="P235">In the ‘Edit’ column, <text:span text:style-name="T67">click ‘Edit’ and select ‘Revert the submission to draft’ . <text:s/>The user row should not longer show because of the filter set in step 3. <text:s/>Remove the filter to see the user row again.</text:span></text:p>
              </text:list-item>
            </text:list>
          </table:table-cell>
          <table:table-cell table:style-name="Table3.A2" office:value-type="string">
            <text:p text:style-name="P28">P</text:p>
          </table:table-cell>
        </table:table-row>
        <text:soft-page-break/>
        <table:table-row>
          <table:table-cell table:style-name="Table3.A3" office:value-type="string">
            <text:p text:style-name="P46">8</text:p>
          </table:table-cell>
          <table:table-cell table:style-name="Table3.A3" office:value-type="string">
            <text:p text:style-name="P81"><text:span text:style-name="T70">Re-s</text:span>ubmit <text:span text:style-name="T47">Collabora Submissions – Individual - </text:span><text:span text:style-name="T23">Click to submit </text:span><text:span text:style-name="T32">+ Reopen</text:span></text:p>
          </table:table-cell>
          <table:table-cell table:style-name="Table3.A3" office:value-type="string">
            <text:p text:style-name="P22">Student (Grp<text:span text:style-name="T63">2</text:span>User1)</text:p>
          </table:table-cell>
          <table:table-cell table:style-name="Table3.A3" office:value-type="string">
            <text:list xml:id="list84245615791148" text:continue-list="list84246634659300" text:style-name="L8">
              <text:list-item text:start-value="1">
                <text:p text:style-name="P172">Navigate to Course</text:p>
              </text:list-item>
              <text:list-item>
                <text:p text:style-name="P173">Click on ‘<text:span text:style-name="T36">Individual - </text:span><text:span text:style-name="T23">Click to submit </text:span><text:span text:style-name="T32">+ Reopen</text:span>’ Assignment</text:p>
              </text:list-item>
              <text:list-item>
                <text:p text:style-name="P174">‘Submission status’ <text:span text:style-name="T59">should say ‘Draft (not submitted)</text:span>’</text:p>
              </text:list-item>
              <text:list-item>
                <text:p text:style-name="P191">Click on ‘<text:span text:style-name="T72">Edit</text:span> submission’ button</text:p>
              </text:list-item>
              <text:list-item>
                <text:p text:style-name="P197">Edit the Collabora document – <text:span text:style-name="T72">should be the one with the document saved previously</text:span></text:p>
              </text:list-item>
              <text:list-item>
                <text:p text:style-name="P203">Save changes to edited file</text:p>
              </text:list-item>
              <text:list-item>
                <text:p text:style-name="P203">Click ‘Save Changes’ button</text:p>
              </text:list-item>
              <text:list-item>
                <text:p text:style-name="P204">‘Submission status’ <text:span text:style-name="T62">should still read</text:span> ‘Draft (not submitted)’</text:p>
              </text:list-item>
              <text:list-item>
                <text:p text:style-name="P247">Click ‘Submit assignment’ button</text:p>
              </text:list-item>
              <text:list-item>
                <text:p text:style-name="P247">Click ‘Yes’ <text:s/>to continue submission for grading</text:p>
              </text:list-item>
              <text:list-item>
                <text:p text:style-name="P204">‘Submission status’ <text:span text:style-name="T60">should now state ‘</text:span>Submitted for grading’ <text:span text:style-name="T60">and the ‘Edit submission’ button should NOT <text:s/>be available</text:span></text:p>
              </text:list-item>
            </text:list>
          </table:table-cell>
          <table:table-cell table:style-name="Table3.A2" office:value-type="string">
            <text:p text:style-name="P29">P</text:p>
          </table:table-cell>
        </table:table-row>
        <table:table-row>
          <table:table-cell table:style-name="Table3.A3" office:value-type="string">
            <text:p text:style-name="P46">9</text:p>
          </table:table-cell>
          <table:table-cell table:style-name="Table3.A3" office:value-type="string">
            <text:p text:style-name="P82">Review re-submission <text:span text:style-name="T47">Collabora Submissions – Individual - </text:span><text:span text:style-name="T23">Click to submit </text:span><text:span text:style-name="T32">+ Reopen</text:span></text:p>
          </table:table-cell>
          <table:table-cell table:style-name="Table3.A3" office:value-type="string">
            <text:p text:style-name="P17">Teacher/Manager</text:p>
          </table:table-cell>
          <table:table-cell table:style-name="Table3.A3" office:value-type="string">
            <text:list xml:id="list84245526170863" text:continue-list="list84245615791148" text:style-name="L8">
              <text:list-item text:start-value="1">
                <text:p text:style-name="P175">Navigate to Course</text:p>
              </text:list-item>
              <text:list-item>
                <text:p text:style-name="P175">Click on ‘Individual - No Click To Submit’ Assignment</text:p>
              </text:list-item>
              <text:list-item>
                <text:p text:style-name="P217">Click ‘View all submissions’ button</text:p>
              </text:list-item>
              <text:list-item>
                <text:p text:style-name="P217">In the ‘Options’ section of the page under the table, select ‘Submitted’ in the ‘Filter’ dropdown field. Table <text:span text:style-name="T61">should update with student completion. <text:s/></text:span></text:p>
              </text:list-item>
              <text:list-item>
                <text:p text:style-name="P224">Clicking on the ‘magnifying glass’ icon link for the student should display the submission in the Collabora frame in read-only format only.</text:p>
              </text:list-item>
              <text:list-item>
                <text:p text:style-name="P230">Click the ‘Back’ button to return to Grading screen.</text:p>
              </text:list-item>
            </text:list>
          </table:table-cell>
          <table:table-cell table:style-name="Table3.A2" office:value-type="string">
            <text:p text:style-name="P30">P</text:p>
          </table:table-cell>
        </table:table-row>
        <table:table-row>
          <table:table-cell table:style-name="Table3.A2" table:number-columns-spanned="5" office:value-type="string">
            <text:p text:style-name="P66"><text:span text:style-name="T71">Collabora Submissions – Individual – </text:span><text:span text:style-name="T23">Click To Submit <text:s/></text:span><text:span text:style-name="T26">+ </text:span><text:span text:style-name="T23">Past By Date </text:span><text:span text:style-name="T24">+ </text:span><text:span text:style-name="T23">Grant Extension (</text:span><text:span text:style-name="T33">Spreadsheet)</text:span></text:p>
          </table:table-cell>
          <table:covered-table-cell/>
          <table:covered-table-cell/>
          <table:covered-table-cell/>
          <table:covered-table-cell/>
        </table:table-row>
        <table:table-row>
          <table:table-cell table:style-name="Table3.A3" office:value-type="string">
            <text:p text:style-name="P46">10</text:p>
          </table:table-cell>
          <table:table-cell table:style-name="Table3.A3" office:value-type="string">
            <text:p text:style-name="P70"><text:span text:style-name="T47">Create Collabora Submissions – Individual – </text:span><text:span text:style-name="T23">Click To Submit <text:s/></text:span><text:span text:style-name="T26">+ </text:span><text:span text:style-name="T23">Past By Date </text:span><text:span text:style-name="T24">+ </text:span><text:span text:style-name="T23">Grant </text:span><text:soft-page-break/><text:span text:style-name="T23">Extension</text:span></text:p>
            <text:p text:style-name="P83"><text:span text:style-name="T23">(</text:span><text:span text:style-name="T21">Spreadsheet)</text:span></text:p>
          </table:table-cell>
          <table:table-cell table:style-name="Table3.A3" office:value-type="string">
            <text:p text:style-name="P16">Teacher/Manager</text:p>
          </table:table-cell>
          <table:table-cell table:style-name="Table3.A3" office:value-type="string">
            <text:list xml:id="list84245938437531" text:continue-list="list84245526170863" text:style-name="L8">
              <text:list-item text:start-value="1">
                <text:p text:style-name="P122">Navigate to Course</text:p>
              </text:list-item>
              <text:list-item>
                <text:p text:style-name="P122">Turn On Editing</text:p>
              </text:list-item>
              <text:list-item>
                <text:p text:style-name="P129"><text:soft-page-break/>Click ‘Add topics’ link;</text:p>
              </text:list-item>
              <text:list-item>
                <text:p text:style-name="P129"><text:span text:style-name="T3">In new Topic </text:span>Click ‘Add an activity or resource’ <text:span text:style-name="T3">link</text:span></text:p>
              </text:list-item>
              <text:list-item>
                <text:p text:style-name="P135">Select ‘<text:span text:style-name="T4">Assignment’</text:span></text:p>
              </text:list-item>
              <text:list-item>
                <text:p text:style-name="P141">Click ‘Add’ button.</text:p>
              </text:list-item>
              <text:list-item>
                <text:p text:style-name="P147"><text:span text:style-name="T48">Fill in </text:span><text:s/>‘Assignment name’ <text:span text:style-name="T49">and ‘Description’</text:span></text:p>
              </text:list-item>
              <text:list-item>
                <text:p text:style-name="P153"><text:span text:style-name="T75">In the ‘Availability’ section, enable the ‘</text:span>Cut-off date’ <text:span text:style-name="T75">field</text:span></text:p>
              </text:list-item>
              <text:list-item>
                <text:p text:style-name="P252">Set the dates for the ‘Due date’, ‘Remind me to grade by’ and ‘Cut-off date’ to the next end of the month date i.e. the next 28/30 or 31 date.</text:p>
              </text:list-item>
              <text:list-item>
                <text:p text:style-name="P154"><text:span text:style-name="T50">In the ‘</text:span>Submission types’ <text:span text:style-name="T50">section, enable ‘Collaborative submissions’ only</text:span></text:p>
              </text:list-item>
              <text:list-item>
                <text:p text:style-name="P164">In the ‘Submission types’ section, select ‘<text:span text:style-name="T54">Spreadsheet</text:span>’ <text:s/>in the ‘Format (Collabora)’ dropdown</text:p>
              </text:list-item>
              <text:list-item>
                <text:p text:style-name="P240"><text:span text:style-name="T50">In the ‘Submission types’ section, <text:s/>e</text:span>nter a filename without extension in the ‘Filename without extension (Collabora)’ text box</text:p>
              </text:list-item>
              <text:list-item>
                <text:p text:style-name="P245">In the ‘Submission settings’, select ‘Yes’ in the ‘Require students to click the submit button’ dropdown field</text:p>
              </text:list-item>
              <text:list-item>
                <text:p text:style-name="P164">Click ‘Save and return to course’ button.</text:p>
              </text:list-item>
              <text:list-item>
                <text:p text:style-name="P164">New Assignment now in the course.</text:p>
              </text:list-item>
            </text:list>
          </table:table-cell>
          <table:table-cell table:style-name="Table3.A2" office:value-type="string">
            <text:p text:style-name="P31">P</text:p>
          </table:table-cell>
        </table:table-row>
        <table:table-row>
          <table:table-cell table:style-name="Table3.A3" office:value-type="string">
            <text:p text:style-name="P46">11</text:p>
          </table:table-cell>
          <table:table-cell table:style-name="Table3.A3" office:value-type="string">
            <text:p text:style-name="P84">Change the database dates for assignment to 1 month previous to make it all out of date </text:p>
          </table:table-cell>
          <table:table-cell table:style-name="Table3.A3" office:value-type="string">
            <text:p text:style-name="P32">SysAdmin</text:p>
          </table:table-cell>
          <table:table-cell table:style-name="Table3.A3" office:value-type="string">
            <text:p text:style-name="P34">In the MySQL database:</text:p>
            <text:list xml:id="list3381313951" text:style-name="L10">
              <text:list-item>
                <text:p text:style-name="P254">Check that dates will make sense – i.e. all the dates are in the past</text:p>
              </text:list-item>
            </text:list>
            <text:p text:style-name="P90">SELECT id,</text:p>
            <text:p text:style-name="P90">DATE_SUB(FROM_UNIXTIME(timemodified), INTERVAL 2 MONTH),</text:p>
            <text:p text:style-name="P90">DATE_SUB(FROM_UNIXTIME(allowsubmissionsfromdate), INTERVAL 2 MONTH),</text:p>
            <text:p text:style-name="P90">DATE_SUB(FROM_UNIXTIME(duedate), <text:soft-page-break/>INTERVAL 2 MONTH),</text:p>
            <text:p text:style-name="P90">DATE_SUB(FROM_UNIXTIME(cutoffdate), INTERVAL 2 MONTH),get_filerecord</text:p>
            <text:p text:style-name="P90">DATE_SUB(FROM_UNIXTIME(gradingduedate), INTERVAL 2 MONTH)</text:p>
            <text:p text:style-name="P90">FROM mdl_assign</text:p>
            <text:p text:style-name="P90">WHERE id IN (</text:p>
            <text:p text:style-name="P90"><text:tab/>SELECT id </text:p>
            <text:p text:style-name="P90"><text:tab/>FROM mdl_assign</text:p>
            <text:p text:style-name="P90"><text:tab/>WHERE cutoffdate &gt; unix_timestamp(CURRENT_DATE())</text:p>
            <text:p text:style-name="P91">)</text:p>
            <text:list xml:id="list1897994857" text:style-name="L11">
              <text:list-item>
                <text:p text:style-name="P255">Change the dates to the past dates</text:p>
              </text:list-item>
            </text:list>
            <text:p text:style-name="P90">UPDATE mdl_assign SET</text:p>
            <text:p text:style-name="P90">timemodified = UNIX_TIMESTAMP(DATE_SUB(FROM_UNIXTIME(timemodified), INTERVAL 2 MONTH)),</text:p>
            <text:p text:style-name="P90">allowsubmissionsfromdate = UNIX_TIMESTAMP(DATE_SUB(FROM_UNIXTIME(allowsubmissionsfromdate), INTERVAL 2 MONTH)),</text:p>
            <text:p text:style-name="P90">duedate = UNIX_TIMESTAMP(DATE_SUB(FROM_UNIXTIME(duedate), INTERVAL 2 MONTH)),</text:p>
            <text:p text:style-name="P90">cutoffdate = UNIX_TIMESTAMP(DATE_SUB(FROM_UNIXTIME(cutoffdate), INTERVAL 2 MONTH)),</text:p>
            <text:p text:style-name="P90">gradingduedate = UNIX_TIMESTAMP(DATE_SUB(FROM_UNIXTIME(gradingduedate), INTERVAL 2 MONTH))</text:p>
            <text:p text:style-name="P91"><text:span text:style-name="T12">WHERE id IN (</text:span><text:span text:style-name="T18">$ID</text:span><text:span text:style-name="T12">)</text:span></text:p>
            <text:list xml:id="list3069376552" text:style-name="L12">
              <text:list-item>
                <text:p text:style-name="P268">Run Moodle cron </text:p>
                <text:p text:style-name="P270"><text:soft-page-break/>sudo <text:s/>-<text:span text:style-name="T21">u www-data php admin/cli/cron.php</text:span></text:p>
              </text:list-item>
            </text:list>
          </table:table-cell>
          <table:table-cell table:style-name="Table3.A2" office:value-type="string">
            <text:p text:style-name="P33">N/A</text:p>
          </table:table-cell>
        </table:table-row>
        <table:table-row>
          <table:table-cell table:style-name="Table3.A3" office:value-type="string">
            <text:p text:style-name="P50">12</text:p>
          </table:table-cell>
          <table:table-cell table:style-name="Table3.A3" office:value-type="string">
            <text:p text:style-name="P64"><text:span text:style-name="T73">Grant Extension Collabora Submissions – Individual – </text:span><text:span text:style-name="T23">Click To Submit <text:s/></text:span><text:span text:style-name="T26">+ </text:span><text:span text:style-name="T23">Past By Date </text:span><text:span text:style-name="T24">+ </text:span><text:span text:style-name="T23">Grant Extension</text:span></text:p>
          </table:table-cell>
          <table:table-cell table:style-name="Table3.A3" office:value-type="string">
            <text:p text:style-name="P48">Teacher/Manager</text:p>
          </table:table-cell>
          <table:table-cell table:style-name="Table3.A3" office:value-type="string">
            <text:list xml:id="list84246735901322" text:continue-list="list84245938437531" text:style-name="L8">
              <text:list-item text:start-value="1">
                <text:p text:style-name="P175">Navigate to Course</text:p>
              </text:list-item>
              <text:list-item>
                <text:p text:style-name="P173">Click on ‘<text:span text:style-name="T79">Individual – </text:span><text:span text:style-name="T76">Click To Submit <text:s/></text:span><text:span text:style-name="T77">+ </text:span><text:span text:style-name="T76">Past By Date </text:span><text:span text:style-name="T78">+ </text:span><text:span text:style-name="T76">Grant Extension</text:span>’ Assignment</text:p>
              </text:list-item>
              <text:list-item>
                <text:p text:style-name="P218">Click ‘View all submissions’ button</text:p>
              </text:list-item>
              <text:list-item>
                <text:p text:style-name="P256">Locate the user (<text:span text:style-name="T80">Grp2User1</text:span>) in the table</text:p>
              </text:list-item>
              <text:list-item>
                <text:p text:style-name="P256">In the ‘Edit’ column for the user, click the ‘Edit’ link and select ‘Grant <text:span text:style-name="T81">extension</text:span>’</text:p>
              </text:list-item>
              <text:list-item>
                <text:p text:style-name="P257">Select a date in the future for the ‘Extension due date’ fields and click the ‘Save Changes’ button.</text:p>
              </text:list-item>
              <text:list-item>
                <text:p text:style-name="P257">The ‘Status’ column of the submissions table for the user should read ‘<text:span text:style-name="T12">No submission - Assignment is overdue by: ?? days ? hours - Extension granted until: $extentiondate</text:span>’</text:p>
              </text:list-item>
            </text:list>
          </table:table-cell>
          <table:table-cell table:style-name="Table3.A2" office:value-type="string">
            <text:p text:style-name="P49">P</text:p>
          </table:table-cell>
        </table:table-row>
        <table:table-row>
          <table:table-cell table:style-name="Table3.A3" office:value-type="string">
            <text:p text:style-name="P46">13</text:p>
          </table:table-cell>
          <table:table-cell table:style-name="Table3.A3" office:value-type="string">
            <text:p text:style-name="P71"><text:span text:style-name="T73">Submit Collabora Submissions – Individual – </text:span><text:span text:style-name="T23">Click To Submit <text:s/></text:span><text:span text:style-name="T26">+ </text:span><text:span text:style-name="T23">Past By Date </text:span><text:span text:style-name="T24">+ </text:span><text:span text:style-name="T23">Grant Extension</text:span></text:p>
          </table:table-cell>
          <table:table-cell table:style-name="Table3.A3" office:value-type="string">
            <text:p text:style-name="P23">Student (Grp<text:span text:style-name="T63">2</text:span>User1)</text:p>
          </table:table-cell>
          <table:table-cell table:style-name="Table3.A3" office:value-type="string">
            <text:list xml:id="list84247499819071" text:continue-list="list84246735901322" text:style-name="L8">
              <text:list-item text:start-value="1">
                <text:p text:style-name="P176">Navigate to Course</text:p>
              </text:list-item>
              <text:list-item>
                <text:p text:style-name="P177">Click on ‘<text:span text:style-name="T38">Individual – </text:span><text:span text:style-name="T23">Click To Submit <text:s/></text:span><text:span text:style-name="T26">+ </text:span><text:span text:style-name="T23">Past By Date </text:span><text:span text:style-name="T24">+ </text:span><text:span text:style-name="T23">Grant Extension</text:span>’ Assignment</text:p>
              </text:list-item>
              <text:list-item>
                <text:p text:style-name="P176">‘Submission status’ <text:span text:style-name="T59">should say ‘</text:span>No attempt’ <text:span text:style-name="T82">and there should be a ‘Extension due date’ row with the relevant date</text:span></text:p>
              </text:list-item>
              <text:list-item>
                <text:p text:style-name="P192">Click on ‘Add submission’ button</text:p>
              </text:list-item>
              <text:list-item>
                <text:p text:style-name="P198">Edit the <text:span text:style-name="T107">new </text:span>Collabora <text:span text:style-name="T107">spreadsheet </text:span>document </text:p>
              </text:list-item>
              <text:list-item>
                <text:p text:style-name="P205">Save changes to edited file</text:p>
              </text:list-item>
              <text:list-item>
                <text:p text:style-name="P205">Click ‘Save Changes’ button</text:p>
              </text:list-item>
              <text:list-item>
                <text:p text:style-name="P205">‘Submission status’ <text:span text:style-name="T62">should now read</text:span> ‘Draft (not submitted)’</text:p>
              </text:list-item>
              <text:list-item>
                <text:p text:style-name="P248">Click ‘Submit assignment’ button</text:p>
              </text:list-item>
              <text:list-item>
                <text:p text:style-name="P248">Click ‘Yes’ <text:s/>to continue submission for grading</text:p>
              </text:list-item>
              <text:list-item>
                <text:p text:style-name="P206">‘Submission status’ <text:span text:style-name="T60">should now state ‘</text:span>Submitted for grading’ <text:span text:style-name="T60">and the ‘Edit submission’ button should NOT <text:s/>be available</text:span></text:p>
              </text:list-item>
            </text:list>
          </table:table-cell>
          <table:table-cell table:style-name="Table3.A2" office:value-type="string">
            <text:p text:style-name="P35"/>
          </table:table-cell>
        </table:table-row>
        <text:soft-page-break/>
        <table:table-row>
          <table:table-cell table:style-name="Table3.A3" office:value-type="string">
            <text:p text:style-name="P46">14</text:p>
          </table:table-cell>
          <table:table-cell table:style-name="Table3.A3" office:value-type="string">
            <text:p text:style-name="P72"><text:span text:style-name="T74">View Collabora Submissions – Individual – </text:span><text:span text:style-name="T23">Click To Submit <text:s/></text:span><text:span text:style-name="T26">+ </text:span><text:span text:style-name="T23">Past By Date </text:span><text:span text:style-name="T24">+ </text:span><text:span text:style-name="T23">Grant Extension</text:span></text:p>
          </table:table-cell>
          <table:table-cell table:style-name="Table3.A3" office:value-type="string">
            <text:p text:style-name="P18">Teacher/Manager</text:p>
          </table:table-cell>
          <table:table-cell table:style-name="Table3.A3" office:value-type="string">
            <text:list xml:id="list84245494238869" text:continue-list="list84247499819071" text:style-name="L8">
              <text:list-item text:start-value="1">
                <text:p text:style-name="P178">Navigate to Course</text:p>
              </text:list-item>
              <text:list-item>
                <text:p text:style-name="P178">Click on ‘Individual - No Click To Submit’ Assignment</text:p>
              </text:list-item>
              <text:list-item>
                <text:p text:style-name="P219">Click ‘View all submissions’ button</text:p>
              </text:list-item>
              <text:list-item>
                <text:p text:style-name="P219">In the ‘Options’ section of the page under the table, select ‘Submitted’ in the ‘Filter’ dropdown field. Table <text:span text:style-name="T61">should update with student completion. <text:s/></text:span></text:p>
              </text:list-item>
              <text:list-item>
                <text:p text:style-name="P225">Clicking on the ‘magnifying glass’ icon link for the student should display the submission in the Collabora frame in read-only format only.</text:p>
              </text:list-item>
              <text:list-item>
                <text:p text:style-name="P231">Click the ‘Back’ button to return to Grading screen.</text:p>
              </text:list-item>
            </text:list>
          </table:table-cell>
          <table:table-cell table:style-name="Table3.A2" office:value-type="string">
            <text:p text:style-name="P35"/>
          </table:table-cell>
        </table:table-row>
        <table:table-row>
          <table:table-cell table:style-name="Table3.A2" table:number-columns-spanned="5" office:value-type="string">
            <text:p text:style-name="P61"><text:span text:style-name="T47">Collabora Submissions – Group - </text:span><text:span text:style-name="T23">No Click To Submit </text:span><text:span text:style-name="T43">+ Lock </text:span><text:span text:style-name="T23">(</text:span><text:span text:style-name="T35">Presentation)</text:span></text:p>
          </table:table-cell>
          <table:covered-table-cell/>
          <table:covered-table-cell/>
          <table:covered-table-cell/>
          <table:covered-table-cell/>
        </table:table-row>
        <table:table-row>
          <table:table-cell table:style-name="Table3.A3" office:value-type="string">
            <text:p text:style-name="P46">15</text:p>
          </table:table-cell>
          <table:table-cell table:style-name="Table3.A3" office:value-type="string">
            <text:p text:style-name="P69"><text:span text:style-name="T47">Create Collabora Submissions – Group - </text:span><text:span text:style-name="T23">No Click To Submit + Lock</text:span></text:p>
            <text:p text:style-name="P85"><text:span text:style-name="T23">(</text:span><text:span text:style-name="T21">Presentation)</text:span></text:p>
          </table:table-cell>
          <table:table-cell table:style-name="Table3.A3" office:value-type="string">
            <text:p text:style-name="P16">Teacher/Manager</text:p>
          </table:table-cell>
          <table:table-cell table:style-name="Table3.A3" office:value-type="string">
            <text:list xml:id="list84247489806202" text:continue-list="list84245494238869" text:style-name="L8">
              <text:list-item text:start-value="1">
                <text:p text:style-name="P123">Navigate to Course</text:p>
              </text:list-item>
              <text:list-item>
                <text:p text:style-name="P123">Turn On Editing</text:p>
              </text:list-item>
              <text:list-item>
                <text:p text:style-name="P130">Click ‘Add topics’ link;</text:p>
              </text:list-item>
              <text:list-item>
                <text:p text:style-name="P130"><text:span text:style-name="T3">In new Topic </text:span>Click ‘Add an activity or resource’ <text:span text:style-name="T3">link</text:span></text:p>
              </text:list-item>
              <text:list-item>
                <text:p text:style-name="P136">Select ‘<text:span text:style-name="T4">Assignment’</text:span></text:p>
              </text:list-item>
              <text:list-item>
                <text:p text:style-name="P142">Click ‘Add’ button.</text:p>
              </text:list-item>
              <text:list-item>
                <text:p text:style-name="P148"><text:span text:style-name="T48">Fill in </text:span><text:s/>‘Assignment name’ <text:span text:style-name="T49">and ‘Description’</text:span></text:p>
              </text:list-item>
              <text:list-item>
                <text:p text:style-name="P155"><text:span text:style-name="T50">In the ‘</text:span>Submission types’ <text:span text:style-name="T50">section, enable ‘Collaborative submissions’ only</text:span></text:p>
              </text:list-item>
              <text:list-item>
                <text:p text:style-name="P165">In the ‘Submission types’ section, select ‘<text:span text:style-name="T55">Presentation</text:span>’ <text:s/>in the ‘Format (Collabora)’ dropdown</text:p>
              </text:list-item>
              <text:list-item>
                <text:p text:style-name="P241"><text:span text:style-name="T50">In the ‘Submission types’ section, <text:s/>e</text:span>nter a filename without extension in the ‘Filename without extension (Collabora)’ text box</text:p>
              </text:list-item>
              <text:list-item>
                <text:p text:style-name="P259">In the ‘Group submission settings’ section, <text:s/>select ‘Yes’ in the ‘Students submit in groups’ dropdown</text:p>
              </text:list-item>
              <text:list-item>
                <text:p text:style-name="P259">In the ‘Group submission settings’ section, <text:s/>select <text:soft-page-break/>‘Yes’ in the ‘Require group to make submission’ dropdown field</text:p>
              </text:list-item>
              <text:list-item>
                <text:p text:style-name="P165">Click ‘Save and return to course’ button.</text:p>
              </text:list-item>
              <text:list-item>
                <text:p text:style-name="P165">New Assignment now in the course.</text:p>
              </text:list-item>
            </text:list>
          </table:table-cell>
          <table:table-cell table:style-name="Table3.A2" office:value-type="string">
            <text:p text:style-name="P36">P</text:p>
          </table:table-cell>
        </table:table-row>
        <table:table-row>
          <table:table-cell table:style-name="Table3.A3" office:value-type="string">
            <text:p text:style-name="P46">16</text:p>
          </table:table-cell>
          <table:table-cell table:style-name="Table3.A3" office:value-type="string">
            <text:p text:style-name="P73"><text:span text:style-name="T86">1</text:span><text:span text:style-name="T87">st</text:span><text:span text:style-name="T86"> Submit Collabora Submissions – Group - </text:span><text:span text:style-name="T23">No Click To Submit </text:span><text:span text:style-name="T41">+ Lock</text:span></text:p>
          </table:table-cell>
          <table:table-cell table:style-name="Table3.A3" office:value-type="string">
            <text:p text:style-name="P37">Student</text:p>
            <text:p text:style-name="P37"><text:span text:style-name="T105">(</text:span>Grp1User1<text:span text:style-name="T105">)</text:span></text:p>
          </table:table-cell>
          <table:table-cell table:style-name="Table3.A3" office:value-type="string">
            <text:list xml:id="list84246366612326" text:continue-list="list84247489806202" text:style-name="L8">
              <text:list-item text:start-value="1">
                <text:p text:style-name="P169">Navigate to Course</text:p>
              </text:list-item>
              <text:list-item>
                <text:p text:style-name="P179">Click on ‘<text:span text:style-name="T42">Group - </text:span><text:span text:style-name="T23">No Click To Submit </text:span><text:span text:style-name="T41">+ Lock</text:span>’ Assignment</text:p>
              </text:list-item>
              <text:list-item>
                <text:p text:style-name="P263">The summary table should display the Group details</text:p>
              </text:list-item>
              <text:list-item>
                <text:p text:style-name="P156"><text:span text:style-name="T90">‘Submission status’ should say ‘</text:span>Nothing has been submitted for this assignment<text:span text:style-name="T90">’</text:span></text:p>
              </text:list-item>
              <text:list-item>
                <text:p text:style-name="P190">Click on ‘Add submission’ button</text:p>
              </text:list-item>
              <text:list-item>
                <text:p text:style-name="P196">Edit the <text:span text:style-name="T92">empty </text:span>Collabora <text:span text:style-name="T92">presentation d</text:span>ocument</text:p>
              </text:list-item>
              <text:list-item>
                <text:p text:style-name="P202">Save changes to edited file</text:p>
              </text:list-item>
              <text:list-item>
                <text:p text:style-name="P202">Click ‘Save Changes’ button</text:p>
              </text:list-item>
              <text:list-item>
                <text:p text:style-name="P202">‘Submission status’ <text:span text:style-name="T60">should now state ‘</text:span>Submitted for grading’ <text:span text:style-name="T60">and the ‘Edit submission’ button should still be available</text:span></text:p>
              </text:list-item>
            </text:list>
          </table:table-cell>
          <table:table-cell table:style-name="Table3.A2" office:value-type="string">
            <text:p text:style-name="P36">P</text:p>
          </table:table-cell>
        </table:table-row>
        <table:table-row>
          <table:table-cell table:style-name="Table3.A3" office:value-type="string">
            <text:p text:style-name="P46">17</text:p>
          </table:table-cell>
          <table:table-cell table:style-name="Table3.A3" office:value-type="string">
            <text:p text:style-name="P73"><text:span text:style-name="T89">2</text:span><text:span text:style-name="T87">nd</text:span><text:span text:style-name="T89"> </text:span><text:span text:style-name="T86">Submit Collabora Submissions – Group - </text:span><text:span text:style-name="T23">No Click To Submit </text:span><text:span text:style-name="T41">+ Lock</text:span></text:p>
          </table:table-cell>
          <table:table-cell table:style-name="Table3.A3" office:value-type="string">
            <text:p text:style-name="P37">Student</text:p>
            <text:p text:style-name="P37"><text:span text:style-name="T105">(</text:span>Grp1User2<text:span text:style-name="T105">)</text:span></text:p>
          </table:table-cell>
          <table:table-cell table:style-name="Table3.A3" office:value-type="string">
            <text:list xml:id="list84246147755298" text:continue-list="list84246366612326" text:style-name="L8">
              <text:list-item text:start-value="1">
                <text:p text:style-name="P180">Navigate to Course</text:p>
              </text:list-item>
              <text:list-item>
                <text:p text:style-name="P180">Click on ‘<text:span text:style-name="T42">Group - </text:span><text:span text:style-name="T23">No Click To Submit </text:span><text:span text:style-name="T41">+ Lock</text:span>’ Assignment</text:p>
              </text:list-item>
              <text:list-item>
                <text:p text:style-name="P264">The summary table should display the Group details</text:p>
              </text:list-item>
              <text:list-item>
                <text:p text:style-name="P180">‘Submission status’ should say ‘Submitted for grading’</text:p>
              </text:list-item>
              <text:list-item>
                <text:p text:style-name="P193">Click on ‘<text:span text:style-name="T91">Edit</text:span> submission’ button</text:p>
              </text:list-item>
              <text:list-item>
                <text:p text:style-name="P199">Edit the Collabora <text:span text:style-name="T92">presentation </text:span>document – should <text:span text:style-name="T92">have the 1</text:span><text:span text:style-name="T88">st</text:span><text:span text:style-name="T92"> Submission changes</text:span></text:p>
              </text:list-item>
              <text:list-item>
                <text:p text:style-name="P207">Save changes to edited file</text:p>
              </text:list-item>
              <text:list-item>
                <text:p text:style-name="P207">Click ‘Save Changes’ button</text:p>
              </text:list-item>
              <text:list-item>
                <text:p text:style-name="P207">‘Submission status’ should state ‘Submitted for grading’ and the ‘Edit submission’ button should still be available</text:p>
              </text:list-item>
            </text:list>
          </table:table-cell>
          <table:table-cell table:style-name="Table3.A2" office:value-type="string">
            <text:p text:style-name="P36">P</text:p>
          </table:table-cell>
        </table:table-row>
        <text:soft-page-break/>
        <table:table-row>
          <table:table-cell table:style-name="Table3.A3" office:value-type="string">
            <text:p text:style-name="P46">18</text:p>
          </table:table-cell>
          <table:table-cell table:style-name="Table3.A3" office:value-type="string">
            <text:p text:style-name="P79">View <text:span text:style-name="T66">&amp; Lock Collabora Submissions – </text:span><text:span text:style-name="T42">Group - </text:span><text:span text:style-name="T23">No Click To Submit </text:span><text:span text:style-name="T41">+ Lock</text:span></text:p>
          </table:table-cell>
          <table:table-cell table:style-name="Table3.A3" office:value-type="string">
            <text:p text:style-name="P15">Teacher/Manager</text:p>
          </table:table-cell>
          <table:table-cell table:style-name="Table3.A3" office:value-type="string">
            <text:list xml:id="list84247629402832" text:continue-list="list84246147755298" text:style-name="L8">
              <text:list-item text:start-value="1">
                <text:p text:style-name="P171">Navigate to Course</text:p>
              </text:list-item>
              <text:list-item text:start-value="1">
                <text:p text:style-name="P181">Click on ‘<text:span text:style-name="T42">Group - </text:span><text:span text:style-name="T23">No Click To Submit </text:span><text:span text:style-name="T41">+ Lock</text:span>’ Assignment</text:p>
              </text:list-item>
              <text:list-item>
                <text:p text:style-name="P216">Click ‘View all submissions’ button</text:p>
              </text:list-item>
              <text:list-item>
                <text:p text:style-name="P216">In the ‘Options’ section of the page under the table, select ‘Submitted’ in the ‘Filter’ dropdown field. Table <text:span text:style-name="T61">should update with the 2 students completions. <text:s/></text:span></text:p>
              </text:list-item>
              <text:list-item>
                <text:p text:style-name="P223">Clicking on the ‘magnifying glass’ icon link for <text:span text:style-name="T93">one of </text:span>the student<text:span text:style-name="T93">s </text:span>should display the submission in the Collabora frame in read-only format only.</text:p>
              </text:list-item>
              <text:list-item>
                <text:p text:style-name="P229">Click the ‘Back’ button to return to Grading screen.</text:p>
              </text:list-item>
              <text:list-item>
                <text:p text:style-name="P232">In the ‘Edit’ column <text:span text:style-name="T94">of one of the student’s row (Grp1User1)</text:span>, <text:span text:style-name="T67">click ‘Edit’ and select ‘Prevent submission changes’ - ‘Status’ column should now read ‘Submitted for grading - Submission changes not allowed’</text:span></text:p>
              </text:list-item>
            </text:list>
          </table:table-cell>
          <table:table-cell table:style-name="Table3.A2" office:value-type="string">
            <text:p text:style-name="P36">P</text:p>
          </table:table-cell>
        </table:table-row>
        <table:table-row>
          <table:table-cell table:style-name="Table3.A3" office:value-type="string">
            <text:p text:style-name="P46">19</text:p>
          </table:table-cell>
          <table:table-cell table:style-name="Table3.A3" office:value-type="string">
            <text:p text:style-name="P79"><text:span text:style-name="T68">Attempt re-s</text:span>ubmit <text:span text:style-name="T47">Collabora Submissions – </text:span><text:span text:style-name="T42">Group - </text:span><text:span text:style-name="T23">No Click To Submit </text:span><text:span text:style-name="T41">+ Lock</text:span></text:p>
          </table:table-cell>
          <table:table-cell table:style-name="Table3.A3" office:value-type="string">
            <text:p text:style-name="P21">Student (Grp1User1)</text:p>
          </table:table-cell>
          <table:table-cell table:style-name="Table3.A3" office:value-type="string">
            <text:list xml:id="list84246257540759" text:continue-list="list84247629402832" text:style-name="L8">
              <text:list-item text:start-value="1">
                <text:p text:style-name="P169">Navigate to Course</text:p>
              </text:list-item>
              <text:list-item>
                <text:p text:style-name="P181">Click on ‘<text:span text:style-name="T42">Group - </text:span><text:span text:style-name="T23">No Click To Submit </text:span><text:span text:style-name="T41">+ Lock</text:span>’ Assignment</text:p>
              </text:list-item>
              <text:list-item>
                <text:p text:style-name="P169">‘Submission status’ <text:span text:style-name="T59">should say ‘Submitted for grading. This assignment is not accepting submissions</text:span>’</text:p>
              </text:list-item>
              <text:list-item>
                <text:p text:style-name="P238">The ‘Edit submission’ button should NOT be available</text:p>
              </text:list-item>
            </text:list>
          </table:table-cell>
          <table:table-cell table:style-name="Table3.A2" office:value-type="string">
            <text:p text:style-name="P25">P</text:p>
          </table:table-cell>
        </table:table-row>
        <table:table-row>
          <table:table-cell table:style-name="Table3.A2" table:number-columns-spanned="5" office:value-type="string">
            <text:p text:style-name="P62"><text:span text:style-name="T47">Collabora Submissions – Group - </text:span><text:span text:style-name="T23">Click to submit <text:s/></text:span><text:span text:style-name="T44">+ Reopen </text:span><text:span text:style-name="T22">(all group members) (</text:span><text:span text:style-name="T34">Spreadsheet)</text:span></text:p>
          </table:table-cell>
          <table:covered-table-cell/>
          <table:covered-table-cell/>
          <table:covered-table-cell/>
          <table:covered-table-cell/>
        </table:table-row>
        <table:table-row>
          <table:table-cell table:style-name="Table3.A3" office:value-type="string">
            <text:p text:style-name="P46">20</text:p>
          </table:table-cell>
          <table:table-cell table:style-name="Table3.A3" office:value-type="string">
            <text:p text:style-name="P74"><text:span text:style-name="T47">Create Collabora Submissions – Group - </text:span><text:span text:style-name="T23">Click to submit <text:s/></text:span><text:span text:style-name="T39">+ Reopen</text:span></text:p>
            <text:p text:style-name="P53">(all group members)</text:p>
            <text:p text:style-name="P86"><text:span text:style-name="T22">(</text:span><text:span text:style-name="T21">Spreadsheet)</text:span></text:p>
          </table:table-cell>
          <table:table-cell table:style-name="Table3.A3" office:value-type="string">
            <text:p text:style-name="P16">Teacher/Manager</text:p>
          </table:table-cell>
          <table:table-cell table:style-name="Table3.A3" office:value-type="string">
            <text:list xml:id="list84246946590142" text:continue-list="list84246257540759" text:style-name="L8">
              <text:list-item text:start-value="1">
                <text:p text:style-name="P124">Navigate to Course</text:p>
              </text:list-item>
              <text:list-item>
                <text:p text:style-name="P124">Turn On Editing</text:p>
              </text:list-item>
              <text:list-item>
                <text:p text:style-name="P131">Click ‘Add topics’ link;</text:p>
              </text:list-item>
              <text:list-item>
                <text:p text:style-name="P131"><text:span text:style-name="T3">In new Topic </text:span>Click ‘Add an activity or resource’ <text:span text:style-name="T3">link</text:span></text:p>
              </text:list-item>
              <text:list-item>
                <text:p text:style-name="P137"><text:soft-page-break/>Select ‘<text:span text:style-name="T4">Assignment’</text:span></text:p>
              </text:list-item>
              <text:list-item>
                <text:p text:style-name="P143">Click ‘Add’ button.</text:p>
              </text:list-item>
              <text:list-item>
                <text:p text:style-name="P149"><text:span text:style-name="T48">Fill in </text:span><text:s/>‘Assignment name’ <text:span text:style-name="T49">and ‘Description’</text:span></text:p>
              </text:list-item>
              <text:list-item>
                <text:p text:style-name="P157"><text:span text:style-name="T50">In the ‘</text:span>Submission types’ <text:span text:style-name="T50">section, enable ‘Collaborative submissions’ only</text:span></text:p>
              </text:list-item>
              <text:list-item>
                <text:p text:style-name="P166">In the ‘Submission types’ section, select ‘<text:span text:style-name="T56">Spreadsheet</text:span>’ <text:s/>in the ‘Format (Collabora)’ dropdown</text:p>
              </text:list-item>
              <text:list-item>
                <text:p text:style-name="P242"><text:span text:style-name="T50">In the ‘Submission types’ section, <text:s/>e</text:span>nter a filename without extension in the ‘Filename without extension (Collabora)’ text box</text:p>
              </text:list-item>
              <text:list-item>
                <text:p text:style-name="P246">In the ‘Submission settings’, select ‘Yes’ in the ‘Require students to click the submit button’ dropdown field</text:p>
              </text:list-item>
              <text:list-item>
                <text:p text:style-name="P260">In the ‘Group submission settings’ section, <text:s/>select ‘Yes’ in the ‘Students submit in groups’ dropdown</text:p>
              </text:list-item>
              <text:list-item>
                <text:p text:style-name="P260">In the ‘Group submission settings’ section, <text:s/>select ‘Yes’ in the ‘Require group to make submission’ dropdown field</text:p>
              </text:list-item>
              <text:list-item>
                <text:p text:style-name="P261">In the ‘Group submission settings’ section, <text:s/>select ‘Yes’ in the ‘Require all group members submit’ <text:span text:style-name="T57">dropdown field</text:span></text:p>
              </text:list-item>
              <text:list-item>
                <text:p text:style-name="P166">Click ‘Save and return to course’ button.</text:p>
              </text:list-item>
              <text:list-item>
                <text:p text:style-name="P166">New Assignment now in the course.</text:p>
              </text:list-item>
            </text:list>
          </table:table-cell>
          <table:table-cell table:style-name="Table3.A2" office:value-type="string">
            <text:p text:style-name="P39">P</text:p>
          </table:table-cell>
        </table:table-row>
        <table:table-row>
          <table:table-cell table:style-name="Table3.A3" office:value-type="string">
            <text:p text:style-name="P46">21</text:p>
          </table:table-cell>
          <table:table-cell table:style-name="Table3.A3" office:value-type="string">
            <text:p text:style-name="P75"><text:span text:style-name="T86">1</text:span><text:span text:style-name="T87">st</text:span><text:span text:style-name="T86"> Submit C</text:span><text:span text:style-name="T36">ollabora Submissions – Group - </text:span><text:span text:style-name="T23">Click to submit <text:s/></text:span><text:span text:style-name="T39">+ Reopen</text:span></text:p>
          </table:table-cell>
          <table:table-cell table:style-name="Table3.A3" office:value-type="string">
            <text:p text:style-name="P37">Students</text:p>
            <text:p text:style-name="P37">Grp<text:span text:style-name="T95">2</text:span>User1</text:p>
          </table:table-cell>
          <table:table-cell table:style-name="Table3.A3" office:value-type="string">
            <text:list xml:id="list84245823148610" text:continue-list="list84246946590142" text:style-name="L8">
              <text:list-item text:start-value="1">
                <text:p text:style-name="P182">Navigate to Course</text:p>
              </text:list-item>
              <text:list-item>
                <text:p text:style-name="P182">Click on ‘<text:span text:style-name="T36">Group - </text:span><text:span text:style-name="T23">Click to submit <text:s/></text:span><text:span text:style-name="T39">+ Reopen</text:span>’ Assignment</text:p>
              </text:list-item>
              <text:list-item>
                <text:p text:style-name="P265">The summary table should display the Group details</text:p>
              </text:list-item>
              <text:list-item>
                <text:p text:style-name="P158"><text:span text:style-name="T90">‘Submission status’ should say ‘</text:span>Nothing has been submitted for this assignment<text:span text:style-name="T90">’</text:span></text:p>
              </text:list-item>
              <text:list-item>
                <text:p text:style-name="P194">Click on ‘Add submission’ button</text:p>
              </text:list-item>
              <text:list-item>
                <text:p text:style-name="P200">Edit the <text:span text:style-name="T92">empty </text:span>Collabora <text:span text:style-name="T108">spreadsheet d</text:span>ocument</text:p>
              </text:list-item>
              <text:list-item>
                <text:p text:style-name="P208">Save changes to edited file</text:p>
              </text:list-item>
              <text:list-item>
                <text:p text:style-name="P208"><text:soft-page-break/>Click ‘Save Changes’ button</text:p>
              </text:list-item>
              <text:list-item>
                <text:p text:style-name="P208">‘Submission status’ <text:span text:style-name="T60">should now state ‘Draft (not submitted) - Users who need to submit:...</text:span>’ <text:span text:style-name="T60">and the ‘Edit submission’ button should still be available</text:span></text:p>
              </text:list-item>
              <text:list-item>
                <text:p text:style-name="P249">Click ‘Submit assignment’ button</text:p>
              </text:list-item>
              <text:list-item>
                <text:p text:style-name="P249">Click ‘Yes’ <text:s/>to continue submission for grading</text:p>
              </text:list-item>
              <text:list-item>
                <text:p text:style-name="P209">‘Submission status’ <text:span text:style-name="T60">should state ‘‘Draft (not submitted) - Users who need to submit:...</text:span>’ <text:span text:style-name="T60">and the ‘Edit submission’ button should still <text:s/>be available</text:span></text:p>
              </text:list-item>
              <text:list-item>
                <text:p text:style-name="P250">Click ‘Submit assignment’ button</text:p>
              </text:list-item>
              <text:list-item>
                <text:p text:style-name="P250">Click ‘Yes’ <text:s/>to continue submission for grading</text:p>
              </text:list-item>
              <text:list-item>
                <text:p text:style-name="P210">‘Submission status’ <text:span text:style-name="T60">should still state ‘Draft (not submitted) - Users who need to submit:...</text:span>’ <text:span text:style-name="T60">and the ‘Edit submission’ button should still be available</text:span></text:p>
              </text:list-item>
            </text:list>
          </table:table-cell>
          <table:table-cell table:style-name="Table3.A2" office:value-type="string">
            <text:p text:style-name="P39">P</text:p>
          </table:table-cell>
        </table:table-row>
        <table:table-row>
          <table:table-cell table:style-name="Table3.A3" office:value-type="string">
            <text:p text:style-name="P46">22</text:p>
          </table:table-cell>
          <table:table-cell table:style-name="Table3.A3" office:value-type="string">
            <text:p text:style-name="P75"><text:span text:style-name="T89">2</text:span><text:span text:style-name="T87">nd</text:span><text:span text:style-name="T89"> </text:span><text:span text:style-name="T86">Submit C</text:span><text:span text:style-name="T36">ollabora Submissions – Group - </text:span><text:span text:style-name="T23">Click to submit <text:s/></text:span><text:span text:style-name="T39">+ Reopen</text:span></text:p>
          </table:table-cell>
          <table:table-cell table:style-name="Table3.A3" office:value-type="string">
            <text:p text:style-name="P37">Student</text:p>
            <text:p text:style-name="P37"><text:span text:style-name="T104">(</text:span>Grp<text:span text:style-name="T95">2</text:span>User2<text:span text:style-name="T104">)</text:span></text:p>
          </table:table-cell>
          <table:table-cell table:style-name="Table3.A3" office:value-type="string">
            <text:list xml:id="list84246368614026" text:continue-list="list84245823148610" text:style-name="L8">
              <text:list-item text:start-value="1">
                <text:p text:style-name="P183">Navigate to Course</text:p>
              </text:list-item>
              <text:list-item>
                <text:p text:style-name="P183">Click on ‘<text:span text:style-name="T36">Group - </text:span><text:span text:style-name="T23">Click to submit <text:s/></text:span><text:span text:style-name="T39">+ Reopen</text:span>’ Assignment</text:p>
              </text:list-item>
              <text:list-item>
                <text:p text:style-name="P266">The summary table should display the Group details</text:p>
              </text:list-item>
              <text:list-item>
                <text:p text:style-name="P211">‘Submission status’ <text:span text:style-name="T60">should state ‘Draft (not submitted) - Users who need to submit:...</text:span>’ <text:span text:style-name="T60">and the ‘Edit submission’ button should be available</text:span></text:p>
              </text:list-item>
              <text:list-item>
                <text:p text:style-name="P195">Click on ‘<text:span text:style-name="T96">Edit</text:span> submission’ button</text:p>
              </text:list-item>
              <text:list-item>
                <text:p text:style-name="P201">Edit the <text:span text:style-name="T92">empty </text:span>Collabora <text:span text:style-name="T108">spreadsheet d</text:span>ocument</text:p>
              </text:list-item>
              <text:list-item>
                <text:p text:style-name="P212">Save changes to edited file</text:p>
              </text:list-item>
              <text:list-item>
                <text:p text:style-name="P212">Click ‘Save Changes’ button</text:p>
              </text:list-item>
              <text:list-item>
                <text:p text:style-name="P213">‘Submission status’ <text:span text:style-name="T60">should still state ‘Draft (not submitted) - Users who need to submit:...</text:span>’ <text:span text:style-name="T60">and the ‘Edit submission’ button should still be available</text:span></text:p>
              </text:list-item>
              <text:list-item>
                <text:p text:style-name="P251">Click ‘Submit assignment’ button</text:p>
              </text:list-item>
              <text:list-item>
                <text:p text:style-name="P251">Click ‘Yes’ <text:s/>to continue submission for grading</text:p>
              </text:list-item>
              <text:list-item>
                <text:p text:style-name="P214">‘Submission status’ <text:span text:style-name="T60">should state ‘‘Submitted for grading</text:span>’ <text:span text:style-name="T60">and the ‘Edit submission’ and ‘Submit </text:span><text:soft-page-break/><text:span text:style-name="T60">assignment’ buttons should NOT <text:s/>be available</text:span></text:p>
              </text:list-item>
            </text:list>
          </table:table-cell>
          <table:table-cell table:style-name="Table3.A2" office:value-type="string">
            <text:p text:style-name="P39">P</text:p>
          </table:table-cell>
        </table:table-row>
        <table:table-row>
          <table:table-cell table:style-name="Table3.A3" office:value-type="string">
            <text:p text:style-name="P46">23</text:p>
          </table:table-cell>
          <table:table-cell table:style-name="Table3.A3" office:value-type="string">
            <text:p text:style-name="P87"><text:span text:style-name="T97">View &amp; </text:span>Reopen <text:span text:style-name="T86">C</text:span><text:span text:style-name="T36">ollabora Submissions – Group - </text:span><text:span text:style-name="T23">Click to submit <text:s/></text:span><text:span text:style-name="T39">+ Reopen</text:span></text:p>
          </table:table-cell>
          <table:table-cell table:style-name="Table3.A3" office:value-type="string">
            <text:p text:style-name="P19">Teacher/Manager</text:p>
          </table:table-cell>
          <table:table-cell table:style-name="Table3.A3" office:value-type="string">
            <text:list xml:id="list84245684297448" text:continue-list="list1896155888" text:style-name="L9">
              <text:list-item text:start-value="1">
                <text:p text:style-name="P188">Navigate to Course</text:p>
              </text:list-item>
              <text:list-item>
                <text:p text:style-name="P189">Click on ‘<text:span text:style-name="T36">Group - </text:span><text:span text:style-name="T23">Click to submit <text:s/></text:span><text:span text:style-name="T39">+ Reopen</text:span>’ Assignment</text:p>
              </text:list-item>
              <text:list-item>
                <text:p text:style-name="P222">Click ‘View all submissions’ button</text:p>
              </text:list-item>
              <text:list-item>
                <text:p text:style-name="P222">In the ‘Options’ section of the page under the table, select ‘Submitted’ in the ‘Filter’ dropdown field. Table <text:span text:style-name="T61">should update with students’ completions. <text:s/></text:span></text:p>
              </text:list-item>
              <text:list-item>
                <text:p text:style-name="P228">Clicking on the ‘magnifying glass’ icon link for <text:span text:style-name="T98">one of </text:span>the student should display the submission in the Collabora frame in read-only format only.</text:p>
              </text:list-item>
              <text:list-item>
                <text:p text:style-name="P236">Click the ‘Back’ button to return to Grading screen.</text:p>
              </text:list-item>
              <text:list-item>
                <text:p text:style-name="P237">In the ‘Edit’ column <text:span text:style-name="T94">of one of the student’s row (Grp2User2)</text:span>, <text:span text:style-name="T67">click ‘Edit’ and select ‘Revert the submission to draft’ . <text:s/>The user row should not longer show because of the filter set in step 4. <text:s/>Remove the filter to see the user row again.</text:span></text:p>
              </text:list-item>
            </text:list>
          </table:table-cell>
          <table:table-cell table:style-name="Table3.A2" office:value-type="string">
            <text:p text:style-name="P40">P</text:p>
          </table:table-cell>
        </table:table-row>
        <table:table-row>
          <table:table-cell table:style-name="Table3.A3" office:value-type="string">
            <text:p text:style-name="P46">24</text:p>
          </table:table-cell>
          <table:table-cell table:style-name="Table3.A3" office:value-type="string">
            <text:p text:style-name="P88">Resubmit <text:span text:style-name="T86">C</text:span><text:span text:style-name="T36">ollabora Submissions – Group - </text:span><text:span text:style-name="T23">Click to submit <text:s/></text:span><text:span text:style-name="T39">+ Reopen</text:span></text:p>
          </table:table-cell>
          <table:table-cell table:style-name="Table3.A3" office:value-type="string">
            <text:p text:style-name="P38">Student</text:p>
            <text:p text:style-name="P38"><text:span text:style-name="T103">(</text:span>Grp<text:span text:style-name="T95">2</text:span>User2<text:span text:style-name="T103">)</text:span></text:p>
          </table:table-cell>
          <table:table-cell table:style-name="Table3.A3" office:value-type="string">
            <text:list xml:id="list84246847825002" text:continue-list="list84246368614026" text:style-name="L8">
              <text:list-item text:start-value="1">
                <text:p text:style-name="P184">Navigate to Course</text:p>
              </text:list-item>
              <text:list-item>
                <text:p text:style-name="P184">Click on ‘<text:span text:style-name="T36">Group - </text:span><text:span text:style-name="T23">Click to submit <text:s/></text:span><text:span text:style-name="T39">+ Reopen</text:span>’ Assignment</text:p>
              </text:list-item>
              <text:list-item>
                <text:p text:style-name="P267">The summary table should display the Group details</text:p>
              </text:list-item>
              <text:list-item>
                <text:p text:style-name="P215">‘Submission status’ <text:span text:style-name="T60">should state ‘Draft (not submitted) - Users who need to submit:...</text:span>’ <text:span text:style-name="T60">and the ‘Edit submission’ and ‘Submit assignment’ buttons should be available</text:span></text:p>
              </text:list-item>
            </text:list>
          </table:table-cell>
          <table:table-cell table:style-name="Table3.A2" office:value-type="string">
            <text:p text:style-name="P41">P</text:p>
          </table:table-cell>
        </table:table-row>
        <table:table-row>
          <table:table-cell table:style-name="Table3.A2" table:number-columns-spanned="5" office:value-type="string">
            <text:p text:style-name="P63"><text:span text:style-name="T47">Collabora Submissions – Group - </text:span><text:span text:style-name="T23">No Click To Submit - Past By Date </text:span><text:span text:style-name="T24">+ </text:span><text:span text:style-name="T23">Grant Extension (</text:span><text:span text:style-name="T39">Wordprocessor document</text:span><text:span text:style-name="T25">)</text:span></text:p>
          </table:table-cell>
          <table:covered-table-cell/>
          <table:covered-table-cell/>
          <table:covered-table-cell/>
          <table:covered-table-cell/>
        </table:table-row>
        <table:table-row>
          <table:table-cell table:style-name="Table3.A3" office:value-type="string">
            <text:p text:style-name="P46">25</text:p>
          </table:table-cell>
          <table:table-cell table:style-name="Table3.A3" office:value-type="string">
            <text:p text:style-name="P67"><text:span text:style-name="T47">Create Collabora Submissions – Group - </text:span><text:span text:style-name="T23">No Click To Submit - Past By Date </text:span><text:span text:style-name="T24">+ </text:span><text:span text:style-name="T23">Grant Extension</text:span></text:p>
            <text:p text:style-name="P67">(one group member <text:span text:style-name="T84">submit</text:span>)</text:p>
            <text:p text:style-name="P67"><text:soft-page-break/><text:span text:style-name="T21">(</text:span><text:span text:style-name="T39">Wordprocessor document</text:span><text:span text:style-name="T25">)</text:span></text:p>
          </table:table-cell>
          <table:table-cell table:style-name="Table3.A3" office:value-type="string">
            <text:p text:style-name="P16">Teacher/Manager</text:p>
          </table:table-cell>
          <table:table-cell table:style-name="Table3.A3" office:value-type="string">
            <text:list xml:id="list84247167048548" text:continue-list="list84246847825002" text:style-name="L8">
              <text:list-item text:start-value="1">
                <text:p text:style-name="P125">Navigate to Course</text:p>
              </text:list-item>
              <text:list-item>
                <text:p text:style-name="P125">Turn On Editing</text:p>
              </text:list-item>
              <text:list-item>
                <text:p text:style-name="P132">Click ‘Add topics’ link;</text:p>
              </text:list-item>
              <text:list-item>
                <text:p text:style-name="P132"><text:span text:style-name="T3">In new Topic </text:span>Click ‘Add an activity or resource’ <text:soft-page-break/><text:span text:style-name="T3">link</text:span></text:p>
              </text:list-item>
              <text:list-item>
                <text:p text:style-name="P138">Select ‘<text:span text:style-name="T4">Assignment’</text:span></text:p>
              </text:list-item>
              <text:list-item>
                <text:p text:style-name="P144">Click ‘Add’ button.</text:p>
              </text:list-item>
              <text:list-item>
                <text:p text:style-name="P150"><text:span text:style-name="T48">Fill in </text:span><text:s/>‘Assignment name’ <text:span text:style-name="T49">and ‘Description’</text:span></text:p>
              </text:list-item>
              <text:list-item>
                <text:p text:style-name="P159"><text:span text:style-name="T75">In the ‘Availability’ section, enable the ‘</text:span>Cut-off date’ <text:span text:style-name="T75">field</text:span></text:p>
              </text:list-item>
              <text:list-item>
                <text:p text:style-name="P253">Set the dates for the ‘Due date’, ‘Remind me to grade by’ and ‘Cut-off date’ to the next end of the month date i.e. the next 28/30 or 31 date.</text:p>
              </text:list-item>
              <text:list-item>
                <text:p text:style-name="P160"><text:span text:style-name="T50">In the ‘</text:span>Submission types’ <text:span text:style-name="T50">section, enable ‘Collaborative submissions’ only</text:span></text:p>
              </text:list-item>
              <text:list-item>
                <text:p text:style-name="P167">In the ‘Submission types’ section, select ‘<text:span text:style-name="T40">Wordprocessor document</text:span>’ <text:s/>in the ‘Format (Collabora)’ dropdown</text:p>
              </text:list-item>
              <text:list-item>
                <text:p text:style-name="P243"><text:span text:style-name="T50">In the ‘Submission types’ section, <text:s/>e</text:span>nter a filename without extension in the ‘Filename without extension (Collabora)’ text box</text:p>
              </text:list-item>
              <text:list-item>
                <text:p text:style-name="P262">In the ‘Group submission settings’ section, <text:s/>select ‘Yes’ in the ‘Students submit in groups’ dropdown</text:p>
              </text:list-item>
              <text:list-item>
                <text:p text:style-name="P262">In the ‘Group submission settings’ section, <text:s/>select ‘Yes’ in the ‘Require group to make submission’ dropdown field</text:p>
              </text:list-item>
              <text:list-item>
                <text:p text:style-name="P168">Click ‘Save and return to course’ button.</text:p>
              </text:list-item>
              <text:list-item>
                <text:p text:style-name="P168">New Assignment now in the course.</text:p>
              </text:list-item>
            </text:list>
          </table:table-cell>
          <table:table-cell table:style-name="Table3.A2" office:value-type="string">
            <text:p text:style-name="P42">P</text:p>
          </table:table-cell>
        </table:table-row>
        <table:table-row>
          <table:table-cell table:style-name="Table3.A3" office:value-type="string">
            <text:p text:style-name="P46">26</text:p>
          </table:table-cell>
          <table:table-cell table:style-name="Table3.A3" office:value-type="string">
            <text:p text:style-name="P76"><text:span text:style-name="T73">Submit Collabora Submissions – </text:span><text:span text:style-name="T36"><text:s/>Group - </text:span><text:span text:style-name="T23">No Click To Submit - Past By Date </text:span><text:span text:style-name="T24">+ </text:span><text:span text:style-name="T23">Grant Extension</text:span></text:p>
          </table:table-cell>
          <table:table-cell table:style-name="Table3.A3" office:value-type="string">
            <text:p text:style-name="P23">Student (Grp<text:span text:style-name="T63">2</text:span>User<text:span text:style-name="T100">1</text:span>)</text:p>
          </table:table-cell>
          <table:table-cell table:style-name="Table3.A3" office:value-type="string">
            <text:list xml:id="list84245704810765" text:continue-list="list84247167048548" text:style-name="L8">
              <text:list-item text:start-value="1">
                <text:p text:style-name="P176">Navigate to Course</text:p>
              </text:list-item>
              <text:list-item>
                <text:p text:style-name="P177">Click on ‘<text:span text:style-name="T38">Individual – </text:span><text:span text:style-name="T23">Click To Submit <text:s/></text:span><text:span text:style-name="T26">+ </text:span><text:span text:style-name="T23">Past By Date </text:span><text:span text:style-name="T24">+ </text:span><text:span text:style-name="T23">Grant Extension</text:span>’ Assignment</text:p>
              </text:list-item>
              <text:list-item>
                <text:p text:style-name="P176">‘Submission status’ <text:span text:style-name="T59">should say ‘</text:span>No attempt’ <text:span text:style-name="T82">and there should be a ‘Extension due date’ row with the relevant date</text:span></text:p>
              </text:list-item>
              <text:list-item>
                <text:p text:style-name="P192">Click on ‘Add submission’ button</text:p>
              </text:list-item>
              <text:list-item>
                <text:p text:style-name="P198">Edit the Collabora <text:span text:style-name="T99">wordprocessor </text:span>document </text:p>
              </text:list-item>
              <text:list-item>
                <text:p text:style-name="P205"><text:soft-page-break/>Save changes to edited file</text:p>
              </text:list-item>
              <text:list-item>
                <text:p text:style-name="P205">Click ‘Save Changes’ button</text:p>
              </text:list-item>
              <text:list-item>
                <text:p text:style-name="P206">‘Submission status’ <text:span text:style-name="T60">should now state ‘</text:span>Submitted for grading’ <text:span text:style-name="T60">and the ‘Edit submission’ button should still <text:s/>be available</text:span></text:p>
              </text:list-item>
            </text:list>
          </table:table-cell>
          <table:table-cell table:style-name="Table3.A2" office:value-type="string">
            <text:p text:style-name="P43">P</text:p>
          </table:table-cell>
        </table:table-row>
        <table:table-row>
          <table:table-cell table:style-name="Table3.A3" office:value-type="string">
            <text:p text:style-name="P46">27</text:p>
          </table:table-cell>
          <table:table-cell table:style-name="Table3.A3" office:value-type="string">
            <text:p text:style-name="P84">Change the database dates for assignment to 1 month previous to make it all out of date </text:p>
          </table:table-cell>
          <table:table-cell table:style-name="Table3.A3" office:value-type="string">
            <text:p text:style-name="P32">SysAdmin</text:p>
          </table:table-cell>
          <table:table-cell table:style-name="Table3.A3" office:value-type="string">
            <text:p text:style-name="P34">In the MySQL database:</text:p>
            <text:list xml:id="list84246269437783" text:continue-list="list3381313951" text:style-name="L10">
              <text:list-item>
                <text:p text:style-name="P254">Check that dates will make sense – i.e. all the dates are in the past</text:p>
              </text:list-item>
            </text:list>
            <text:p text:style-name="P90">SELECT id,</text:p>
            <text:p text:style-name="P90">DATE_SUB(FROM_UNIXTIME(timemodified), INTERVAL 2 MONTH),</text:p>
            <text:p text:style-name="P90">DATE_SUB(FROM_UNIXTIME(allowsubmissionsfromdate), INTERVAL 2 MONTH),</text:p>
            <text:p text:style-name="P90">DATE_SUB(FROM_UNIXTIME(duedate), INTERVAL 2 MONTH),</text:p>
            <text:p text:style-name="P90">DATE_SUB(FROM_UNIXTIME(cutoffdate), INTERVAL 2 MONTH),</text:p>
            <text:p text:style-name="P90">DATE_SUB(FROM_UNIXTIME(gradingduedate), INTERVAL 2 MONTH)</text:p>
            <text:p text:style-name="P90">FROM mdl_assign</text:p>
            <text:p text:style-name="P90">WHERE id IN (</text:p>
            <text:p text:style-name="P90"><text:tab/>SELECT id </text:p>
            <text:p text:style-name="P90"><text:tab/>FROM mdl_assign</text:p>
            <text:p text:style-name="P90"><text:tab/>WHERE cutoffdate &gt; unix_timestamp(CURRENT_DATE())</text:p>
            <text:p text:style-name="P91">)</text:p>
            <text:list xml:id="list84247286015890" text:continue-list="list1897994857" text:style-name="L11">
              <text:list-item>
                <text:p text:style-name="P255">Change the dates to the past dates</text:p>
              </text:list-item>
            </text:list>
            <text:p text:style-name="P90">UPDATE mdl_assign SET</text:p>
            <text:p text:style-name="P90">timemodified = UNIX_TIMESTAMP(DATE_SUB(FROM_UNIXTIME(timemodified), INTERVAL 2 MONTH)),</text:p>
            <text:p text:style-name="P90">allowsubmissionsfromdate = <text:soft-page-break/>UNIX_TIMESTAMP(DATE_SUB(FROM_UNIXTIME(allowsubmissionsfromdate), INTERVAL 2 MONTH)),</text:p>
            <text:p text:style-name="P90">duedate = UNIX_TIMESTAMP(DATE_SUB(FROM_UNIXTIME(duedate), INTERVAL 2 MONTH)),</text:p>
            <text:p text:style-name="P90">cutoffdate = UNIX_TIMESTAMP(DATE_SUB(FROM_UNIXTIME(cutoffdate), INTERVAL 2 MONTH)),</text:p>
            <text:p text:style-name="P90">gradingduedate = UNIX_TIMESTAMP(DATE_SUB(FROM_UNIXTIME(gradingduedate), INTERVAL 2 MONTH))</text:p>
            <text:p text:style-name="P91"><text:span text:style-name="T12">WHERE id IN (</text:span><text:span text:style-name="T18">$ID</text:span><text:span text:style-name="T12">)</text:span></text:p>
            <text:list xml:id="list84246550995331" text:continue-list="list3069376552" text:style-name="L12">
              <text:list-item>
                <text:p text:style-name="P269">Change the submissions dates as well</text:p>
              </text:list-item>
            </text:list>
            <text:p text:style-name="P89">UPDATE `mdl_assign_submission` SET</text:p>
            <text:p text:style-name="P89">timemodified = UNIX_TIMESTAMP(DATE_SUB(FROM_UNIXTIME(timemodified), INTERVAL 2 MONTH)),</text:p>
            <text:p text:style-name="P89">timecreated = UNIX_TIMESTAMP(DATE_SUB(FROM_UNIXTIME(timecreated), INTERVAL 2 MONTH))</text:p>
            <text:p text:style-name="P89">WHERE assignment IN (<text:span text:style-name="T109">$ID</text:span>) <text:s/></text:p>
            <text:p text:style-name="P89">AND status LIKE 'submitted';</text:p>
            <text:list xml:id="list84245913799326" text:continue-numbering="true" text:style-name="L12">
              <text:list-item>
                <text:p text:style-name="P268">Run Moodle cron </text:p>
                <text:p text:style-name="P270">sudo <text:s/>-<text:span text:style-name="T21">u www-data php admin/cli/cron.php</text:span></text:p>
              </text:list-item>
            </text:list>
          </table:table-cell>
          <table:table-cell table:style-name="Table3.A2" office:value-type="string">
            <text:p text:style-name="P33">N/A</text:p>
          </table:table-cell>
        </table:table-row>
        <table:table-row>
          <table:table-cell table:style-name="Table3.A3" office:value-type="string">
            <text:p text:style-name="P46">28</text:p>
          </table:table-cell>
          <table:table-cell table:style-name="Table3.A3" office:value-type="string">
            <text:p text:style-name="P64"><text:span text:style-name="T73">Grant Extension Collabora Submissions – Individual – </text:span><text:span text:style-name="T23">Click To Submit <text:s/></text:span><text:span text:style-name="T26">+ </text:span><text:span text:style-name="T23">Past By Date </text:span><text:span text:style-name="T24">+ </text:span><text:span text:style-name="T23">Grant Extension</text:span></text:p>
          </table:table-cell>
          <table:table-cell table:style-name="Table3.A3" office:value-type="string">
            <text:p text:style-name="P48">Teacher/Manager</text:p>
          </table:table-cell>
          <table:table-cell table:style-name="Table3.A3" office:value-type="string">
            <text:list xml:id="list84246040351909" text:continue-list="list84245704810765" text:style-name="L8">
              <text:list-item text:start-value="1">
                <text:p text:style-name="P175">Navigate to Course</text:p>
              </text:list-item>
              <text:list-item>
                <text:p text:style-name="P173">Click on ‘<text:span text:style-name="T79">Individual – </text:span><text:span text:style-name="T76">Click To Submit <text:s/></text:span><text:span text:style-name="T77">+ </text:span><text:span text:style-name="T76">Past By Date </text:span><text:span text:style-name="T78">+ </text:span><text:span text:style-name="T76">Grant Extension</text:span>’ Assignment</text:p>
              </text:list-item>
              <text:list-item>
                <text:p text:style-name="P218">Click ‘View all submissions’ button</text:p>
              </text:list-item>
              <text:list-item>
                <text:p text:style-name="P220">In the ‘Options’ section of the page under the table, select ‘Submitted’ in the ‘Filter’ dropdown field. Table <text:span text:style-name="T61">should update with students’ completions. <text:s/></text:span></text:p>
              </text:list-item>
              <text:list-item>
                <text:p text:style-name="P226"><text:soft-page-break/>Clicking on the ‘magnifying glass’ icon link for <text:span text:style-name="T98">one of </text:span>the student should display the submission in the Collabora frame in read-only format only.</text:p>
              </text:list-item>
              <text:list-item>
                <text:p text:style-name="P233">Click the ‘Back’ button to return to Grading screen.</text:p>
              </text:list-item>
              <text:list-item>
                <text:p text:style-name="P256">Locate the user (<text:span text:style-name="T80">Grp2User1</text:span>) in the table</text:p>
              </text:list-item>
              <text:list-item>
                <text:p text:style-name="P256">In the ‘Edit’ column for the user, click the ‘Edit’ link and select ‘Grant <text:span text:style-name="T81">extension</text:span>’</text:p>
              </text:list-item>
              <text:list-item>
                <text:p text:style-name="P257">Select a date in the future for the ‘Extension due date’ fields and click the ‘Save Changes’ button.</text:p>
              </text:list-item>
              <text:list-item>
                <text:p text:style-name="P257">The ‘Status’ column of the submissions table for the user should read ‘<text:span text:style-name="T12">Submitted for grading - Extension granted until: $extentiondate</text:span>’</text:p>
              </text:list-item>
              <text:list-item>
                <text:p text:style-name="P234">In the ‘Edit’ column, <text:span text:style-name="T67">click ‘Edit’ and select ‘Revert the submission to draft’ .</text:span></text:p>
              </text:list-item>
              <text:list-item>
                <text:p text:style-name="P258">The ‘Status’ column of the submissions table for the user should read ‘<text:span text:style-name="T12">Draft (not submitted) - Extension granted until:</text:span> ’</text:p>
              </text:list-item>
            </text:list>
          </table:table-cell>
          <table:table-cell table:style-name="Table3.A2" office:value-type="string">
            <text:p text:style-name="P44">P</text:p>
          </table:table-cell>
        </table:table-row>
        <table:table-row>
          <table:table-cell table:style-name="Table3.A3" office:value-type="string">
            <text:p text:style-name="P46">29</text:p>
          </table:table-cell>
          <table:table-cell table:style-name="Table3.A3" office:value-type="string">
            <text:p text:style-name="P71"><text:span text:style-name="T73">Submit Collabora Submissions – Individual – </text:span><text:span text:style-name="T23">Click To Submit <text:s/></text:span><text:span text:style-name="T26">+ </text:span><text:span text:style-name="T23">Past By Date </text:span><text:span text:style-name="T24">+ </text:span><text:span text:style-name="T23">Grant Extension</text:span></text:p>
          </table:table-cell>
          <table:table-cell table:style-name="Table3.A3" office:value-type="string">
            <text:p text:style-name="P23">Student (Grp<text:span text:style-name="T63">2</text:span>User<text:span text:style-name="T110">2</text:span>)</text:p>
          </table:table-cell>
          <table:table-cell table:style-name="Table3.A3" office:value-type="string">
            <text:list xml:id="list84247136787579" text:continue-list="list84246040351909" text:style-name="L8">
              <text:list-item text:start-value="1">
                <text:p text:style-name="P176">Navigate to Course</text:p>
              </text:list-item>
              <text:list-item>
                <text:p text:style-name="P177">Click on ‘<text:span text:style-name="T38">Individual – </text:span><text:span text:style-name="T23">Click To Submit <text:s/></text:span><text:span text:style-name="T26">+ </text:span><text:span text:style-name="T23">Past By Date </text:span><text:span text:style-name="T24">+ </text:span><text:span text:style-name="T23">Grant Extension</text:span>’ Assignment</text:p>
              </text:list-item>
              <text:list-item>
                <text:p text:style-name="P176">‘Submission status’ <text:span text:style-name="T59">should say ‘Submitted for grading</text:span>’ <text:span text:style-name="T82">and there should be a ‘Extension due date’ row with the relevant date</text:span></text:p>
              </text:list-item>
              <text:list-item>
                <text:p text:style-name="P192">Click on ‘<text:span text:style-name="T101">Edit</text:span> submission’ button</text:p>
              </text:list-item>
              <text:list-item>
                <text:p text:style-name="P198">Edit the Collabora <text:span text:style-name="T101">wordprocessor </text:span>document <text:span text:style-name="T101">as last saved</text:span></text:p>
              </text:list-item>
              <text:list-item>
                <text:p text:style-name="P205">Save changes to edited file</text:p>
              </text:list-item>
              <text:list-item>
                <text:p text:style-name="P205">Click ‘Save Changes’ button</text:p>
              </text:list-item>
              <text:list-item>
                <text:p text:style-name="P185">‘Submission status’ <text:span text:style-name="T59">should still show ‘Submitted for grading</text:span>’ <text:span text:style-name="T82">and there should be a ‘Extension due date’ row with the relevant date and the ‘Edit submission’ button should be available.</text:span></text:p>
              </text:list-item>
            </text:list>
          </table:table-cell>
          <table:table-cell table:style-name="Table3.A2" office:value-type="string">
            <text:p text:style-name="P45">P</text:p>
          </table:table-cell>
        </table:table-row>
        <text:soft-page-break/>
        <table:table-row>
          <table:table-cell table:style-name="Table3.A2" table:number-columns-spanned="5" office:value-type="string">
            <text:p text:style-name="P13">– <text:span text:style-name="T102">END – </text:span></text:p>
          </table:table-cell>
          <table:covered-table-cell/>
          <table:covered-table-cell/>
          <table:covered-table-cell/>
          <table:covered-table-cell/>
        </table:table-row>
      </table:table>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1T09:28:20.928337777</meta:creation-date>
    <meta:generator>LibreOffice/6.0.7.3$Linux_X86_64 LibreOffice_project/00m0$Build-3</meta:generator>
    <dc:date>2019-11-17T08:42:45.395467420</dc:date>
    <meta:editing-duration>P1DT55M7S</meta:editing-duration>
    <meta:editing-cycles>276</meta:editing-cycles>
    <meta:print-date>2019-09-08T11:46:45.626573824</meta:print-date>
    <dc:subject>Collabora Assignment Submission Plugin</dc:subject>
    <dc:title>Manual Functional Test Script</dc:title>
    <meta:document-statistic meta:table-count="2" meta:image-count="0" meta:object-count="0" meta:page-count="22" meta:paragraph-count="523" meta:word-count="4142" meta:character-count="26092" meta:non-whitespace-character-count="22611"/>
    <meta:user-defined meta:name="Author">Benjamin Ellis &lt;ben.ellis@mukudu.net&gt;</meta:user-defined>
    <meta:user-defined meta:name="Client">Synergy Learning Ltd</meta:user-defined>
  </office:meta>
</office:document-meta>
</file>